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616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3.297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829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2.796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ets">
      <style:table-properties table:display="true" style:writing-mode="lr-tb"/>
    </style:style>
    <style:style style:name="ta2" style:family="table" style:master-page-name="PageStyle_5f_Map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et Memory Tables</text:p>
          </table:table-cell>
          <table:table-cell table:number-columns-repeated="1023"/>
        </table:table-row>
        <table:table-row table:style-name="ro1">
          <table:table-cell table:number-columns-repeated="2"/>
          <table:table-cell>
            <draw:frame table:end-cell-address="Sets.R43" table:end-x="1.309cm" table:end-y="0.319cm" draw:z-index="0" draw:name="Chart 2" draw:style-name="gr1" svg:width="36.566cm" svg:height="20.659cm" svg:x="0.64cm" svg:y="0.044cm">
              <draw:object draw:notify-on-update-of-ranges="Sets.B4:Sets.B4 Sets.B5:Sets.B104 Sets.A5:Sets.A104 Sets.C4:Sets.C4 Sets.C5:Sets.C104 Sets.A5:Sets.A104 Sets.D4:Sets.D4 Sets.D5:Sets.D104 Sets.A5:Sets.A104 Sets.E4:Sets.E4 Sets.E5:Sets.E104 Sets.A5:Sets.A104 Sets.F4:Sets.F4 Sets.F5:Sets.F104 Sets.A5:Sets.A104 Sets.G4:Sets.G4 Sets.G5:Sets.G104 Sets.A5:Sets.A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>
            <text:p>Number of sets</text:p>
          </table:table-cell>
          <table:table-cell office:value-type="string">
            <text:p>EmptySmallSets</text:p>
          </table:table-cell>
          <table:table-cell office:value-type="string">
            <text:p>EmptyHashSets</text:p>
          </table:table-cell>
          <table:table-cell office:value-type="string">
            <text:p>OneSmallSets</text:p>
          </table:table-cell>
          <table:table-cell office:value-type="string">
            <text:p>OneHashSets</text:p>
          </table:table-cell>
          <table:table-cell office:value-type="string">
            <text:p>PairSmallSets</text:p>
          </table:table-cell>
          <table:table-cell office:value-type="string">
            <text:p>PairHashSets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000">
            <text:p>24000</text:p>
          </table:table-cell>
          <table:table-cell office:value-type="float" office:value="152000">
            <text:p>152000</text:p>
          </table:table-cell>
          <table:table-cell office:value-type="float" office:value="136000">
            <text:p>136000</text:p>
          </table:table-cell>
          <table:table-cell office:value-type="float" office:value="248000">
            <text:p>248000</text:p>
          </table:table-cell>
          <table:table-cell office:value-type="float" office:value="200000">
            <text:p>200000</text:p>
          </table:table-cell>
          <table:table-cell office:value-type="float" office:value="344000">
            <text:p>344000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8000">
            <text:p>48000</text:p>
          </table:table-cell>
          <table:table-cell office:value-type="float" office:value="304000">
            <text:p>304000</text:p>
          </table:table-cell>
          <table:table-cell office:value-type="float" office:value="272000">
            <text:p>272000</text:p>
          </table:table-cell>
          <table:table-cell office:value-type="float" office:value="496000">
            <text:p>496000</text:p>
          </table:table-cell>
          <table:table-cell office:value-type="float" office:value="400000">
            <text:p>400000</text:p>
          </table:table-cell>
          <table:table-cell office:value-type="float" office:value="688000">
            <text:p>688000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2000">
            <text:p>72000</text:p>
          </table:table-cell>
          <table:table-cell office:value-type="float" office:value="456000">
            <text:p>456000</text:p>
          </table:table-cell>
          <table:table-cell office:value-type="float" office:value="408000">
            <text:p>408000</text:p>
          </table:table-cell>
          <table:table-cell office:value-type="float" office:value="744000">
            <text:p>744000</text:p>
          </table:table-cell>
          <table:table-cell office:value-type="float" office:value="600000">
            <text:p>600000</text:p>
          </table:table-cell>
          <table:table-cell office:value-type="float" office:value="1032000">
            <text:p>1032000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6000">
            <text:p>96000</text:p>
          </table:table-cell>
          <table:table-cell office:value-type="float" office:value="608000">
            <text:p>608000</text:p>
          </table:table-cell>
          <table:table-cell office:value-type="float" office:value="544000">
            <text:p>544000</text:p>
          </table:table-cell>
          <table:table-cell office:value-type="float" office:value="992000">
            <text:p>992000</text:p>
          </table:table-cell>
          <table:table-cell office:value-type="float" office:value="800000">
            <text:p>800000</text:p>
          </table:table-cell>
          <table:table-cell office:value-type="float" office:value="1376000">
            <text:p>1376000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0000">
            <text:p>120000</text:p>
          </table:table-cell>
          <table:table-cell office:value-type="float" office:value="760000">
            <text:p>760000</text:p>
          </table:table-cell>
          <table:table-cell office:value-type="float" office:value="680000">
            <text:p>680000</text:p>
          </table:table-cell>
          <table:table-cell office:value-type="float" office:value="1240000">
            <text:p>1240000</text:p>
          </table:table-cell>
          <table:table-cell office:value-type="float" office:value="1000000">
            <text:p>1000000</text:p>
          </table:table-cell>
          <table:table-cell office:value-type="float" office:value="1720000">
            <text:p>1720000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4000">
            <text:p>144000</text:p>
          </table:table-cell>
          <table:table-cell office:value-type="float" office:value="912000">
            <text:p>912000</text:p>
          </table:table-cell>
          <table:table-cell office:value-type="float" office:value="816000">
            <text:p>816000</text:p>
          </table:table-cell>
          <table:table-cell office:value-type="float" office:value="1488000">
            <text:p>1488000</text:p>
          </table:table-cell>
          <table:table-cell office:value-type="float" office:value="1200000">
            <text:p>1200000</text:p>
          </table:table-cell>
          <table:table-cell office:value-type="float" office:value="2064000">
            <text:p>2064000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8000">
            <text:p>168000</text:p>
          </table:table-cell>
          <table:table-cell office:value-type="float" office:value="1064000">
            <text:p>1064000</text:p>
          </table:table-cell>
          <table:table-cell office:value-type="float" office:value="952000">
            <text:p>952000</text:p>
          </table:table-cell>
          <table:table-cell office:value-type="float" office:value="1736000">
            <text:p>1736000</text:p>
          </table:table-cell>
          <table:table-cell office:value-type="float" office:value="1400000">
            <text:p>1400000</text:p>
          </table:table-cell>
          <table:table-cell office:value-type="float" office:value="2408000">
            <text:p>2408000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2000">
            <text:p>192000</text:p>
          </table:table-cell>
          <table:table-cell office:value-type="float" office:value="1216000">
            <text:p>1216000</text:p>
          </table:table-cell>
          <table:table-cell office:value-type="float" office:value="1088000">
            <text:p>1088000</text:p>
          </table:table-cell>
          <table:table-cell office:value-type="float" office:value="1984000">
            <text:p>1984000</text:p>
          </table:table-cell>
          <table:table-cell office:value-type="float" office:value="1600000">
            <text:p>1600000</text:p>
          </table:table-cell>
          <table:table-cell office:value-type="float" office:value="2752000">
            <text:p>2752000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6000">
            <text:p>216000</text:p>
          </table:table-cell>
          <table:table-cell office:value-type="float" office:value="1368000">
            <text:p>1368000</text:p>
          </table:table-cell>
          <table:table-cell office:value-type="float" office:value="1224000">
            <text:p>1224000</text:p>
          </table:table-cell>
          <table:table-cell office:value-type="float" office:value="2232000">
            <text:p>2232000</text:p>
          </table:table-cell>
          <table:table-cell office:value-type="float" office:value="1800000">
            <text:p>1800000</text:p>
          </table:table-cell>
          <table:table-cell office:value-type="float" office:value="3096000">
            <text:p>3096000</text:p>
          </table:table-cell>
          <table:table-cell table:number-columns-repeated="101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0000">
            <text:p>240000</text:p>
          </table:table-cell>
          <table:table-cell office:value-type="float" office:value="1520000">
            <text:p>1520000</text:p>
          </table:table-cell>
          <table:table-cell office:value-type="float" office:value="1360000">
            <text:p>1360000</text:p>
          </table:table-cell>
          <table:table-cell office:value-type="float" office:value="2480000">
            <text:p>2480000</text:p>
          </table:table-cell>
          <table:table-cell office:value-type="float" office:value="2000000">
            <text:p>2000000</text:p>
          </table:table-cell>
          <table:table-cell office:value-type="float" office:value="3440000">
            <text:p>3440000</text:p>
          </table:table-cell>
          <table:table-cell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64000">
            <text:p>264000</text:p>
          </table:table-cell>
          <table:table-cell office:value-type="float" office:value="1672000">
            <text:p>1672000</text:p>
          </table:table-cell>
          <table:table-cell office:value-type="float" office:value="1496000">
            <text:p>1496000</text:p>
          </table:table-cell>
          <table:table-cell office:value-type="float" office:value="2728000">
            <text:p>2728000</text:p>
          </table:table-cell>
          <table:table-cell office:value-type="float" office:value="2200000">
            <text:p>2200000</text:p>
          </table:table-cell>
          <table:table-cell office:value-type="float" office:value="3784000">
            <text:p>3784000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88000">
            <text:p>288000</text:p>
          </table:table-cell>
          <table:table-cell office:value-type="float" office:value="1824000">
            <text:p>1824000</text:p>
          </table:table-cell>
          <table:table-cell office:value-type="float" office:value="1632000">
            <text:p>1632000</text:p>
          </table:table-cell>
          <table:table-cell office:value-type="float" office:value="2976000">
            <text:p>2976000</text:p>
          </table:table-cell>
          <table:table-cell office:value-type="float" office:value="2400000">
            <text:p>2400000</text:p>
          </table:table-cell>
          <table:table-cell office:value-type="float" office:value="4128000">
            <text:p>4128000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312000">
            <text:p>312000</text:p>
          </table:table-cell>
          <table:table-cell office:value-type="float" office:value="1976000">
            <text:p>1976000</text:p>
          </table:table-cell>
          <table:table-cell office:value-type="float" office:value="1768000">
            <text:p>1768000</text:p>
          </table:table-cell>
          <table:table-cell office:value-type="float" office:value="3224000">
            <text:p>3224000</text:p>
          </table:table-cell>
          <table:table-cell office:value-type="float" office:value="2600000">
            <text:p>2600000</text:p>
          </table:table-cell>
          <table:table-cell office:value-type="float" office:value="4472000">
            <text:p>4472000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336000">
            <text:p>336000</text:p>
          </table:table-cell>
          <table:table-cell office:value-type="float" office:value="2128000">
            <text:p>2128000</text:p>
          </table:table-cell>
          <table:table-cell office:value-type="float" office:value="1904000">
            <text:p>1904000</text:p>
          </table:table-cell>
          <table:table-cell office:value-type="float" office:value="3472000">
            <text:p>3472000</text:p>
          </table:table-cell>
          <table:table-cell office:value-type="float" office:value="2800000">
            <text:p>2800000</text:p>
          </table:table-cell>
          <table:table-cell office:value-type="float" office:value="4816000">
            <text:p>4816000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60000">
            <text:p>360000</text:p>
          </table:table-cell>
          <table:table-cell office:value-type="float" office:value="2280000">
            <text:p>2280000</text:p>
          </table:table-cell>
          <table:table-cell office:value-type="float" office:value="2040000">
            <text:p>2040000</text:p>
          </table:table-cell>
          <table:table-cell office:value-type="float" office:value="3720000">
            <text:p>3720000</text:p>
          </table:table-cell>
          <table:table-cell office:value-type="float" office:value="3000000">
            <text:p>3000000</text:p>
          </table:table-cell>
          <table:table-cell office:value-type="float" office:value="5160000">
            <text:p>516000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84000">
            <text:p>384000</text:p>
          </table:table-cell>
          <table:table-cell office:value-type="float" office:value="2432000">
            <text:p>2432000</text:p>
          </table:table-cell>
          <table:table-cell office:value-type="float" office:value="2176000">
            <text:p>2176000</text:p>
          </table:table-cell>
          <table:table-cell office:value-type="float" office:value="3968000">
            <text:p>3968000</text:p>
          </table:table-cell>
          <table:table-cell office:value-type="float" office:value="3200000">
            <text:p>3200000</text:p>
          </table:table-cell>
          <table:table-cell office:value-type="float" office:value="5504000">
            <text:p>5504000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408000">
            <text:p>408000</text:p>
          </table:table-cell>
          <table:table-cell office:value-type="float" office:value="2584000">
            <text:p>2584000</text:p>
          </table:table-cell>
          <table:table-cell office:value-type="float" office:value="2312000">
            <text:p>2312000</text:p>
          </table:table-cell>
          <table:table-cell office:value-type="float" office:value="4216000">
            <text:p>4216000</text:p>
          </table:table-cell>
          <table:table-cell office:value-type="float" office:value="3400000">
            <text:p>3400000</text:p>
          </table:table-cell>
          <table:table-cell office:value-type="float" office:value="5848000">
            <text:p>58480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432000">
            <text:p>432000</text:p>
          </table:table-cell>
          <table:table-cell office:value-type="float" office:value="2736000">
            <text:p>2736000</text:p>
          </table:table-cell>
          <table:table-cell office:value-type="float" office:value="2448000">
            <text:p>2448000</text:p>
          </table:table-cell>
          <table:table-cell office:value-type="float" office:value="4464000">
            <text:p>4464000</text:p>
          </table:table-cell>
          <table:table-cell office:value-type="float" office:value="3600000">
            <text:p>3600000</text:p>
          </table:table-cell>
          <table:table-cell office:value-type="float" office:value="6192000">
            <text:p>619200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456000">
            <text:p>456000</text:p>
          </table:table-cell>
          <table:table-cell office:value-type="float" office:value="2888000">
            <text:p>2888000</text:p>
          </table:table-cell>
          <table:table-cell office:value-type="float" office:value="2584000">
            <text:p>2584000</text:p>
          </table:table-cell>
          <table:table-cell office:value-type="float" office:value="4712000">
            <text:p>4712000</text:p>
          </table:table-cell>
          <table:table-cell office:value-type="float" office:value="3800000">
            <text:p>3800000</text:p>
          </table:table-cell>
          <table:table-cell office:value-type="float" office:value="6536000">
            <text:p>653600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80000">
            <text:p>480000</text:p>
          </table:table-cell>
          <table:table-cell office:value-type="float" office:value="3040000">
            <text:p>3040000</text:p>
          </table:table-cell>
          <table:table-cell office:value-type="float" office:value="2720000">
            <text:p>2720000</text:p>
          </table:table-cell>
          <table:table-cell office:value-type="float" office:value="4960000">
            <text:p>4960000</text:p>
          </table:table-cell>
          <table:table-cell office:value-type="float" office:value="4000000">
            <text:p>4000000</text:p>
          </table:table-cell>
          <table:table-cell office:value-type="float" office:value="6880000">
            <text:p>6880000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504000">
            <text:p>504000</text:p>
          </table:table-cell>
          <table:table-cell office:value-type="float" office:value="3192000">
            <text:p>3192000</text:p>
          </table:table-cell>
          <table:table-cell office:value-type="float" office:value="2856000">
            <text:p>2856000</text:p>
          </table:table-cell>
          <table:table-cell office:value-type="float" office:value="5208000">
            <text:p>5208000</text:p>
          </table:table-cell>
          <table:table-cell office:value-type="float" office:value="4200000">
            <text:p>4200000</text:p>
          </table:table-cell>
          <table:table-cell office:value-type="float" office:value="7224000">
            <text:p>7224000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528000">
            <text:p>528000</text:p>
          </table:table-cell>
          <table:table-cell office:value-type="float" office:value="3344000">
            <text:p>3344000</text:p>
          </table:table-cell>
          <table:table-cell office:value-type="float" office:value="2992000">
            <text:p>2992000</text:p>
          </table:table-cell>
          <table:table-cell office:value-type="float" office:value="5456000">
            <text:p>5456000</text:p>
          </table:table-cell>
          <table:table-cell office:value-type="float" office:value="4400000">
            <text:p>4400000</text:p>
          </table:table-cell>
          <table:table-cell office:value-type="float" office:value="7568000">
            <text:p>756800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552000">
            <text:p>552000</text:p>
          </table:table-cell>
          <table:table-cell office:value-type="float" office:value="3496000">
            <text:p>3496000</text:p>
          </table:table-cell>
          <table:table-cell office:value-type="float" office:value="3128000">
            <text:p>3128000</text:p>
          </table:table-cell>
          <table:table-cell office:value-type="float" office:value="5704000">
            <text:p>5704000</text:p>
          </table:table-cell>
          <table:table-cell office:value-type="float" office:value="4600000">
            <text:p>4600000</text:p>
          </table:table-cell>
          <table:table-cell office:value-type="float" office:value="7912000">
            <text:p>7912000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576000">
            <text:p>576000</text:p>
          </table:table-cell>
          <table:table-cell office:value-type="float" office:value="3648000">
            <text:p>3648000</text:p>
          </table:table-cell>
          <table:table-cell office:value-type="float" office:value="3264000">
            <text:p>3264000</text:p>
          </table:table-cell>
          <table:table-cell office:value-type="float" office:value="5952000">
            <text:p>5952000</text:p>
          </table:table-cell>
          <table:table-cell office:value-type="float" office:value="4800000">
            <text:p>4800000</text:p>
          </table:table-cell>
          <table:table-cell office:value-type="float" office:value="8256000">
            <text:p>8256000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00000">
            <text:p>600000</text:p>
          </table:table-cell>
          <table:table-cell office:value-type="float" office:value="3800000">
            <text:p>3800000</text:p>
          </table:table-cell>
          <table:table-cell office:value-type="float" office:value="3400000">
            <text:p>3400000</text:p>
          </table:table-cell>
          <table:table-cell office:value-type="float" office:value="6200000">
            <text:p>6200000</text:p>
          </table:table-cell>
          <table:table-cell office:value-type="float" office:value="5000000">
            <text:p>5000000</text:p>
          </table:table-cell>
          <table:table-cell office:value-type="float" office:value="8600000">
            <text:p>8600000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624000">
            <text:p>624000</text:p>
          </table:table-cell>
          <table:table-cell office:value-type="float" office:value="3952000">
            <text:p>3952000</text:p>
          </table:table-cell>
          <table:table-cell office:value-type="float" office:value="3536000">
            <text:p>3536000</text:p>
          </table:table-cell>
          <table:table-cell office:value-type="float" office:value="6448000">
            <text:p>6448000</text:p>
          </table:table-cell>
          <table:table-cell office:value-type="float" office:value="5200000">
            <text:p>5200000</text:p>
          </table:table-cell>
          <table:table-cell office:value-type="float" office:value="8944000">
            <text:p>8944000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648000">
            <text:p>648000</text:p>
          </table:table-cell>
          <table:table-cell office:value-type="float" office:value="4104000">
            <text:p>4104000</text:p>
          </table:table-cell>
          <table:table-cell office:value-type="float" office:value="3672000">
            <text:p>3672000</text:p>
          </table:table-cell>
          <table:table-cell office:value-type="float" office:value="6696000">
            <text:p>6696000</text:p>
          </table:table-cell>
          <table:table-cell office:value-type="float" office:value="5400000">
            <text:p>5400000</text:p>
          </table:table-cell>
          <table:table-cell office:value-type="float" office:value="9288000">
            <text:p>9288000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672000">
            <text:p>672000</text:p>
          </table:table-cell>
          <table:table-cell office:value-type="float" office:value="4256000">
            <text:p>4256000</text:p>
          </table:table-cell>
          <table:table-cell office:value-type="float" office:value="3808000">
            <text:p>3808000</text:p>
          </table:table-cell>
          <table:table-cell office:value-type="float" office:value="6944000">
            <text:p>6944000</text:p>
          </table:table-cell>
          <table:table-cell office:value-type="float" office:value="5600000">
            <text:p>5600000</text:p>
          </table:table-cell>
          <table:table-cell office:value-type="float" office:value="9632000">
            <text:p>9632000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696000">
            <text:p>696000</text:p>
          </table:table-cell>
          <table:table-cell office:value-type="float" office:value="4408000">
            <text:p>4408000</text:p>
          </table:table-cell>
          <table:table-cell office:value-type="float" office:value="3944000">
            <text:p>3944000</text:p>
          </table:table-cell>
          <table:table-cell office:value-type="float" office:value="7192000">
            <text:p>7192000</text:p>
          </table:table-cell>
          <table:table-cell office:value-type="float" office:value="5800000">
            <text:p>5800000</text:p>
          </table:table-cell>
          <table:table-cell office:value-type="float" office:value="9976000">
            <text:p>9976000</text:p>
          </table:table-cell>
          <table:table-cell table:number-columns-repeated="101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720000">
            <text:p>720000</text:p>
          </table:table-cell>
          <table:table-cell office:value-type="float" office:value="4560000">
            <text:p>4560000</text:p>
          </table:table-cell>
          <table:table-cell office:value-type="float" office:value="4080000">
            <text:p>4080000</text:p>
          </table:table-cell>
          <table:table-cell office:value-type="float" office:value="7440000">
            <text:p>7440000</text:p>
          </table:table-cell>
          <table:table-cell office:value-type="float" office:value="6000000">
            <text:p>6000000</text:p>
          </table:table-cell>
          <table:table-cell office:value-type="float" office:value="10320000">
            <text:p>10320000</text:p>
          </table:table-cell>
          <table:table-cell table:number-columns-repeated="1017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744000">
            <text:p>744000</text:p>
          </table:table-cell>
          <table:table-cell office:value-type="float" office:value="4712000">
            <text:p>4712000</text:p>
          </table:table-cell>
          <table:table-cell office:value-type="float" office:value="4216000">
            <text:p>4216000</text:p>
          </table:table-cell>
          <table:table-cell office:value-type="float" office:value="7688000">
            <text:p>7688000</text:p>
          </table:table-cell>
          <table:table-cell office:value-type="float" office:value="6200000">
            <text:p>6200000</text:p>
          </table:table-cell>
          <table:table-cell office:value-type="float" office:value="10664000">
            <text:p>10664000</text:p>
          </table:table-cell>
          <table:table-cell table:number-columns-repeated="1017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768000">
            <text:p>768000</text:p>
          </table:table-cell>
          <table:table-cell office:value-type="float" office:value="4864000">
            <text:p>4864000</text:p>
          </table:table-cell>
          <table:table-cell office:value-type="float" office:value="4352000">
            <text:p>4352000</text:p>
          </table:table-cell>
          <table:table-cell office:value-type="float" office:value="7936000">
            <text:p>7936000</text:p>
          </table:table-cell>
          <table:table-cell office:value-type="float" office:value="6400000">
            <text:p>6400000</text:p>
          </table:table-cell>
          <table:table-cell office:value-type="float" office:value="11008000">
            <text:p>11008000</text:p>
          </table:table-cell>
          <table:table-cell table:number-columns-repeated="1017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792000">
            <text:p>792000</text:p>
          </table:table-cell>
          <table:table-cell office:value-type="float" office:value="5016000">
            <text:p>5016000</text:p>
          </table:table-cell>
          <table:table-cell office:value-type="float" office:value="4488000">
            <text:p>4488000</text:p>
          </table:table-cell>
          <table:table-cell office:value-type="float" office:value="8184000">
            <text:p>8184000</text:p>
          </table:table-cell>
          <table:table-cell office:value-type="float" office:value="6600000">
            <text:p>6600000</text:p>
          </table:table-cell>
          <table:table-cell office:value-type="float" office:value="11352000">
            <text:p>11352000</text:p>
          </table:table-cell>
          <table:table-cell table:number-columns-repeated="1017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816000">
            <text:p>816000</text:p>
          </table:table-cell>
          <table:table-cell office:value-type="float" office:value="5168000">
            <text:p>5168000</text:p>
          </table:table-cell>
          <table:table-cell office:value-type="float" office:value="4624000">
            <text:p>4624000</text:p>
          </table:table-cell>
          <table:table-cell office:value-type="float" office:value="8432000">
            <text:p>8432000</text:p>
          </table:table-cell>
          <table:table-cell office:value-type="float" office:value="6800000">
            <text:p>6800000</text:p>
          </table:table-cell>
          <table:table-cell office:value-type="float" office:value="11696000">
            <text:p>11696000</text:p>
          </table:table-cell>
          <table:table-cell table:number-columns-repeated="1017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840000">
            <text:p>840000</text:p>
          </table:table-cell>
          <table:table-cell office:value-type="float" office:value="5320000">
            <text:p>5320000</text:p>
          </table:table-cell>
          <table:table-cell office:value-type="float" office:value="4760000">
            <text:p>4760000</text:p>
          </table:table-cell>
          <table:table-cell office:value-type="float" office:value="8680000">
            <text:p>8680000</text:p>
          </table:table-cell>
          <table:table-cell office:value-type="float" office:value="7000000">
            <text:p>7000000</text:p>
          </table:table-cell>
          <table:table-cell office:value-type="float" office:value="12040000">
            <text:p>12040000</text:p>
          </table:table-cell>
          <table:table-cell table:number-columns-repeated="1017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864000">
            <text:p>864000</text:p>
          </table:table-cell>
          <table:table-cell office:value-type="float" office:value="5472000">
            <text:p>5472000</text:p>
          </table:table-cell>
          <table:table-cell office:value-type="float" office:value="4896000">
            <text:p>4896000</text:p>
          </table:table-cell>
          <table:table-cell office:value-type="float" office:value="8928000">
            <text:p>8928000</text:p>
          </table:table-cell>
          <table:table-cell office:value-type="float" office:value="7200000">
            <text:p>7200000</text:p>
          </table:table-cell>
          <table:table-cell office:value-type="float" office:value="12384000">
            <text:p>12384000</text:p>
          </table:table-cell>
          <table:table-cell table:number-columns-repeated="1017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888000">
            <text:p>888000</text:p>
          </table:table-cell>
          <table:table-cell office:value-type="float" office:value="5624000">
            <text:p>5624000</text:p>
          </table:table-cell>
          <table:table-cell office:value-type="float" office:value="5032000">
            <text:p>5032000</text:p>
          </table:table-cell>
          <table:table-cell office:value-type="float" office:value="9176000">
            <text:p>9176000</text:p>
          </table:table-cell>
          <table:table-cell office:value-type="float" office:value="7400000">
            <text:p>7400000</text:p>
          </table:table-cell>
          <table:table-cell office:value-type="float" office:value="12728000">
            <text:p>12728000</text:p>
          </table:table-cell>
          <table:table-cell table:number-columns-repeated="1017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912000">
            <text:p>912000</text:p>
          </table:table-cell>
          <table:table-cell office:value-type="float" office:value="5776000">
            <text:p>5776000</text:p>
          </table:table-cell>
          <table:table-cell office:value-type="float" office:value="5168000">
            <text:p>5168000</text:p>
          </table:table-cell>
          <table:table-cell office:value-type="float" office:value="9424000">
            <text:p>9424000</text:p>
          </table:table-cell>
          <table:table-cell office:value-type="float" office:value="7600000">
            <text:p>7600000</text:p>
          </table:table-cell>
          <table:table-cell office:value-type="float" office:value="13072000">
            <text:p>13072000</text:p>
          </table:table-cell>
          <table:table-cell table:number-columns-repeated="1017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936000">
            <text:p>936000</text:p>
          </table:table-cell>
          <table:table-cell office:value-type="float" office:value="5928000">
            <text:p>5928000</text:p>
          </table:table-cell>
          <table:table-cell office:value-type="float" office:value="5304000">
            <text:p>5304000</text:p>
          </table:table-cell>
          <table:table-cell office:value-type="float" office:value="9672000">
            <text:p>9672000</text:p>
          </table:table-cell>
          <table:table-cell office:value-type="float" office:value="7800000">
            <text:p>7800000</text:p>
          </table:table-cell>
          <table:table-cell office:value-type="float" office:value="13416000">
            <text:p>13416000</text:p>
          </table:table-cell>
          <table:table-cell table:number-columns-repeated="1017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960000">
            <text:p>960000</text:p>
          </table:table-cell>
          <table:table-cell office:value-type="float" office:value="6080000">
            <text:p>6080000</text:p>
          </table:table-cell>
          <table:table-cell office:value-type="float" office:value="5440000">
            <text:p>5440000</text:p>
          </table:table-cell>
          <table:table-cell office:value-type="float" office:value="9920000">
            <text:p>9920000</text:p>
          </table:table-cell>
          <table:table-cell office:value-type="float" office:value="8000000">
            <text:p>8000000</text:p>
          </table:table-cell>
          <table:table-cell office:value-type="float" office:value="13760000">
            <text:p>13760000</text:p>
          </table:table-cell>
          <table:table-cell table:number-columns-repeated="1017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984000">
            <text:p>984000</text:p>
          </table:table-cell>
          <table:table-cell office:value-type="float" office:value="6232000">
            <text:p>6232000</text:p>
          </table:table-cell>
          <table:table-cell office:value-type="float" office:value="5576000">
            <text:p>5576000</text:p>
          </table:table-cell>
          <table:table-cell office:value-type="float" office:value="10168000">
            <text:p>10168000</text:p>
          </table:table-cell>
          <table:table-cell office:value-type="float" office:value="8200000">
            <text:p>8200000</text:p>
          </table:table-cell>
          <table:table-cell office:value-type="float" office:value="14104000">
            <text:p>14104000</text:p>
          </table:table-cell>
          <table:table-cell table:number-columns-repeated="1017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1008000">
            <text:p>1008000</text:p>
          </table:table-cell>
          <table:table-cell office:value-type="float" office:value="6384000">
            <text:p>6384000</text:p>
          </table:table-cell>
          <table:table-cell office:value-type="float" office:value="5712000">
            <text:p>5712000</text:p>
          </table:table-cell>
          <table:table-cell office:value-type="float" office:value="10416000">
            <text:p>10416000</text:p>
          </table:table-cell>
          <table:table-cell office:value-type="float" office:value="8400000">
            <text:p>8400000</text:p>
          </table:table-cell>
          <table:table-cell office:value-type="float" office:value="14448000">
            <text:p>14448000</text:p>
          </table:table-cell>
          <table:table-cell table:number-columns-repeated="1017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1032000">
            <text:p>1032000</text:p>
          </table:table-cell>
          <table:table-cell office:value-type="float" office:value="6536000">
            <text:p>6536000</text:p>
          </table:table-cell>
          <table:table-cell office:value-type="float" office:value="5848000">
            <text:p>5848000</text:p>
          </table:table-cell>
          <table:table-cell office:value-type="float" office:value="10664000">
            <text:p>10664000</text:p>
          </table:table-cell>
          <table:table-cell office:value-type="float" office:value="8600000">
            <text:p>8600000</text:p>
          </table:table-cell>
          <table:table-cell office:value-type="float" office:value="14792000">
            <text:p>14792000</text:p>
          </table:table-cell>
          <table:table-cell table:number-columns-repeated="1017"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1056000">
            <text:p>1056000</text:p>
          </table:table-cell>
          <table:table-cell office:value-type="float" office:value="6688000">
            <text:p>6688000</text:p>
          </table:table-cell>
          <table:table-cell office:value-type="float" office:value="5984000">
            <text:p>5984000</text:p>
          </table:table-cell>
          <table:table-cell office:value-type="float" office:value="10912000">
            <text:p>10912000</text:p>
          </table:table-cell>
          <table:table-cell office:value-type="float" office:value="8800000">
            <text:p>8800000</text:p>
          </table:table-cell>
          <table:table-cell office:value-type="float" office:value="15136000">
            <text:p>15136000</text:p>
          </table:table-cell>
          <table:table-cell table:number-columns-repeated="1017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080000">
            <text:p>1080000</text:p>
          </table:table-cell>
          <table:table-cell office:value-type="float" office:value="6840000">
            <text:p>6840000</text:p>
          </table:table-cell>
          <table:table-cell office:value-type="float" office:value="6120000">
            <text:p>6120000</text:p>
          </table:table-cell>
          <table:table-cell office:value-type="float" office:value="11160000">
            <text:p>11160000</text:p>
          </table:table-cell>
          <table:table-cell office:value-type="float" office:value="9000000">
            <text:p>9000000</text:p>
          </table:table-cell>
          <table:table-cell office:value-type="float" office:value="15480000">
            <text:p>15480000</text:p>
          </table:table-cell>
          <table:table-cell table:number-columns-repeated="1017"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1104000">
            <text:p>1104000</text:p>
          </table:table-cell>
          <table:table-cell office:value-type="float" office:value="6992000">
            <text:p>6992000</text:p>
          </table:table-cell>
          <table:table-cell office:value-type="float" office:value="6256000">
            <text:p>6256000</text:p>
          </table:table-cell>
          <table:table-cell office:value-type="float" office:value="11408000">
            <text:p>11408000</text:p>
          </table:table-cell>
          <table:table-cell office:value-type="float" office:value="9200000">
            <text:p>9200000</text:p>
          </table:table-cell>
          <table:table-cell office:value-type="float" office:value="15824000">
            <text:p>15824000</text:p>
          </table:table-cell>
          <table:table-cell table:number-columns-repeated="1017"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1128000">
            <text:p>1128000</text:p>
          </table:table-cell>
          <table:table-cell office:value-type="float" office:value="7144000">
            <text:p>7144000</text:p>
          </table:table-cell>
          <table:table-cell office:value-type="float" office:value="6392000">
            <text:p>6392000</text:p>
          </table:table-cell>
          <table:table-cell office:value-type="float" office:value="11656000">
            <text:p>11656000</text:p>
          </table:table-cell>
          <table:table-cell office:value-type="float" office:value="9400000">
            <text:p>9400000</text:p>
          </table:table-cell>
          <table:table-cell office:value-type="float" office:value="16168000">
            <text:p>16168000</text:p>
          </table:table-cell>
          <table:table-cell table:number-columns-repeated="1017"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1152000">
            <text:p>1152000</text:p>
          </table:table-cell>
          <table:table-cell office:value-type="float" office:value="7296000">
            <text:p>7296000</text:p>
          </table:table-cell>
          <table:table-cell office:value-type="float" office:value="6528000">
            <text:p>6528000</text:p>
          </table:table-cell>
          <table:table-cell office:value-type="float" office:value="11904000">
            <text:p>11904000</text:p>
          </table:table-cell>
          <table:table-cell office:value-type="float" office:value="9600000">
            <text:p>9600000</text:p>
          </table:table-cell>
          <table:table-cell office:value-type="float" office:value="16512000">
            <text:p>16512000</text:p>
          </table:table-cell>
          <table:table-cell table:number-columns-repeated="1017"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1176000">
            <text:p>1176000</text:p>
          </table:table-cell>
          <table:table-cell office:value-type="float" office:value="7448000">
            <text:p>7448000</text:p>
          </table:table-cell>
          <table:table-cell office:value-type="float" office:value="6664000">
            <text:p>6664000</text:p>
          </table:table-cell>
          <table:table-cell office:value-type="float" office:value="12152000">
            <text:p>12152000</text:p>
          </table:table-cell>
          <table:table-cell office:value-type="float" office:value="9800000">
            <text:p>9800000</text:p>
          </table:table-cell>
          <table:table-cell office:value-type="float" office:value="16856000">
            <text:p>16856000</text:p>
          </table:table-cell>
          <table:table-cell table:number-columns-repeated="1017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200000">
            <text:p>1200000</text:p>
          </table:table-cell>
          <table:table-cell office:value-type="float" office:value="7600000">
            <text:p>7600000</text:p>
          </table:table-cell>
          <table:table-cell office:value-type="float" office:value="6800000">
            <text:p>6800000</text:p>
          </table:table-cell>
          <table:table-cell office:value-type="float" office:value="12400000">
            <text:p>12400000</text:p>
          </table:table-cell>
          <table:table-cell office:value-type="float" office:value="10000000">
            <text:p>10000000</text:p>
          </table:table-cell>
          <table:table-cell office:value-type="float" office:value="17200000">
            <text:p>17200000</text:p>
          </table:table-cell>
          <table:table-cell table:number-columns-repeated="1017"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1224000">
            <text:p>1224000</text:p>
          </table:table-cell>
          <table:table-cell office:value-type="float" office:value="7752000">
            <text:p>7752000</text:p>
          </table:table-cell>
          <table:table-cell office:value-type="float" office:value="6936000">
            <text:p>6936000</text:p>
          </table:table-cell>
          <table:table-cell office:value-type="float" office:value="12648000">
            <text:p>12648000</text:p>
          </table:table-cell>
          <table:table-cell office:value-type="float" office:value="10200000">
            <text:p>10200000</text:p>
          </table:table-cell>
          <table:table-cell office:value-type="float" office:value="17544000">
            <text:p>17544000</text:p>
          </table:table-cell>
          <table:table-cell table:number-columns-repeated="1017"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1248000">
            <text:p>1248000</text:p>
          </table:table-cell>
          <table:table-cell office:value-type="float" office:value="7904000">
            <text:p>7904000</text:p>
          </table:table-cell>
          <table:table-cell office:value-type="float" office:value="7072000">
            <text:p>7072000</text:p>
          </table:table-cell>
          <table:table-cell office:value-type="float" office:value="12896000">
            <text:p>12896000</text:p>
          </table:table-cell>
          <table:table-cell office:value-type="float" office:value="10400000">
            <text:p>10400000</text:p>
          </table:table-cell>
          <table:table-cell office:value-type="float" office:value="17888000">
            <text:p>17888000</text:p>
          </table:table-cell>
          <table:table-cell table:number-columns-repeated="1017"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1272000">
            <text:p>1272000</text:p>
          </table:table-cell>
          <table:table-cell office:value-type="float" office:value="8056000">
            <text:p>8056000</text:p>
          </table:table-cell>
          <table:table-cell office:value-type="float" office:value="7208000">
            <text:p>7208000</text:p>
          </table:table-cell>
          <table:table-cell office:value-type="float" office:value="13144000">
            <text:p>13144000</text:p>
          </table:table-cell>
          <table:table-cell office:value-type="float" office:value="10600000">
            <text:p>10600000</text:p>
          </table:table-cell>
          <table:table-cell office:value-type="float" office:value="18232000">
            <text:p>18232000</text:p>
          </table:table-cell>
          <table:table-cell table:number-columns-repeated="1017"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1296000">
            <text:p>1296000</text:p>
          </table:table-cell>
          <table:table-cell office:value-type="float" office:value="8208000">
            <text:p>8208000</text:p>
          </table:table-cell>
          <table:table-cell office:value-type="float" office:value="7344000">
            <text:p>7344000</text:p>
          </table:table-cell>
          <table:table-cell office:value-type="float" office:value="13392000">
            <text:p>13392000</text:p>
          </table:table-cell>
          <table:table-cell office:value-type="float" office:value="10800000">
            <text:p>10800000</text:p>
          </table:table-cell>
          <table:table-cell office:value-type="float" office:value="18576000">
            <text:p>18576000</text:p>
          </table:table-cell>
          <table:table-cell table:number-columns-repeated="1017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1320000">
            <text:p>1320000</text:p>
          </table:table-cell>
          <table:table-cell office:value-type="float" office:value="8360000">
            <text:p>8360000</text:p>
          </table:table-cell>
          <table:table-cell office:value-type="float" office:value="7480000">
            <text:p>7480000</text:p>
          </table:table-cell>
          <table:table-cell office:value-type="float" office:value="13640000">
            <text:p>13640000</text:p>
          </table:table-cell>
          <table:table-cell office:value-type="float" office:value="11000000">
            <text:p>11000000</text:p>
          </table:table-cell>
          <table:table-cell office:value-type="float" office:value="18920000">
            <text:p>18920000</text:p>
          </table:table-cell>
          <table:table-cell table:number-columns-repeated="1017"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1344000">
            <text:p>1344000</text:p>
          </table:table-cell>
          <table:table-cell office:value-type="float" office:value="8512000">
            <text:p>8512000</text:p>
          </table:table-cell>
          <table:table-cell office:value-type="float" office:value="7616000">
            <text:p>7616000</text:p>
          </table:table-cell>
          <table:table-cell office:value-type="float" office:value="13888000">
            <text:p>13888000</text:p>
          </table:table-cell>
          <table:table-cell office:value-type="float" office:value="11200000">
            <text:p>11200000</text:p>
          </table:table-cell>
          <table:table-cell office:value-type="float" office:value="19264000">
            <text:p>19264000</text:p>
          </table:table-cell>
          <table:table-cell table:number-columns-repeated="1017"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1368000">
            <text:p>1368000</text:p>
          </table:table-cell>
          <table:table-cell office:value-type="float" office:value="8664000">
            <text:p>8664000</text:p>
          </table:table-cell>
          <table:table-cell office:value-type="float" office:value="7752000">
            <text:p>7752000</text:p>
          </table:table-cell>
          <table:table-cell office:value-type="float" office:value="14136000">
            <text:p>14136000</text:p>
          </table:table-cell>
          <table:table-cell office:value-type="float" office:value="11400000">
            <text:p>11400000</text:p>
          </table:table-cell>
          <table:table-cell office:value-type="float" office:value="19608000">
            <text:p>19608000</text:p>
          </table:table-cell>
          <table:table-cell table:number-columns-repeated="1017"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1392000">
            <text:p>1392000</text:p>
          </table:table-cell>
          <table:table-cell office:value-type="float" office:value="8816000">
            <text:p>8816000</text:p>
          </table:table-cell>
          <table:table-cell office:value-type="float" office:value="7888000">
            <text:p>7888000</text:p>
          </table:table-cell>
          <table:table-cell office:value-type="float" office:value="14384000">
            <text:p>14384000</text:p>
          </table:table-cell>
          <table:table-cell office:value-type="float" office:value="11600000">
            <text:p>11600000</text:p>
          </table:table-cell>
          <table:table-cell office:value-type="float" office:value="19952000">
            <text:p>19952000</text:p>
          </table:table-cell>
          <table:table-cell table:number-columns-repeated="1017"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1416000">
            <text:p>1416000</text:p>
          </table:table-cell>
          <table:table-cell office:value-type="float" office:value="8968000">
            <text:p>8968000</text:p>
          </table:table-cell>
          <table:table-cell office:value-type="float" office:value="8024000">
            <text:p>8024000</text:p>
          </table:table-cell>
          <table:table-cell office:value-type="float" office:value="14632000">
            <text:p>14632000</text:p>
          </table:table-cell>
          <table:table-cell office:value-type="float" office:value="11800000">
            <text:p>11800000</text:p>
          </table:table-cell>
          <table:table-cell office:value-type="float" office:value="20296000">
            <text:p>20296000</text:p>
          </table:table-cell>
          <table:table-cell table:number-columns-repeated="1017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440000">
            <text:p>1440000</text:p>
          </table:table-cell>
          <table:table-cell office:value-type="float" office:value="9120000">
            <text:p>9120000</text:p>
          </table:table-cell>
          <table:table-cell office:value-type="float" office:value="8160000">
            <text:p>8160000</text:p>
          </table:table-cell>
          <table:table-cell office:value-type="float" office:value="14880000">
            <text:p>14880000</text:p>
          </table:table-cell>
          <table:table-cell office:value-type="float" office:value="12000000">
            <text:p>12000000</text:p>
          </table:table-cell>
          <table:table-cell office:value-type="float" office:value="20640000">
            <text:p>20640000</text:p>
          </table:table-cell>
          <table:table-cell table:number-columns-repeated="1017"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1464000">
            <text:p>1464000</text:p>
          </table:table-cell>
          <table:table-cell office:value-type="float" office:value="9272000">
            <text:p>9272000</text:p>
          </table:table-cell>
          <table:table-cell office:value-type="float" office:value="8296000">
            <text:p>8296000</text:p>
          </table:table-cell>
          <table:table-cell office:value-type="float" office:value="15128000">
            <text:p>15128000</text:p>
          </table:table-cell>
          <table:table-cell office:value-type="float" office:value="12200000">
            <text:p>12200000</text:p>
          </table:table-cell>
          <table:table-cell office:value-type="float" office:value="20984000">
            <text:p>20984000</text:p>
          </table:table-cell>
          <table:table-cell table:number-columns-repeated="1017"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1488000">
            <text:p>1488000</text:p>
          </table:table-cell>
          <table:table-cell office:value-type="float" office:value="9424000">
            <text:p>9424000</text:p>
          </table:table-cell>
          <table:table-cell office:value-type="float" office:value="8432000">
            <text:p>8432000</text:p>
          </table:table-cell>
          <table:table-cell office:value-type="float" office:value="15376000">
            <text:p>15376000</text:p>
          </table:table-cell>
          <table:table-cell office:value-type="float" office:value="12400000">
            <text:p>12400000</text:p>
          </table:table-cell>
          <table:table-cell office:value-type="float" office:value="21328000">
            <text:p>21328000</text:p>
          </table:table-cell>
          <table:table-cell table:number-columns-repeated="1017"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512000">
            <text:p>1512000</text:p>
          </table:table-cell>
          <table:table-cell office:value-type="float" office:value="9576000">
            <text:p>9576000</text:p>
          </table:table-cell>
          <table:table-cell office:value-type="float" office:value="8568000">
            <text:p>8568000</text:p>
          </table:table-cell>
          <table:table-cell office:value-type="float" office:value="15624000">
            <text:p>15624000</text:p>
          </table:table-cell>
          <table:table-cell office:value-type="float" office:value="12600000">
            <text:p>12600000</text:p>
          </table:table-cell>
          <table:table-cell office:value-type="float" office:value="21672000">
            <text:p>21672000</text:p>
          </table:table-cell>
          <table:table-cell table:number-columns-repeated="1017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536000">
            <text:p>1536000</text:p>
          </table:table-cell>
          <table:table-cell office:value-type="float" office:value="9728000">
            <text:p>9728000</text:p>
          </table:table-cell>
          <table:table-cell office:value-type="float" office:value="8704000">
            <text:p>8704000</text:p>
          </table:table-cell>
          <table:table-cell office:value-type="float" office:value="15872000">
            <text:p>15872000</text:p>
          </table:table-cell>
          <table:table-cell office:value-type="float" office:value="12800000">
            <text:p>12800000</text:p>
          </table:table-cell>
          <table:table-cell office:value-type="float" office:value="22016000">
            <text:p>22016000</text:p>
          </table:table-cell>
          <table:table-cell table:number-columns-repeated="1017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1560000">
            <text:p>1560000</text:p>
          </table:table-cell>
          <table:table-cell office:value-type="float" office:value="9880000">
            <text:p>9880000</text:p>
          </table:table-cell>
          <table:table-cell office:value-type="float" office:value="8840000">
            <text:p>8840000</text:p>
          </table:table-cell>
          <table:table-cell office:value-type="float" office:value="16120000">
            <text:p>16120000</text:p>
          </table:table-cell>
          <table:table-cell office:value-type="float" office:value="13000000">
            <text:p>13000000</text:p>
          </table:table-cell>
          <table:table-cell office:value-type="float" office:value="22360000">
            <text:p>22360000</text:p>
          </table:table-cell>
          <table:table-cell table:number-columns-repeated="1017"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1584000">
            <text:p>1584000</text:p>
          </table:table-cell>
          <table:table-cell office:value-type="float" office:value="10032000">
            <text:p>10032000</text:p>
          </table:table-cell>
          <table:table-cell office:value-type="float" office:value="8976000">
            <text:p>8976000</text:p>
          </table:table-cell>
          <table:table-cell office:value-type="float" office:value="16368000">
            <text:p>16368000</text:p>
          </table:table-cell>
          <table:table-cell office:value-type="float" office:value="13200000">
            <text:p>13200000</text:p>
          </table:table-cell>
          <table:table-cell office:value-type="float" office:value="22704000">
            <text:p>22704000</text:p>
          </table:table-cell>
          <table:table-cell table:number-columns-repeated="1017"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1608000">
            <text:p>1608000</text:p>
          </table:table-cell>
          <table:table-cell office:value-type="float" office:value="10184000">
            <text:p>10184000</text:p>
          </table:table-cell>
          <table:table-cell office:value-type="float" office:value="9112000">
            <text:p>9112000</text:p>
          </table:table-cell>
          <table:table-cell office:value-type="float" office:value="16616000">
            <text:p>16616000</text:p>
          </table:table-cell>
          <table:table-cell office:value-type="float" office:value="13400000">
            <text:p>13400000</text:p>
          </table:table-cell>
          <table:table-cell office:value-type="float" office:value="23048000">
            <text:p>23048000</text:p>
          </table:table-cell>
          <table:table-cell table:number-columns-repeated="1017"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1632000">
            <text:p>1632000</text:p>
          </table:table-cell>
          <table:table-cell office:value-type="float" office:value="10336000">
            <text:p>10336000</text:p>
          </table:table-cell>
          <table:table-cell office:value-type="float" office:value="9248000">
            <text:p>9248000</text:p>
          </table:table-cell>
          <table:table-cell office:value-type="float" office:value="16864000">
            <text:p>16864000</text:p>
          </table:table-cell>
          <table:table-cell office:value-type="float" office:value="13600000">
            <text:p>13600000</text:p>
          </table:table-cell>
          <table:table-cell office:value-type="float" office:value="23392000">
            <text:p>23392000</text:p>
          </table:table-cell>
          <table:table-cell table:number-columns-repeated="1017"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656000">
            <text:p>1656000</text:p>
          </table:table-cell>
          <table:table-cell office:value-type="float" office:value="10488000">
            <text:p>10488000</text:p>
          </table:table-cell>
          <table:table-cell office:value-type="float" office:value="9384000">
            <text:p>9384000</text:p>
          </table:table-cell>
          <table:table-cell office:value-type="float" office:value="17112000">
            <text:p>17112000</text:p>
          </table:table-cell>
          <table:table-cell office:value-type="float" office:value="13800000">
            <text:p>13800000</text:p>
          </table:table-cell>
          <table:table-cell office:value-type="float" office:value="23736000">
            <text:p>23736000</text:p>
          </table:table-cell>
          <table:table-cell table:number-columns-repeated="1017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1680000">
            <text:p>1680000</text:p>
          </table:table-cell>
          <table:table-cell office:value-type="float" office:value="10640000">
            <text:p>10640000</text:p>
          </table:table-cell>
          <table:table-cell office:value-type="float" office:value="9520000">
            <text:p>9520000</text:p>
          </table:table-cell>
          <table:table-cell office:value-type="float" office:value="17360000">
            <text:p>17360000</text:p>
          </table:table-cell>
          <table:table-cell office:value-type="float" office:value="14000000">
            <text:p>14000000</text:p>
          </table:table-cell>
          <table:table-cell office:value-type="float" office:value="24080000">
            <text:p>24080000</text:p>
          </table:table-cell>
          <table:table-cell table:number-columns-repeated="1017"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1704000">
            <text:p>1704000</text:p>
          </table:table-cell>
          <table:table-cell office:value-type="float" office:value="10792000">
            <text:p>10792000</text:p>
          </table:table-cell>
          <table:table-cell office:value-type="float" office:value="9656000">
            <text:p>9656000</text:p>
          </table:table-cell>
          <table:table-cell office:value-type="float" office:value="17608000">
            <text:p>17608000</text:p>
          </table:table-cell>
          <table:table-cell office:value-type="float" office:value="14200000">
            <text:p>14200000</text:p>
          </table:table-cell>
          <table:table-cell office:value-type="float" office:value="24424000">
            <text:p>24424000</text:p>
          </table:table-cell>
          <table:table-cell table:number-columns-repeated="1017"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1728000">
            <text:p>1728000</text:p>
          </table:table-cell>
          <table:table-cell office:value-type="float" office:value="10944000">
            <text:p>10944000</text:p>
          </table:table-cell>
          <table:table-cell office:value-type="float" office:value="9792000">
            <text:p>9792000</text:p>
          </table:table-cell>
          <table:table-cell office:value-type="float" office:value="17856000">
            <text:p>17856000</text:p>
          </table:table-cell>
          <table:table-cell office:value-type="float" office:value="14400000">
            <text:p>14400000</text:p>
          </table:table-cell>
          <table:table-cell office:value-type="float" office:value="24768000">
            <text:p>24768000</text:p>
          </table:table-cell>
          <table:table-cell table:number-columns-repeated="1017"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1752000">
            <text:p>1752000</text:p>
          </table:table-cell>
          <table:table-cell office:value-type="float" office:value="11096000">
            <text:p>11096000</text:p>
          </table:table-cell>
          <table:table-cell office:value-type="float" office:value="9928000">
            <text:p>9928000</text:p>
          </table:table-cell>
          <table:table-cell office:value-type="float" office:value="18104000">
            <text:p>18104000</text:p>
          </table:table-cell>
          <table:table-cell office:value-type="float" office:value="14600000">
            <text:p>14600000</text:p>
          </table:table-cell>
          <table:table-cell office:value-type="float" office:value="25112000">
            <text:p>25112000</text:p>
          </table:table-cell>
          <table:table-cell table:number-columns-repeated="1017"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1776000">
            <text:p>1776000</text:p>
          </table:table-cell>
          <table:table-cell office:value-type="float" office:value="11248000">
            <text:p>11248000</text:p>
          </table:table-cell>
          <table:table-cell office:value-type="float" office:value="10064000">
            <text:p>10064000</text:p>
          </table:table-cell>
          <table:table-cell office:value-type="float" office:value="18352000">
            <text:p>18352000</text:p>
          </table:table-cell>
          <table:table-cell office:value-type="float" office:value="14800000">
            <text:p>14800000</text:p>
          </table:table-cell>
          <table:table-cell office:value-type="float" office:value="25456000">
            <text:p>25456000</text:p>
          </table:table-cell>
          <table:table-cell table:number-columns-repeated="1017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1800000">
            <text:p>1800000</text:p>
          </table:table-cell>
          <table:table-cell office:value-type="float" office:value="11400000">
            <text:p>11400000</text:p>
          </table:table-cell>
          <table:table-cell office:value-type="float" office:value="10200000">
            <text:p>10200000</text:p>
          </table:table-cell>
          <table:table-cell office:value-type="float" office:value="18600000">
            <text:p>18600000</text:p>
          </table:table-cell>
          <table:table-cell office:value-type="float" office:value="15000000">
            <text:p>15000000</text:p>
          </table:table-cell>
          <table:table-cell office:value-type="float" office:value="25800000">
            <text:p>25800000</text:p>
          </table:table-cell>
          <table:table-cell table:number-columns-repeated="1017"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1824000">
            <text:p>1824000</text:p>
          </table:table-cell>
          <table:table-cell office:value-type="float" office:value="11552000">
            <text:p>11552000</text:p>
          </table:table-cell>
          <table:table-cell office:value-type="float" office:value="10336000">
            <text:p>10336000</text:p>
          </table:table-cell>
          <table:table-cell office:value-type="float" office:value="18848000">
            <text:p>18848000</text:p>
          </table:table-cell>
          <table:table-cell office:value-type="float" office:value="15200000">
            <text:p>15200000</text:p>
          </table:table-cell>
          <table:table-cell office:value-type="float" office:value="26144000">
            <text:p>26144000</text:p>
          </table:table-cell>
          <table:table-cell table:number-columns-repeated="1017"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1848000">
            <text:p>1848000</text:p>
          </table:table-cell>
          <table:table-cell office:value-type="float" office:value="11704000">
            <text:p>11704000</text:p>
          </table:table-cell>
          <table:table-cell office:value-type="float" office:value="10472000">
            <text:p>10472000</text:p>
          </table:table-cell>
          <table:table-cell office:value-type="float" office:value="19096000">
            <text:p>19096000</text:p>
          </table:table-cell>
          <table:table-cell office:value-type="float" office:value="15400000">
            <text:p>15400000</text:p>
          </table:table-cell>
          <table:table-cell office:value-type="float" office:value="26488000">
            <text:p>26488000</text:p>
          </table:table-cell>
          <table:table-cell table:number-columns-repeated="1017"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1872000">
            <text:p>1872000</text:p>
          </table:table-cell>
          <table:table-cell office:value-type="float" office:value="11856000">
            <text:p>11856000</text:p>
          </table:table-cell>
          <table:table-cell office:value-type="float" office:value="10608000">
            <text:p>10608000</text:p>
          </table:table-cell>
          <table:table-cell office:value-type="float" office:value="19344000">
            <text:p>19344000</text:p>
          </table:table-cell>
          <table:table-cell office:value-type="float" office:value="15600000">
            <text:p>15600000</text:p>
          </table:table-cell>
          <table:table-cell office:value-type="float" office:value="26832000">
            <text:p>26832000</text:p>
          </table:table-cell>
          <table:table-cell table:number-columns-repeated="1017"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1896000">
            <text:p>1896000</text:p>
          </table:table-cell>
          <table:table-cell office:value-type="float" office:value="12008000">
            <text:p>12008000</text:p>
          </table:table-cell>
          <table:table-cell office:value-type="float" office:value="10744000">
            <text:p>10744000</text:p>
          </table:table-cell>
          <table:table-cell office:value-type="float" office:value="19592000">
            <text:p>19592000</text:p>
          </table:table-cell>
          <table:table-cell office:value-type="float" office:value="15800000">
            <text:p>15800000</text:p>
          </table:table-cell>
          <table:table-cell office:value-type="float" office:value="27176000">
            <text:p>27176000</text:p>
          </table:table-cell>
          <table:table-cell table:number-columns-repeated="1017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920000">
            <text:p>1920000</text:p>
          </table:table-cell>
          <table:table-cell office:value-type="float" office:value="12160000">
            <text:p>12160000</text:p>
          </table:table-cell>
          <table:table-cell office:value-type="float" office:value="10880000">
            <text:p>10880000</text:p>
          </table:table-cell>
          <table:table-cell office:value-type="float" office:value="19840000">
            <text:p>19840000</text:p>
          </table:table-cell>
          <table:table-cell office:value-type="float" office:value="16000000">
            <text:p>16000000</text:p>
          </table:table-cell>
          <table:table-cell office:value-type="float" office:value="27520000">
            <text:p>27520000</text:p>
          </table:table-cell>
          <table:table-cell table:number-columns-repeated="1017"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1944000">
            <text:p>1944000</text:p>
          </table:table-cell>
          <table:table-cell office:value-type="float" office:value="12312000">
            <text:p>12312000</text:p>
          </table:table-cell>
          <table:table-cell office:value-type="float" office:value="11016000">
            <text:p>11016000</text:p>
          </table:table-cell>
          <table:table-cell office:value-type="float" office:value="20088000">
            <text:p>20088000</text:p>
          </table:table-cell>
          <table:table-cell office:value-type="float" office:value="16200000">
            <text:p>16200000</text:p>
          </table:table-cell>
          <table:table-cell office:value-type="float" office:value="27864000">
            <text:p>27864000</text:p>
          </table:table-cell>
          <table:table-cell table:number-columns-repeated="1017"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1968000">
            <text:p>1968000</text:p>
          </table:table-cell>
          <table:table-cell office:value-type="float" office:value="12464000">
            <text:p>12464000</text:p>
          </table:table-cell>
          <table:table-cell office:value-type="float" office:value="11152000">
            <text:p>11152000</text:p>
          </table:table-cell>
          <table:table-cell office:value-type="float" office:value="20336000">
            <text:p>20336000</text:p>
          </table:table-cell>
          <table:table-cell office:value-type="float" office:value="16400000">
            <text:p>16400000</text:p>
          </table:table-cell>
          <table:table-cell office:value-type="float" office:value="28208000">
            <text:p>28208000</text:p>
          </table:table-cell>
          <table:table-cell table:number-columns-repeated="1017"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1992000">
            <text:p>1992000</text:p>
          </table:table-cell>
          <table:table-cell office:value-type="float" office:value="12616000">
            <text:p>12616000</text:p>
          </table:table-cell>
          <table:table-cell office:value-type="float" office:value="11288000">
            <text:p>11288000</text:p>
          </table:table-cell>
          <table:table-cell office:value-type="float" office:value="20584000">
            <text:p>20584000</text:p>
          </table:table-cell>
          <table:table-cell office:value-type="float" office:value="16600000">
            <text:p>16600000</text:p>
          </table:table-cell>
          <table:table-cell office:value-type="float" office:value="28552000">
            <text:p>28552000</text:p>
          </table:table-cell>
          <table:table-cell table:number-columns-repeated="1017"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016000">
            <text:p>2016000</text:p>
          </table:table-cell>
          <table:table-cell office:value-type="float" office:value="12768000">
            <text:p>12768000</text:p>
          </table:table-cell>
          <table:table-cell office:value-type="float" office:value="11424000">
            <text:p>11424000</text:p>
          </table:table-cell>
          <table:table-cell office:value-type="float" office:value="20832000">
            <text:p>20832000</text:p>
          </table:table-cell>
          <table:table-cell office:value-type="float" office:value="16800000">
            <text:p>16800000</text:p>
          </table:table-cell>
          <table:table-cell office:value-type="float" office:value="28896000">
            <text:p>28896000</text:p>
          </table:table-cell>
          <table:table-cell table:number-columns-repeated="1017"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040000">
            <text:p>2040000</text:p>
          </table:table-cell>
          <table:table-cell office:value-type="float" office:value="12920000">
            <text:p>12920000</text:p>
          </table:table-cell>
          <table:table-cell office:value-type="float" office:value="11560000">
            <text:p>11560000</text:p>
          </table:table-cell>
          <table:table-cell office:value-type="float" office:value="21080000">
            <text:p>21080000</text:p>
          </table:table-cell>
          <table:table-cell office:value-type="float" office:value="17000000">
            <text:p>17000000</text:p>
          </table:table-cell>
          <table:table-cell office:value-type="float" office:value="29240000">
            <text:p>29240000</text:p>
          </table:table-cell>
          <table:table-cell table:number-columns-repeated="1017"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064000">
            <text:p>2064000</text:p>
          </table:table-cell>
          <table:table-cell office:value-type="float" office:value="13072000">
            <text:p>13072000</text:p>
          </table:table-cell>
          <table:table-cell office:value-type="float" office:value="11696000">
            <text:p>11696000</text:p>
          </table:table-cell>
          <table:table-cell office:value-type="float" office:value="21328000">
            <text:p>21328000</text:p>
          </table:table-cell>
          <table:table-cell office:value-type="float" office:value="17200000">
            <text:p>17200000</text:p>
          </table:table-cell>
          <table:table-cell office:value-type="float" office:value="29584000">
            <text:p>29584000</text:p>
          </table:table-cell>
          <table:table-cell table:number-columns-repeated="1017"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088000">
            <text:p>2088000</text:p>
          </table:table-cell>
          <table:table-cell office:value-type="float" office:value="13224000">
            <text:p>13224000</text:p>
          </table:table-cell>
          <table:table-cell office:value-type="float" office:value="11832000">
            <text:p>11832000</text:p>
          </table:table-cell>
          <table:table-cell office:value-type="float" office:value="21576000">
            <text:p>21576000</text:p>
          </table:table-cell>
          <table:table-cell office:value-type="float" office:value="17400000">
            <text:p>17400000</text:p>
          </table:table-cell>
          <table:table-cell office:value-type="float" office:value="29928000">
            <text:p>29928000</text:p>
          </table:table-cell>
          <table:table-cell table:number-columns-repeated="1017"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112000">
            <text:p>2112000</text:p>
          </table:table-cell>
          <table:table-cell office:value-type="float" office:value="13376000">
            <text:p>13376000</text:p>
          </table:table-cell>
          <table:table-cell office:value-type="float" office:value="11968000">
            <text:p>11968000</text:p>
          </table:table-cell>
          <table:table-cell office:value-type="float" office:value="21824000">
            <text:p>21824000</text:p>
          </table:table-cell>
          <table:table-cell office:value-type="float" office:value="17600000">
            <text:p>17600000</text:p>
          </table:table-cell>
          <table:table-cell office:value-type="float" office:value="30272000">
            <text:p>30272000</text:p>
          </table:table-cell>
          <table:table-cell table:number-columns-repeated="1017"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136000">
            <text:p>2136000</text:p>
          </table:table-cell>
          <table:table-cell office:value-type="float" office:value="13528000">
            <text:p>13528000</text:p>
          </table:table-cell>
          <table:table-cell office:value-type="float" office:value="12104000">
            <text:p>12104000</text:p>
          </table:table-cell>
          <table:table-cell office:value-type="float" office:value="22072000">
            <text:p>22072000</text:p>
          </table:table-cell>
          <table:table-cell office:value-type="float" office:value="17800000">
            <text:p>17800000</text:p>
          </table:table-cell>
          <table:table-cell office:value-type="float" office:value="30614960">
            <text:p>30614960</text:p>
          </table:table-cell>
          <table:table-cell table:number-columns-repeated="1017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160000">
            <text:p>2160000</text:p>
          </table:table-cell>
          <table:table-cell office:value-type="float" office:value="13680000">
            <text:p>13680000</text:p>
          </table:table-cell>
          <table:table-cell office:value-type="float" office:value="12240000">
            <text:p>12240000</text:p>
          </table:table-cell>
          <table:table-cell office:value-type="float" office:value="22320000">
            <text:p>22320000</text:p>
          </table:table-cell>
          <table:table-cell office:value-type="float" office:value="18000000">
            <text:p>18000000</text:p>
          </table:table-cell>
          <table:table-cell office:value-type="float" office:value="30960000">
            <text:p>30960000</text:p>
          </table:table-cell>
          <table:table-cell table:number-columns-repeated="1017"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184000">
            <text:p>2184000</text:p>
          </table:table-cell>
          <table:table-cell office:value-type="float" office:value="13832000">
            <text:p>13832000</text:p>
          </table:table-cell>
          <table:table-cell office:value-type="float" office:value="12376000">
            <text:p>12376000</text:p>
          </table:table-cell>
          <table:table-cell office:value-type="float" office:value="22568000">
            <text:p>22568000</text:p>
          </table:table-cell>
          <table:table-cell office:value-type="float" office:value="18200000">
            <text:p>18200000</text:p>
          </table:table-cell>
          <table:table-cell office:value-type="float" office:value="31304000">
            <text:p>31304000</text:p>
          </table:table-cell>
          <table:table-cell table:number-columns-repeated="1017"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208000">
            <text:p>2208000</text:p>
          </table:table-cell>
          <table:table-cell office:value-type="float" office:value="13984000">
            <text:p>13984000</text:p>
          </table:table-cell>
          <table:table-cell office:value-type="float" office:value="12512000">
            <text:p>12512000</text:p>
          </table:table-cell>
          <table:table-cell office:value-type="float" office:value="22816000">
            <text:p>22816000</text:p>
          </table:table-cell>
          <table:table-cell office:value-type="float" office:value="18400000">
            <text:p>18400000</text:p>
          </table:table-cell>
          <table:table-cell office:value-type="float" office:value="31648000">
            <text:p>31648000</text:p>
          </table:table-cell>
          <table:table-cell table:number-columns-repeated="1017"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232000">
            <text:p>2232000</text:p>
          </table:table-cell>
          <table:table-cell office:value-type="float" office:value="14136000">
            <text:p>14136000</text:p>
          </table:table-cell>
          <table:table-cell office:value-type="float" office:value="12648000">
            <text:p>12648000</text:p>
          </table:table-cell>
          <table:table-cell office:value-type="float" office:value="23064000">
            <text:p>23064000</text:p>
          </table:table-cell>
          <table:table-cell office:value-type="float" office:value="18600000">
            <text:p>18600000</text:p>
          </table:table-cell>
          <table:table-cell office:value-type="float" office:value="31992000">
            <text:p>31992000</text:p>
          </table:table-cell>
          <table:table-cell table:number-columns-repeated="1017"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2256000">
            <text:p>2256000</text:p>
          </table:table-cell>
          <table:table-cell office:value-type="float" office:value="14288000">
            <text:p>14288000</text:p>
          </table:table-cell>
          <table:table-cell office:value-type="float" office:value="12784000">
            <text:p>12784000</text:p>
          </table:table-cell>
          <table:table-cell office:value-type="float" office:value="23312000">
            <text:p>23312000</text:p>
          </table:table-cell>
          <table:table-cell office:value-type="float" office:value="18800000">
            <text:p>18800000</text:p>
          </table:table-cell>
          <table:table-cell office:value-type="float" office:value="32336000">
            <text:p>32336000</text:p>
          </table:table-cell>
          <table:table-cell table:number-columns-repeated="1017"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280000">
            <text:p>2280000</text:p>
          </table:table-cell>
          <table:table-cell office:value-type="float" office:value="14440000">
            <text:p>14440000</text:p>
          </table:table-cell>
          <table:table-cell office:value-type="float" office:value="12920000">
            <text:p>12920000</text:p>
          </table:table-cell>
          <table:table-cell office:value-type="float" office:value="23560000">
            <text:p>23560000</text:p>
          </table:table-cell>
          <table:table-cell office:value-type="float" office:value="19000000">
            <text:p>19000000</text:p>
          </table:table-cell>
          <table:table-cell office:value-type="float" office:value="32679760">
            <text:p>32679760</text:p>
          </table:table-cell>
          <table:table-cell table:number-columns-repeated="1017"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2304000">
            <text:p>2304000</text:p>
          </table:table-cell>
          <table:table-cell office:value-type="float" office:value="14592000">
            <text:p>14592000</text:p>
          </table:table-cell>
          <table:table-cell office:value-type="float" office:value="13056000">
            <text:p>13056000</text:p>
          </table:table-cell>
          <table:table-cell office:value-type="float" office:value="23808000">
            <text:p>23808000</text:p>
          </table:table-cell>
          <table:table-cell office:value-type="float" office:value="19200000">
            <text:p>19200000</text:p>
          </table:table-cell>
          <table:table-cell office:value-type="float" office:value="33024000">
            <text:p>33024000</text:p>
          </table:table-cell>
          <table:table-cell table:number-columns-repeated="1017"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2328000">
            <text:p>2328000</text:p>
          </table:table-cell>
          <table:table-cell office:value-type="float" office:value="14744000">
            <text:p>14744000</text:p>
          </table:table-cell>
          <table:table-cell office:value-type="float" office:value="13192000">
            <text:p>13192000</text:p>
          </table:table-cell>
          <table:table-cell office:value-type="float" office:value="24056000">
            <text:p>24056000</text:p>
          </table:table-cell>
          <table:table-cell office:value-type="float" office:value="19400000">
            <text:p>19400000</text:p>
          </table:table-cell>
          <table:table-cell office:value-type="float" office:value="33368000">
            <text:p>33368000</text:p>
          </table:table-cell>
          <table:table-cell table:number-columns-repeated="1017"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2352000">
            <text:p>2352000</text:p>
          </table:table-cell>
          <table:table-cell office:value-type="float" office:value="14896000">
            <text:p>14896000</text:p>
          </table:table-cell>
          <table:table-cell office:value-type="float" office:value="13328000">
            <text:p>13328000</text:p>
          </table:table-cell>
          <table:table-cell office:value-type="float" office:value="24304000">
            <text:p>24304000</text:p>
          </table:table-cell>
          <table:table-cell office:value-type="float" office:value="19600000">
            <text:p>19600000</text:p>
          </table:table-cell>
          <table:table-cell office:value-type="float" office:value="33712000">
            <text:p>33712000</text:p>
          </table:table-cell>
          <table:table-cell table:number-columns-repeated="1017"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376000">
            <text:p>2376000</text:p>
          </table:table-cell>
          <table:table-cell office:value-type="float" office:value="15048000">
            <text:p>15048000</text:p>
          </table:table-cell>
          <table:table-cell office:value-type="float" office:value="13464000">
            <text:p>13464000</text:p>
          </table:table-cell>
          <table:table-cell office:value-type="float" office:value="24552000">
            <text:p>24552000</text:p>
          </table:table-cell>
          <table:table-cell office:value-type="float" office:value="19800000">
            <text:p>19800000</text:p>
          </table:table-cell>
          <table:table-cell office:value-type="float" office:value="34056000">
            <text:p>34056000</text:p>
          </table:table-cell>
          <table:table-cell table:number-columns-repeated="1017"/>
        </table:table-row>
        <table:table-row table:style-name="ro1" table:number-rows-repeated="65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>
            <draw:frame table:end-cell-address="Maps.L31" table:end-x="0.93cm" table:end-y="0.394cm" draw:z-index="0" draw:name="Chart 1" draw:style-name="gr1" svg:width="30.05cm" svg:height="15.494cm" svg:x="0.938cm" svg:y="0.188cm">
              <draw:object draw:notify-on-update-of-ranges="Maps.B4:Maps.B4 Maps.B5:Maps.B104 Maps.A5:Maps.A104 Maps.C4:Maps.C4 Maps.C5:Maps.C104 Maps.A5:Maps.A104 Maps.D4:Maps.D4 Maps.D5:Maps.D104 Maps.A5:Maps.A104 Maps.E4:Maps.E4 Maps.E5:Maps.E104 Maps.A5:Maps.A104 Maps.F4:Maps.F4 Maps.F5:Maps.F104 Maps.A5:Maps.A104 Maps.G4:Maps.G4 Maps.G5:Maps.G104 Maps.A5:Maps.A1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1" office:value-type="string">
            <text:p>Map Memory T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maps</text:p>
          </table:table-cell>
          <table:table-cell office:value-type="string">
            <text:p>EmptySmallMaps</text:p>
          </table:table-cell>
          <table:table-cell office:value-type="string">
            <text:p>EmptyHashMaps</text:p>
          </table:table-cell>
          <table:table-cell office:value-type="string">
            <text:p>OneSmallMaps</text:p>
          </table:table-cell>
          <table:table-cell office:value-type="string">
            <text:p>OneHashMaps</text:p>
          </table:table-cell>
          <table:table-cell office:value-type="string">
            <text:p>PairSmallMaps</text:p>
          </table:table-cell>
          <table:table-cell office:value-type="string">
            <text:p>PairHashMap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1792">
            <text:p>31792</text:p>
          </table:table-cell>
          <table:table-cell office:value-type="float" office:value="128000">
            <text:p>128000</text:p>
          </table:table-cell>
          <table:table-cell office:value-type="float" office:value="248000">
            <text:p>248000</text:p>
          </table:table-cell>
          <table:table-cell office:value-type="float" office:value="280000">
            <text:p>280000</text:p>
          </table:table-cell>
          <table:table-cell office:value-type="float" office:value="368000">
            <text:p>368000</text:p>
          </table:table-cell>
          <table:table-cell office:value-type="float" office:value="432000">
            <text:p>432000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000">
            <text:p>64000</text:p>
          </table:table-cell>
          <table:table-cell office:value-type="float" office:value="256000">
            <text:p>256000</text:p>
          </table:table-cell>
          <table:table-cell office:value-type="float" office:value="496000">
            <text:p>496000</text:p>
          </table:table-cell>
          <table:table-cell office:value-type="float" office:value="560000">
            <text:p>560000</text:p>
          </table:table-cell>
          <table:table-cell office:value-type="float" office:value="736000">
            <text:p>736000</text:p>
          </table:table-cell>
          <table:table-cell office:value-type="float" office:value="864000">
            <text:p>864000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6000">
            <text:p>96000</text:p>
          </table:table-cell>
          <table:table-cell office:value-type="float" office:value="384000">
            <text:p>384000</text:p>
          </table:table-cell>
          <table:table-cell office:value-type="float" office:value="744000">
            <text:p>744000</text:p>
          </table:table-cell>
          <table:table-cell office:value-type="float" office:value="840000">
            <text:p>840000</text:p>
          </table:table-cell>
          <table:table-cell office:value-type="float" office:value="1104000">
            <text:p>1104000</text:p>
          </table:table-cell>
          <table:table-cell office:value-type="float" office:value="1296000">
            <text:p>1296000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8000">
            <text:p>128000</text:p>
          </table:table-cell>
          <table:table-cell office:value-type="float" office:value="512000">
            <text:p>512000</text:p>
          </table:table-cell>
          <table:table-cell office:value-type="float" office:value="992000">
            <text:p>992000</text:p>
          </table:table-cell>
          <table:table-cell office:value-type="float" office:value="1120000">
            <text:p>1120000</text:p>
          </table:table-cell>
          <table:table-cell office:value-type="float" office:value="1472000">
            <text:p>1472000</text:p>
          </table:table-cell>
          <table:table-cell office:value-type="float" office:value="1728000">
            <text:p>1728000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0000">
            <text:p>160000</text:p>
          </table:table-cell>
          <table:table-cell office:value-type="float" office:value="640000">
            <text:p>640000</text:p>
          </table:table-cell>
          <table:table-cell office:value-type="float" office:value="1240000">
            <text:p>1240000</text:p>
          </table:table-cell>
          <table:table-cell office:value-type="float" office:value="1400000">
            <text:p>1400000</text:p>
          </table:table-cell>
          <table:table-cell office:value-type="float" office:value="1840000">
            <text:p>1840000</text:p>
          </table:table-cell>
          <table:table-cell office:value-type="float" office:value="2160000">
            <text:p>2160000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92000">
            <text:p>192000</text:p>
          </table:table-cell>
          <table:table-cell office:value-type="float" office:value="768000">
            <text:p>768000</text:p>
          </table:table-cell>
          <table:table-cell office:value-type="float" office:value="1488000">
            <text:p>1488000</text:p>
          </table:table-cell>
          <table:table-cell office:value-type="float" office:value="1680000">
            <text:p>1680000</text:p>
          </table:table-cell>
          <table:table-cell office:value-type="float" office:value="2208000">
            <text:p>2208000</text:p>
          </table:table-cell>
          <table:table-cell office:value-type="float" office:value="2592000">
            <text:p>2592000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24000">
            <text:p>224000</text:p>
          </table:table-cell>
          <table:table-cell office:value-type="float" office:value="896000">
            <text:p>896000</text:p>
          </table:table-cell>
          <table:table-cell office:value-type="float" office:value="1736000">
            <text:p>1736000</text:p>
          </table:table-cell>
          <table:table-cell office:value-type="float" office:value="1960000">
            <text:p>1960000</text:p>
          </table:table-cell>
          <table:table-cell office:value-type="float" office:value="2576000">
            <text:p>2576000</text:p>
          </table:table-cell>
          <table:table-cell office:value-type="float" office:value="3024000">
            <text:p>3024000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6000">
            <text:p>256000</text:p>
          </table:table-cell>
          <table:table-cell office:value-type="float" office:value="1024000">
            <text:p>1024000</text:p>
          </table:table-cell>
          <table:table-cell office:value-type="float" office:value="1984000">
            <text:p>1984000</text:p>
          </table:table-cell>
          <table:table-cell office:value-type="float" office:value="2240000">
            <text:p>2240000</text:p>
          </table:table-cell>
          <table:table-cell office:value-type="float" office:value="2944000">
            <text:p>2944000</text:p>
          </table:table-cell>
          <table:table-cell office:value-type="float" office:value="3456000">
            <text:p>3456000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8000">
            <text:p>288000</text:p>
          </table:table-cell>
          <table:table-cell office:value-type="float" office:value="1152000">
            <text:p>1152000</text:p>
          </table:table-cell>
          <table:table-cell office:value-type="float" office:value="2232000">
            <text:p>2232000</text:p>
          </table:table-cell>
          <table:table-cell office:value-type="float" office:value="2520000">
            <text:p>2520000</text:p>
          </table:table-cell>
          <table:table-cell office:value-type="float" office:value="3312000">
            <text:p>3312000</text:p>
          </table:table-cell>
          <table:table-cell office:value-type="float" office:value="3888000">
            <text:p>3888000</text:p>
          </table:table-cell>
          <table:table-cell table:number-columns-repeated="101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0000">
            <text:p>320000</text:p>
          </table:table-cell>
          <table:table-cell office:value-type="float" office:value="1280000">
            <text:p>1280000</text:p>
          </table:table-cell>
          <table:table-cell office:value-type="float" office:value="2480000">
            <text:p>2480000</text:p>
          </table:table-cell>
          <table:table-cell office:value-type="float" office:value="2800000">
            <text:p>2800000</text:p>
          </table:table-cell>
          <table:table-cell office:value-type="float" office:value="3680000">
            <text:p>3680000</text:p>
          </table:table-cell>
          <table:table-cell office:value-type="float" office:value="4320000">
            <text:p>4320000</text:p>
          </table:table-cell>
          <table:table-cell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352000">
            <text:p>352000</text:p>
          </table:table-cell>
          <table:table-cell office:value-type="float" office:value="1408000">
            <text:p>1408000</text:p>
          </table:table-cell>
          <table:table-cell office:value-type="float" office:value="2728000">
            <text:p>2728000</text:p>
          </table:table-cell>
          <table:table-cell office:value-type="float" office:value="3080000">
            <text:p>3080000</text:p>
          </table:table-cell>
          <table:table-cell office:value-type="float" office:value="4048000">
            <text:p>4048000</text:p>
          </table:table-cell>
          <table:table-cell office:value-type="float" office:value="4752000">
            <text:p>4752000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384000">
            <text:p>384000</text:p>
          </table:table-cell>
          <table:table-cell office:value-type="float" office:value="1536000">
            <text:p>1536000</text:p>
          </table:table-cell>
          <table:table-cell office:value-type="float" office:value="2976000">
            <text:p>2976000</text:p>
          </table:table-cell>
          <table:table-cell office:value-type="float" office:value="3360000">
            <text:p>3360000</text:p>
          </table:table-cell>
          <table:table-cell office:value-type="float" office:value="4416000">
            <text:p>4416000</text:p>
          </table:table-cell>
          <table:table-cell office:value-type="float" office:value="5184000">
            <text:p>5184000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416000">
            <text:p>416000</text:p>
          </table:table-cell>
          <table:table-cell office:value-type="float" office:value="1664000">
            <text:p>1664000</text:p>
          </table:table-cell>
          <table:table-cell office:value-type="float" office:value="3224000">
            <text:p>3224000</text:p>
          </table:table-cell>
          <table:table-cell office:value-type="float" office:value="3640000">
            <text:p>3640000</text:p>
          </table:table-cell>
          <table:table-cell office:value-type="float" office:value="4784000">
            <text:p>4784000</text:p>
          </table:table-cell>
          <table:table-cell office:value-type="float" office:value="5616000">
            <text:p>5616000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448000">
            <text:p>448000</text:p>
          </table:table-cell>
          <table:table-cell office:value-type="float" office:value="1792000">
            <text:p>1792000</text:p>
          </table:table-cell>
          <table:table-cell office:value-type="float" office:value="3472000">
            <text:p>3472000</text:p>
          </table:table-cell>
          <table:table-cell office:value-type="float" office:value="3920000">
            <text:p>3920000</text:p>
          </table:table-cell>
          <table:table-cell office:value-type="float" office:value="5152000">
            <text:p>5152000</text:p>
          </table:table-cell>
          <table:table-cell office:value-type="float" office:value="6048000">
            <text:p>6048000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80000">
            <text:p>480000</text:p>
          </table:table-cell>
          <table:table-cell office:value-type="float" office:value="1920000">
            <text:p>1920000</text:p>
          </table:table-cell>
          <table:table-cell office:value-type="float" office:value="3720000">
            <text:p>3720000</text:p>
          </table:table-cell>
          <table:table-cell office:value-type="float" office:value="4200000">
            <text:p>4200000</text:p>
          </table:table-cell>
          <table:table-cell office:value-type="float" office:value="5520000">
            <text:p>5520000</text:p>
          </table:table-cell>
          <table:table-cell office:value-type="float" office:value="6480000">
            <text:p>648000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12000">
            <text:p>512000</text:p>
          </table:table-cell>
          <table:table-cell office:value-type="float" office:value="2048000">
            <text:p>2048000</text:p>
          </table:table-cell>
          <table:table-cell office:value-type="float" office:value="3968000">
            <text:p>3968000</text:p>
          </table:table-cell>
          <table:table-cell office:value-type="float" office:value="4480000">
            <text:p>4480000</text:p>
          </table:table-cell>
          <table:table-cell office:value-type="float" office:value="5888000">
            <text:p>5888000</text:p>
          </table:table-cell>
          <table:table-cell office:value-type="float" office:value="6912000">
            <text:p>6912000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44000">
            <text:p>544000</text:p>
          </table:table-cell>
          <table:table-cell office:value-type="float" office:value="2176000">
            <text:p>2176000</text:p>
          </table:table-cell>
          <table:table-cell office:value-type="float" office:value="4216000">
            <text:p>4216000</text:p>
          </table:table-cell>
          <table:table-cell office:value-type="float" office:value="4760000">
            <text:p>4760000</text:p>
          </table:table-cell>
          <table:table-cell office:value-type="float" office:value="6256000">
            <text:p>6256000</text:p>
          </table:table-cell>
          <table:table-cell office:value-type="float" office:value="7344000">
            <text:p>73440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576000">
            <text:p>576000</text:p>
          </table:table-cell>
          <table:table-cell office:value-type="float" office:value="2304000">
            <text:p>2304000</text:p>
          </table:table-cell>
          <table:table-cell office:value-type="float" office:value="4464000">
            <text:p>4464000</text:p>
          </table:table-cell>
          <table:table-cell office:value-type="float" office:value="5040000">
            <text:p>5040000</text:p>
          </table:table-cell>
          <table:table-cell office:value-type="float" office:value="6624000">
            <text:p>6624000</text:p>
          </table:table-cell>
          <table:table-cell office:value-type="float" office:value="7776000">
            <text:p>777600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608000">
            <text:p>608000</text:p>
          </table:table-cell>
          <table:table-cell office:value-type="float" office:value="2432000">
            <text:p>2432000</text:p>
          </table:table-cell>
          <table:table-cell office:value-type="float" office:value="4712000">
            <text:p>4712000</text:p>
          </table:table-cell>
          <table:table-cell office:value-type="float" office:value="5320000">
            <text:p>5320000</text:p>
          </table:table-cell>
          <table:table-cell office:value-type="float" office:value="6992000">
            <text:p>6992000</text:p>
          </table:table-cell>
          <table:table-cell office:value-type="float" office:value="8208000">
            <text:p>820800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40000">
            <text:p>640000</text:p>
          </table:table-cell>
          <table:table-cell office:value-type="float" office:value="2560000">
            <text:p>2560000</text:p>
          </table:table-cell>
          <table:table-cell office:value-type="float" office:value="4960000">
            <text:p>4960000</text:p>
          </table:table-cell>
          <table:table-cell office:value-type="float" office:value="5600000">
            <text:p>5600000</text:p>
          </table:table-cell>
          <table:table-cell office:value-type="float" office:value="7360000">
            <text:p>7360000</text:p>
          </table:table-cell>
          <table:table-cell office:value-type="float" office:value="8640000">
            <text:p>8640000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672000">
            <text:p>672000</text:p>
          </table:table-cell>
          <table:table-cell office:value-type="float" office:value="2688000">
            <text:p>2688000</text:p>
          </table:table-cell>
          <table:table-cell office:value-type="float" office:value="5208000">
            <text:p>5208000</text:p>
          </table:table-cell>
          <table:table-cell office:value-type="float" office:value="5880000">
            <text:p>5880000</text:p>
          </table:table-cell>
          <table:table-cell office:value-type="float" office:value="7728000">
            <text:p>7728000</text:p>
          </table:table-cell>
          <table:table-cell office:value-type="float" office:value="9072000">
            <text:p>9072000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704000">
            <text:p>704000</text:p>
          </table:table-cell>
          <table:table-cell office:value-type="float" office:value="2816000">
            <text:p>2816000</text:p>
          </table:table-cell>
          <table:table-cell office:value-type="float" office:value="5456000">
            <text:p>5456000</text:p>
          </table:table-cell>
          <table:table-cell office:value-type="float" office:value="6160000">
            <text:p>6160000</text:p>
          </table:table-cell>
          <table:table-cell office:value-type="float" office:value="8096000">
            <text:p>8096000</text:p>
          </table:table-cell>
          <table:table-cell office:value-type="float" office:value="9504000">
            <text:p>950400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736000">
            <text:p>736000</text:p>
          </table:table-cell>
          <table:table-cell office:value-type="float" office:value="2944000">
            <text:p>2944000</text:p>
          </table:table-cell>
          <table:table-cell office:value-type="float" office:value="5704000">
            <text:p>5704000</text:p>
          </table:table-cell>
          <table:table-cell office:value-type="float" office:value="6440000">
            <text:p>6440000</text:p>
          </table:table-cell>
          <table:table-cell office:value-type="float" office:value="8464000">
            <text:p>8464000</text:p>
          </table:table-cell>
          <table:table-cell office:value-type="float" office:value="9936000">
            <text:p>9936000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768000">
            <text:p>768000</text:p>
          </table:table-cell>
          <table:table-cell office:value-type="float" office:value="3072000">
            <text:p>3072000</text:p>
          </table:table-cell>
          <table:table-cell office:value-type="float" office:value="5952000">
            <text:p>5952000</text:p>
          </table:table-cell>
          <table:table-cell office:value-type="float" office:value="6720000">
            <text:p>6720000</text:p>
          </table:table-cell>
          <table:table-cell office:value-type="float" office:value="8832000">
            <text:p>8832000</text:p>
          </table:table-cell>
          <table:table-cell office:value-type="float" office:value="10368000">
            <text:p>10368000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800000">
            <text:p>800000</text:p>
          </table:table-cell>
          <table:table-cell office:value-type="float" office:value="3200000">
            <text:p>3200000</text:p>
          </table:table-cell>
          <table:table-cell office:value-type="float" office:value="6200000">
            <text:p>6200000</text:p>
          </table:table-cell>
          <table:table-cell office:value-type="float" office:value="7000000">
            <text:p>7000000</text:p>
          </table:table-cell>
          <table:table-cell office:value-type="float" office:value="9200000">
            <text:p>9200000</text:p>
          </table:table-cell>
          <table:table-cell office:value-type="float" office:value="10800000">
            <text:p>10800000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832000">
            <text:p>832000</text:p>
          </table:table-cell>
          <table:table-cell office:value-type="float" office:value="3328000">
            <text:p>3328000</text:p>
          </table:table-cell>
          <table:table-cell office:value-type="float" office:value="6448000">
            <text:p>6448000</text:p>
          </table:table-cell>
          <table:table-cell office:value-type="float" office:value="7280000">
            <text:p>7280000</text:p>
          </table:table-cell>
          <table:table-cell office:value-type="float" office:value="9568000">
            <text:p>9568000</text:p>
          </table:table-cell>
          <table:table-cell office:value-type="float" office:value="11232000">
            <text:p>11232000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864000">
            <text:p>864000</text:p>
          </table:table-cell>
          <table:table-cell office:value-type="float" office:value="3456000">
            <text:p>3456000</text:p>
          </table:table-cell>
          <table:table-cell office:value-type="float" office:value="6696000">
            <text:p>6696000</text:p>
          </table:table-cell>
          <table:table-cell office:value-type="float" office:value="7560000">
            <text:p>7560000</text:p>
          </table:table-cell>
          <table:table-cell office:value-type="float" office:value="9936000">
            <text:p>9936000</text:p>
          </table:table-cell>
          <table:table-cell office:value-type="float" office:value="11664000">
            <text:p>11664000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896000">
            <text:p>896000</text:p>
          </table:table-cell>
          <table:table-cell office:value-type="float" office:value="3584000">
            <text:p>3584000</text:p>
          </table:table-cell>
          <table:table-cell office:value-type="float" office:value="6944000">
            <text:p>6944000</text:p>
          </table:table-cell>
          <table:table-cell office:value-type="float" office:value="7840000">
            <text:p>7840000</text:p>
          </table:table-cell>
          <table:table-cell office:value-type="float" office:value="10304000">
            <text:p>10304000</text:p>
          </table:table-cell>
          <table:table-cell office:value-type="float" office:value="12096000">
            <text:p>12096000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928000">
            <text:p>928000</text:p>
          </table:table-cell>
          <table:table-cell office:value-type="float" office:value="3712000">
            <text:p>3712000</text:p>
          </table:table-cell>
          <table:table-cell office:value-type="float" office:value="7192000">
            <text:p>7192000</text:p>
          </table:table-cell>
          <table:table-cell office:value-type="float" office:value="8120000">
            <text:p>8120000</text:p>
          </table:table-cell>
          <table:table-cell office:value-type="float" office:value="10672000">
            <text:p>10672000</text:p>
          </table:table-cell>
          <table:table-cell office:value-type="float" office:value="12528000">
            <text:p>12528000</text:p>
          </table:table-cell>
          <table:table-cell table:number-columns-repeated="1017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960000">
            <text:p>960000</text:p>
          </table:table-cell>
          <table:table-cell office:value-type="float" office:value="3840000">
            <text:p>3840000</text:p>
          </table:table-cell>
          <table:table-cell office:value-type="float" office:value="7440000">
            <text:p>7440000</text:p>
          </table:table-cell>
          <table:table-cell office:value-type="float" office:value="8400000">
            <text:p>8400000</text:p>
          </table:table-cell>
          <table:table-cell office:value-type="float" office:value="11040000">
            <text:p>11040000</text:p>
          </table:table-cell>
          <table:table-cell office:value-type="float" office:value="12960000">
            <text:p>12960000</text:p>
          </table:table-cell>
          <table:table-cell table:number-columns-repeated="1017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992000">
            <text:p>992000</text:p>
          </table:table-cell>
          <table:table-cell office:value-type="float" office:value="3968000">
            <text:p>3968000</text:p>
          </table:table-cell>
          <table:table-cell office:value-type="float" office:value="7688000">
            <text:p>7688000</text:p>
          </table:table-cell>
          <table:table-cell office:value-type="float" office:value="8680000">
            <text:p>8680000</text:p>
          </table:table-cell>
          <table:table-cell office:value-type="float" office:value="11408000">
            <text:p>11408000</text:p>
          </table:table-cell>
          <table:table-cell office:value-type="float" office:value="13392000">
            <text:p>13392000</text:p>
          </table:table-cell>
          <table:table-cell table:number-columns-repeated="1017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024000">
            <text:p>1024000</text:p>
          </table:table-cell>
          <table:table-cell office:value-type="float" office:value="4096000">
            <text:p>4096000</text:p>
          </table:table-cell>
          <table:table-cell office:value-type="float" office:value="7936000">
            <text:p>7936000</text:p>
          </table:table-cell>
          <table:table-cell office:value-type="float" office:value="8960000">
            <text:p>8960000</text:p>
          </table:table-cell>
          <table:table-cell office:value-type="float" office:value="11776000">
            <text:p>11776000</text:p>
          </table:table-cell>
          <table:table-cell office:value-type="float" office:value="13824000">
            <text:p>13824000</text:p>
          </table:table-cell>
          <table:table-cell table:number-columns-repeated="1017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1056000">
            <text:p>1056000</text:p>
          </table:table-cell>
          <table:table-cell office:value-type="float" office:value="4224000">
            <text:p>4224000</text:p>
          </table:table-cell>
          <table:table-cell office:value-type="float" office:value="8184000">
            <text:p>8184000</text:p>
          </table:table-cell>
          <table:table-cell office:value-type="float" office:value="9240000">
            <text:p>9240000</text:p>
          </table:table-cell>
          <table:table-cell office:value-type="float" office:value="12144000">
            <text:p>12144000</text:p>
          </table:table-cell>
          <table:table-cell office:value-type="float" office:value="14256000">
            <text:p>14256000</text:p>
          </table:table-cell>
          <table:table-cell table:number-columns-repeated="1017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1088000">
            <text:p>1088000</text:p>
          </table:table-cell>
          <table:table-cell office:value-type="float" office:value="4352000">
            <text:p>4352000</text:p>
          </table:table-cell>
          <table:table-cell office:value-type="float" office:value="8432000">
            <text:p>8432000</text:p>
          </table:table-cell>
          <table:table-cell office:value-type="float" office:value="9520000">
            <text:p>9520000</text:p>
          </table:table-cell>
          <table:table-cell office:value-type="float" office:value="12512000">
            <text:p>12512000</text:p>
          </table:table-cell>
          <table:table-cell office:value-type="float" office:value="14688000">
            <text:p>14688000</text:p>
          </table:table-cell>
          <table:table-cell table:number-columns-repeated="1017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1120000">
            <text:p>1120000</text:p>
          </table:table-cell>
          <table:table-cell office:value-type="float" office:value="4480000">
            <text:p>4480000</text:p>
          </table:table-cell>
          <table:table-cell office:value-type="float" office:value="8680000">
            <text:p>8680000</text:p>
          </table:table-cell>
          <table:table-cell office:value-type="float" office:value="9800000">
            <text:p>9800000</text:p>
          </table:table-cell>
          <table:table-cell office:value-type="float" office:value="12880000">
            <text:p>12880000</text:p>
          </table:table-cell>
          <table:table-cell office:value-type="float" office:value="15120000">
            <text:p>15120000</text:p>
          </table:table-cell>
          <table:table-cell table:number-columns-repeated="1017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1152000">
            <text:p>1152000</text:p>
          </table:table-cell>
          <table:table-cell office:value-type="float" office:value="4608000">
            <text:p>4608000</text:p>
          </table:table-cell>
          <table:table-cell office:value-type="float" office:value="8928000">
            <text:p>8928000</text:p>
          </table:table-cell>
          <table:table-cell office:value-type="float" office:value="10080000">
            <text:p>10080000</text:p>
          </table:table-cell>
          <table:table-cell office:value-type="float" office:value="13248000">
            <text:p>13248000</text:p>
          </table:table-cell>
          <table:table-cell office:value-type="float" office:value="15552000">
            <text:p>15552000</text:p>
          </table:table-cell>
          <table:table-cell table:number-columns-repeated="1017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1184000">
            <text:p>1184000</text:p>
          </table:table-cell>
          <table:table-cell office:value-type="float" office:value="4736000">
            <text:p>4736000</text:p>
          </table:table-cell>
          <table:table-cell office:value-type="float" office:value="9176000">
            <text:p>9176000</text:p>
          </table:table-cell>
          <table:table-cell office:value-type="float" office:value="10360000">
            <text:p>10360000</text:p>
          </table:table-cell>
          <table:table-cell office:value-type="float" office:value="13616000">
            <text:p>13616000</text:p>
          </table:table-cell>
          <table:table-cell office:value-type="float" office:value="15984000">
            <text:p>15984000</text:p>
          </table:table-cell>
          <table:table-cell table:number-columns-repeated="1017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1216000">
            <text:p>1216000</text:p>
          </table:table-cell>
          <table:table-cell office:value-type="float" office:value="4864000">
            <text:p>4864000</text:p>
          </table:table-cell>
          <table:table-cell office:value-type="float" office:value="9424000">
            <text:p>9424000</text:p>
          </table:table-cell>
          <table:table-cell office:value-type="float" office:value="10640000">
            <text:p>10640000</text:p>
          </table:table-cell>
          <table:table-cell office:value-type="float" office:value="13984000">
            <text:p>13984000</text:p>
          </table:table-cell>
          <table:table-cell office:value-type="float" office:value="16416000">
            <text:p>16416000</text:p>
          </table:table-cell>
          <table:table-cell table:number-columns-repeated="1017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1248000">
            <text:p>1248000</text:p>
          </table:table-cell>
          <table:table-cell office:value-type="float" office:value="4992000">
            <text:p>4992000</text:p>
          </table:table-cell>
          <table:table-cell office:value-type="float" office:value="9672000">
            <text:p>9672000</text:p>
          </table:table-cell>
          <table:table-cell office:value-type="float" office:value="10920000">
            <text:p>10920000</text:p>
          </table:table-cell>
          <table:table-cell office:value-type="float" office:value="14352000">
            <text:p>14352000</text:p>
          </table:table-cell>
          <table:table-cell office:value-type="float" office:value="16848000">
            <text:p>16848000</text:p>
          </table:table-cell>
          <table:table-cell table:number-columns-repeated="1017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280000">
            <text:p>1280000</text:p>
          </table:table-cell>
          <table:table-cell office:value-type="float" office:value="5120000">
            <text:p>5120000</text:p>
          </table:table-cell>
          <table:table-cell office:value-type="float" office:value="9920000">
            <text:p>9920000</text:p>
          </table:table-cell>
          <table:table-cell office:value-type="float" office:value="11200000">
            <text:p>11200000</text:p>
          </table:table-cell>
          <table:table-cell office:value-type="float" office:value="14720000">
            <text:p>14720000</text:p>
          </table:table-cell>
          <table:table-cell office:value-type="float" office:value="17280000">
            <text:p>17280000</text:p>
          </table:table-cell>
          <table:table-cell table:number-columns-repeated="1017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1312000">
            <text:p>1312000</text:p>
          </table:table-cell>
          <table:table-cell office:value-type="float" office:value="5248000">
            <text:p>5248000</text:p>
          </table:table-cell>
          <table:table-cell office:value-type="float" office:value="10168000">
            <text:p>10168000</text:p>
          </table:table-cell>
          <table:table-cell office:value-type="float" office:value="11480000">
            <text:p>11480000</text:p>
          </table:table-cell>
          <table:table-cell office:value-type="float" office:value="15088000">
            <text:p>15088000</text:p>
          </table:table-cell>
          <table:table-cell office:value-type="float" office:value="17712000">
            <text:p>17712000</text:p>
          </table:table-cell>
          <table:table-cell table:number-columns-repeated="1017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1344000">
            <text:p>1344000</text:p>
          </table:table-cell>
          <table:table-cell office:value-type="float" office:value="5376000">
            <text:p>5376000</text:p>
          </table:table-cell>
          <table:table-cell office:value-type="float" office:value="10416000">
            <text:p>10416000</text:p>
          </table:table-cell>
          <table:table-cell office:value-type="float" office:value="11760000">
            <text:p>11760000</text:p>
          </table:table-cell>
          <table:table-cell office:value-type="float" office:value="15456000">
            <text:p>15456000</text:p>
          </table:table-cell>
          <table:table-cell office:value-type="float" office:value="18144000">
            <text:p>18144000</text:p>
          </table:table-cell>
          <table:table-cell table:number-columns-repeated="1017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1376000">
            <text:p>1376000</text:p>
          </table:table-cell>
          <table:table-cell office:value-type="float" office:value="5504000">
            <text:p>5504000</text:p>
          </table:table-cell>
          <table:table-cell office:value-type="float" office:value="10664000">
            <text:p>10664000</text:p>
          </table:table-cell>
          <table:table-cell office:value-type="float" office:value="12040000">
            <text:p>12040000</text:p>
          </table:table-cell>
          <table:table-cell office:value-type="float" office:value="15824000">
            <text:p>15824000</text:p>
          </table:table-cell>
          <table:table-cell office:value-type="float" office:value="18576000">
            <text:p>18576000</text:p>
          </table:table-cell>
          <table:table-cell table:number-columns-repeated="1017"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1408000">
            <text:p>1408000</text:p>
          </table:table-cell>
          <table:table-cell office:value-type="float" office:value="5632000">
            <text:p>5632000</text:p>
          </table:table-cell>
          <table:table-cell office:value-type="float" office:value="10912000">
            <text:p>10912000</text:p>
          </table:table-cell>
          <table:table-cell office:value-type="float" office:value="12320000">
            <text:p>12320000</text:p>
          </table:table-cell>
          <table:table-cell office:value-type="float" office:value="16192000">
            <text:p>16192000</text:p>
          </table:table-cell>
          <table:table-cell office:value-type="float" office:value="19008000">
            <text:p>19008000</text:p>
          </table:table-cell>
          <table:table-cell table:number-columns-repeated="1017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440000">
            <text:p>1440000</text:p>
          </table:table-cell>
          <table:table-cell office:value-type="float" office:value="5760000">
            <text:p>5760000</text:p>
          </table:table-cell>
          <table:table-cell office:value-type="float" office:value="11160000">
            <text:p>11160000</text:p>
          </table:table-cell>
          <table:table-cell office:value-type="float" office:value="12600000">
            <text:p>12600000</text:p>
          </table:table-cell>
          <table:table-cell office:value-type="float" office:value="16560000">
            <text:p>16560000</text:p>
          </table:table-cell>
          <table:table-cell office:value-type="float" office:value="19440000">
            <text:p>19440000</text:p>
          </table:table-cell>
          <table:table-cell table:number-columns-repeated="1017"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1472000">
            <text:p>1472000</text:p>
          </table:table-cell>
          <table:table-cell office:value-type="float" office:value="5888000">
            <text:p>5888000</text:p>
          </table:table-cell>
          <table:table-cell office:value-type="float" office:value="11408000">
            <text:p>11408000</text:p>
          </table:table-cell>
          <table:table-cell office:value-type="float" office:value="12880000">
            <text:p>12880000</text:p>
          </table:table-cell>
          <table:table-cell office:value-type="float" office:value="16928000">
            <text:p>16928000</text:p>
          </table:table-cell>
          <table:table-cell office:value-type="float" office:value="19872000">
            <text:p>19872000</text:p>
          </table:table-cell>
          <table:table-cell table:number-columns-repeated="1017"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1504000">
            <text:p>1504000</text:p>
          </table:table-cell>
          <table:table-cell office:value-type="float" office:value="6016000">
            <text:p>6016000</text:p>
          </table:table-cell>
          <table:table-cell office:value-type="float" office:value="11656000">
            <text:p>11656000</text:p>
          </table:table-cell>
          <table:table-cell office:value-type="float" office:value="13160000">
            <text:p>13160000</text:p>
          </table:table-cell>
          <table:table-cell office:value-type="float" office:value="17296000">
            <text:p>17296000</text:p>
          </table:table-cell>
          <table:table-cell office:value-type="float" office:value="20304000">
            <text:p>20304000</text:p>
          </table:table-cell>
          <table:table-cell table:number-columns-repeated="1017"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1536000">
            <text:p>1536000</text:p>
          </table:table-cell>
          <table:table-cell office:value-type="float" office:value="6144000">
            <text:p>6144000</text:p>
          </table:table-cell>
          <table:table-cell office:value-type="float" office:value="11904000">
            <text:p>11904000</text:p>
          </table:table-cell>
          <table:table-cell office:value-type="float" office:value="13440000">
            <text:p>13440000</text:p>
          </table:table-cell>
          <table:table-cell office:value-type="float" office:value="17664000">
            <text:p>17664000</text:p>
          </table:table-cell>
          <table:table-cell office:value-type="float" office:value="20736000">
            <text:p>20736000</text:p>
          </table:table-cell>
          <table:table-cell table:number-columns-repeated="1017"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1568000">
            <text:p>1568000</text:p>
          </table:table-cell>
          <table:table-cell office:value-type="float" office:value="6272000">
            <text:p>6272000</text:p>
          </table:table-cell>
          <table:table-cell office:value-type="float" office:value="12152000">
            <text:p>12152000</text:p>
          </table:table-cell>
          <table:table-cell office:value-type="float" office:value="13720000">
            <text:p>13720000</text:p>
          </table:table-cell>
          <table:table-cell office:value-type="float" office:value="18032000">
            <text:p>18032000</text:p>
          </table:table-cell>
          <table:table-cell office:value-type="float" office:value="21168000">
            <text:p>21168000</text:p>
          </table:table-cell>
          <table:table-cell table:number-columns-repeated="1017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600000">
            <text:p>1600000</text:p>
          </table:table-cell>
          <table:table-cell office:value-type="float" office:value="6400000">
            <text:p>6400000</text:p>
          </table:table-cell>
          <table:table-cell office:value-type="float" office:value="12400000">
            <text:p>12400000</text:p>
          </table:table-cell>
          <table:table-cell office:value-type="float" office:value="14000000">
            <text:p>14000000</text:p>
          </table:table-cell>
          <table:table-cell office:value-type="float" office:value="18400000">
            <text:p>18400000</text:p>
          </table:table-cell>
          <table:table-cell office:value-type="float" office:value="21600000">
            <text:p>21600000</text:p>
          </table:table-cell>
          <table:table-cell table:number-columns-repeated="1017"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1632000">
            <text:p>1632000</text:p>
          </table:table-cell>
          <table:table-cell office:value-type="float" office:value="6528000">
            <text:p>6528000</text:p>
          </table:table-cell>
          <table:table-cell office:value-type="float" office:value="12648000">
            <text:p>12648000</text:p>
          </table:table-cell>
          <table:table-cell office:value-type="float" office:value="14280000">
            <text:p>14280000</text:p>
          </table:table-cell>
          <table:table-cell office:value-type="float" office:value="18768000">
            <text:p>18768000</text:p>
          </table:table-cell>
          <table:table-cell office:value-type="float" office:value="22032000">
            <text:p>22032000</text:p>
          </table:table-cell>
          <table:table-cell table:number-columns-repeated="1017"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1664000">
            <text:p>1664000</text:p>
          </table:table-cell>
          <table:table-cell office:value-type="float" office:value="6656000">
            <text:p>6656000</text:p>
          </table:table-cell>
          <table:table-cell office:value-type="float" office:value="12896000">
            <text:p>12896000</text:p>
          </table:table-cell>
          <table:table-cell office:value-type="float" office:value="14560000">
            <text:p>14560000</text:p>
          </table:table-cell>
          <table:table-cell office:value-type="float" office:value="19136000">
            <text:p>19136000</text:p>
          </table:table-cell>
          <table:table-cell office:value-type="float" office:value="22464000">
            <text:p>22464000</text:p>
          </table:table-cell>
          <table:table-cell table:number-columns-repeated="1017"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1696000">
            <text:p>1696000</text:p>
          </table:table-cell>
          <table:table-cell office:value-type="float" office:value="6784000">
            <text:p>6784000</text:p>
          </table:table-cell>
          <table:table-cell office:value-type="float" office:value="13144000">
            <text:p>13144000</text:p>
          </table:table-cell>
          <table:table-cell office:value-type="float" office:value="14840000">
            <text:p>14840000</text:p>
          </table:table-cell>
          <table:table-cell office:value-type="float" office:value="19504000">
            <text:p>19504000</text:p>
          </table:table-cell>
          <table:table-cell office:value-type="float" office:value="22896000">
            <text:p>22896000</text:p>
          </table:table-cell>
          <table:table-cell table:number-columns-repeated="1017"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1728000">
            <text:p>1728000</text:p>
          </table:table-cell>
          <table:table-cell office:value-type="float" office:value="6912000">
            <text:p>6912000</text:p>
          </table:table-cell>
          <table:table-cell office:value-type="float" office:value="13392000">
            <text:p>13392000</text:p>
          </table:table-cell>
          <table:table-cell office:value-type="float" office:value="15120000">
            <text:p>15120000</text:p>
          </table:table-cell>
          <table:table-cell office:value-type="float" office:value="19872000">
            <text:p>19872000</text:p>
          </table:table-cell>
          <table:table-cell office:value-type="float" office:value="23328000">
            <text:p>23328000</text:p>
          </table:table-cell>
          <table:table-cell table:number-columns-repeated="1017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1760000">
            <text:p>1760000</text:p>
          </table:table-cell>
          <table:table-cell office:value-type="float" office:value="7040000">
            <text:p>7040000</text:p>
          </table:table-cell>
          <table:table-cell office:value-type="float" office:value="13640000">
            <text:p>13640000</text:p>
          </table:table-cell>
          <table:table-cell office:value-type="float" office:value="15400000">
            <text:p>15400000</text:p>
          </table:table-cell>
          <table:table-cell office:value-type="float" office:value="20240000">
            <text:p>20240000</text:p>
          </table:table-cell>
          <table:table-cell office:value-type="float" office:value="23760000">
            <text:p>23760000</text:p>
          </table:table-cell>
          <table:table-cell table:number-columns-repeated="1017"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1792000">
            <text:p>1792000</text:p>
          </table:table-cell>
          <table:table-cell office:value-type="float" office:value="7168000">
            <text:p>7168000</text:p>
          </table:table-cell>
          <table:table-cell office:value-type="float" office:value="13888000">
            <text:p>13888000</text:p>
          </table:table-cell>
          <table:table-cell office:value-type="float" office:value="15680000">
            <text:p>15680000</text:p>
          </table:table-cell>
          <table:table-cell office:value-type="float" office:value="20608000">
            <text:p>20608000</text:p>
          </table:table-cell>
          <table:table-cell office:value-type="float" office:value="24192000">
            <text:p>24192000</text:p>
          </table:table-cell>
          <table:table-cell table:number-columns-repeated="1017"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1824000">
            <text:p>1824000</text:p>
          </table:table-cell>
          <table:table-cell office:value-type="float" office:value="7296000">
            <text:p>7296000</text:p>
          </table:table-cell>
          <table:table-cell office:value-type="float" office:value="14136000">
            <text:p>14136000</text:p>
          </table:table-cell>
          <table:table-cell office:value-type="float" office:value="15960000">
            <text:p>15960000</text:p>
          </table:table-cell>
          <table:table-cell office:value-type="float" office:value="20976000">
            <text:p>20976000</text:p>
          </table:table-cell>
          <table:table-cell office:value-type="float" office:value="24624000">
            <text:p>24624000</text:p>
          </table:table-cell>
          <table:table-cell table:number-columns-repeated="1017"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1856000">
            <text:p>1856000</text:p>
          </table:table-cell>
          <table:table-cell office:value-type="float" office:value="7424000">
            <text:p>7424000</text:p>
          </table:table-cell>
          <table:table-cell office:value-type="float" office:value="14384000">
            <text:p>14384000</text:p>
          </table:table-cell>
          <table:table-cell office:value-type="float" office:value="16240000">
            <text:p>16240000</text:p>
          </table:table-cell>
          <table:table-cell office:value-type="float" office:value="21344000">
            <text:p>21344000</text:p>
          </table:table-cell>
          <table:table-cell office:value-type="float" office:value="25056000">
            <text:p>25056000</text:p>
          </table:table-cell>
          <table:table-cell table:number-columns-repeated="1017"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1888000">
            <text:p>1888000</text:p>
          </table:table-cell>
          <table:table-cell office:value-type="float" office:value="7552000">
            <text:p>7552000</text:p>
          </table:table-cell>
          <table:table-cell office:value-type="float" office:value="14632000">
            <text:p>14632000</text:p>
          </table:table-cell>
          <table:table-cell office:value-type="float" office:value="16520000">
            <text:p>16520000</text:p>
          </table:table-cell>
          <table:table-cell office:value-type="float" office:value="21712000">
            <text:p>21712000</text:p>
          </table:table-cell>
          <table:table-cell office:value-type="float" office:value="25488000">
            <text:p>25488000</text:p>
          </table:table-cell>
          <table:table-cell table:number-columns-repeated="1017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920000">
            <text:p>1920000</text:p>
          </table:table-cell>
          <table:table-cell office:value-type="float" office:value="7680000">
            <text:p>7680000</text:p>
          </table:table-cell>
          <table:table-cell office:value-type="float" office:value="14880000">
            <text:p>14880000</text:p>
          </table:table-cell>
          <table:table-cell office:value-type="float" office:value="16800000">
            <text:p>16800000</text:p>
          </table:table-cell>
          <table:table-cell office:value-type="float" office:value="22080000">
            <text:p>22080000</text:p>
          </table:table-cell>
          <table:table-cell office:value-type="float" office:value="25920000">
            <text:p>25920000</text:p>
          </table:table-cell>
          <table:table-cell table:number-columns-repeated="1017"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1952000">
            <text:p>1952000</text:p>
          </table:table-cell>
          <table:table-cell office:value-type="float" office:value="7808000">
            <text:p>7808000</text:p>
          </table:table-cell>
          <table:table-cell office:value-type="float" office:value="15128000">
            <text:p>15128000</text:p>
          </table:table-cell>
          <table:table-cell office:value-type="float" office:value="17080000">
            <text:p>17080000</text:p>
          </table:table-cell>
          <table:table-cell office:value-type="float" office:value="22448000">
            <text:p>22448000</text:p>
          </table:table-cell>
          <table:table-cell office:value-type="float" office:value="26352000">
            <text:p>26352000</text:p>
          </table:table-cell>
          <table:table-cell table:number-columns-repeated="1017"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1984000">
            <text:p>1984000</text:p>
          </table:table-cell>
          <table:table-cell office:value-type="float" office:value="7936000">
            <text:p>7936000</text:p>
          </table:table-cell>
          <table:table-cell office:value-type="float" office:value="15376000">
            <text:p>15376000</text:p>
          </table:table-cell>
          <table:table-cell office:value-type="float" office:value="17360000">
            <text:p>17360000</text:p>
          </table:table-cell>
          <table:table-cell office:value-type="float" office:value="22816000">
            <text:p>22816000</text:p>
          </table:table-cell>
          <table:table-cell office:value-type="float" office:value="26784000">
            <text:p>26784000</text:p>
          </table:table-cell>
          <table:table-cell table:number-columns-repeated="1017"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2016000">
            <text:p>2016000</text:p>
          </table:table-cell>
          <table:table-cell office:value-type="float" office:value="8064000">
            <text:p>8064000</text:p>
          </table:table-cell>
          <table:table-cell office:value-type="float" office:value="15624000">
            <text:p>15624000</text:p>
          </table:table-cell>
          <table:table-cell office:value-type="float" office:value="17640000">
            <text:p>17640000</text:p>
          </table:table-cell>
          <table:table-cell office:value-type="float" office:value="23184000">
            <text:p>23184000</text:p>
          </table:table-cell>
          <table:table-cell office:value-type="float" office:value="27216000">
            <text:p>27216000</text:p>
          </table:table-cell>
          <table:table-cell table:number-columns-repeated="1017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2049480">
            <text:p>2049480</text:p>
          </table:table-cell>
          <table:table-cell office:value-type="float" office:value="8192000">
            <text:p>8192000</text:p>
          </table:table-cell>
          <table:table-cell office:value-type="float" office:value="15872000">
            <text:p>15872000</text:p>
          </table:table-cell>
          <table:table-cell office:value-type="float" office:value="17920000">
            <text:p>17920000</text:p>
          </table:table-cell>
          <table:table-cell office:value-type="float" office:value="23552000">
            <text:p>23552000</text:p>
          </table:table-cell>
          <table:table-cell office:value-type="float" office:value="27648000">
            <text:p>27648000</text:p>
          </table:table-cell>
          <table:table-cell table:number-columns-repeated="1017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2084496">
            <text:p>2084496</text:p>
          </table:table-cell>
          <table:table-cell office:value-type="float" office:value="8320000">
            <text:p>8320000</text:p>
          </table:table-cell>
          <table:table-cell office:value-type="float" office:value="16120000">
            <text:p>16120000</text:p>
          </table:table-cell>
          <table:table-cell office:value-type="float" office:value="18200000">
            <text:p>18200000</text:p>
          </table:table-cell>
          <table:table-cell office:value-type="float" office:value="23920000">
            <text:p>23920000</text:p>
          </table:table-cell>
          <table:table-cell office:value-type="float" office:value="28080000">
            <text:p>28080000</text:p>
          </table:table-cell>
          <table:table-cell table:number-columns-repeated="1017"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2112624">
            <text:p>2112624</text:p>
          </table:table-cell>
          <table:table-cell office:value-type="float" office:value="8448000">
            <text:p>8448000</text:p>
          </table:table-cell>
          <table:table-cell office:value-type="float" office:value="16368000">
            <text:p>16368000</text:p>
          </table:table-cell>
          <table:table-cell office:value-type="float" office:value="18480000">
            <text:p>18480000</text:p>
          </table:table-cell>
          <table:table-cell office:value-type="float" office:value="24288000">
            <text:p>24288000</text:p>
          </table:table-cell>
          <table:table-cell office:value-type="float" office:value="28512000">
            <text:p>28512000</text:p>
          </table:table-cell>
          <table:table-cell table:number-columns-repeated="1017"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2142456">
            <text:p>2142456</text:p>
          </table:table-cell>
          <table:table-cell office:value-type="float" office:value="8576000">
            <text:p>8576000</text:p>
          </table:table-cell>
          <table:table-cell office:value-type="float" office:value="16616000">
            <text:p>16616000</text:p>
          </table:table-cell>
          <table:table-cell office:value-type="float" office:value="18760000">
            <text:p>18760000</text:p>
          </table:table-cell>
          <table:table-cell office:value-type="float" office:value="24656000">
            <text:p>24656000</text:p>
          </table:table-cell>
          <table:table-cell office:value-type="float" office:value="28943168">
            <text:p>28943168</text:p>
          </table:table-cell>
          <table:table-cell table:number-columns-repeated="1017"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2176000">
            <text:p>2176000</text:p>
          </table:table-cell>
          <table:table-cell office:value-type="float" office:value="8704000">
            <text:p>8704000</text:p>
          </table:table-cell>
          <table:table-cell office:value-type="float" office:value="16864000">
            <text:p>16864000</text:p>
          </table:table-cell>
          <table:table-cell office:value-type="float" office:value="19040000">
            <text:p>19040000</text:p>
          </table:table-cell>
          <table:table-cell office:value-type="float" office:value="25024000">
            <text:p>25024000</text:p>
          </table:table-cell>
          <table:table-cell office:value-type="float" office:value="29376000">
            <text:p>29376000</text:p>
          </table:table-cell>
          <table:table-cell table:number-columns-repeated="1017"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2208000">
            <text:p>2208000</text:p>
          </table:table-cell>
          <table:table-cell office:value-type="float" office:value="8832000">
            <text:p>8832000</text:p>
          </table:table-cell>
          <table:table-cell office:value-type="float" office:value="17112000">
            <text:p>17112000</text:p>
          </table:table-cell>
          <table:table-cell office:value-type="float" office:value="19320000">
            <text:p>19320000</text:p>
          </table:table-cell>
          <table:table-cell office:value-type="float" office:value="25392000">
            <text:p>25392000</text:p>
          </table:table-cell>
          <table:table-cell office:value-type="float" office:value="29808000">
            <text:p>29808000</text:p>
          </table:table-cell>
          <table:table-cell table:number-columns-repeated="1017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240000">
            <text:p>2240000</text:p>
          </table:table-cell>
          <table:table-cell office:value-type="float" office:value="8960000">
            <text:p>8960000</text:p>
          </table:table-cell>
          <table:table-cell office:value-type="float" office:value="17360000">
            <text:p>17360000</text:p>
          </table:table-cell>
          <table:table-cell office:value-type="float" office:value="19600000">
            <text:p>19600000</text:p>
          </table:table-cell>
          <table:table-cell office:value-type="float" office:value="25760000">
            <text:p>25760000</text:p>
          </table:table-cell>
          <table:table-cell office:value-type="float" office:value="30240000">
            <text:p>30240000</text:p>
          </table:table-cell>
          <table:table-cell table:number-columns-repeated="1017"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2272000">
            <text:p>2272000</text:p>
          </table:table-cell>
          <table:table-cell office:value-type="float" office:value="9088000">
            <text:p>9088000</text:p>
          </table:table-cell>
          <table:table-cell office:value-type="float" office:value="17608000">
            <text:p>17608000</text:p>
          </table:table-cell>
          <table:table-cell office:value-type="float" office:value="19880000">
            <text:p>19880000</text:p>
          </table:table-cell>
          <table:table-cell office:value-type="float" office:value="26128000">
            <text:p>26128000</text:p>
          </table:table-cell>
          <table:table-cell office:value-type="float" office:value="30672000">
            <text:p>30672000</text:p>
          </table:table-cell>
          <table:table-cell table:number-columns-repeated="1017"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2304000">
            <text:p>2304000</text:p>
          </table:table-cell>
          <table:table-cell office:value-type="float" office:value="9216000">
            <text:p>9216000</text:p>
          </table:table-cell>
          <table:table-cell office:value-type="float" office:value="17856000">
            <text:p>17856000</text:p>
          </table:table-cell>
          <table:table-cell office:value-type="float" office:value="20160000">
            <text:p>20160000</text:p>
          </table:table-cell>
          <table:table-cell office:value-type="float" office:value="26496000">
            <text:p>26496000</text:p>
          </table:table-cell>
          <table:table-cell office:value-type="float" office:value="31104000">
            <text:p>31104000</text:p>
          </table:table-cell>
          <table:table-cell table:number-columns-repeated="1017"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2336000">
            <text:p>2336000</text:p>
          </table:table-cell>
          <table:table-cell office:value-type="float" office:value="9344000">
            <text:p>9344000</text:p>
          </table:table-cell>
          <table:table-cell office:value-type="float" office:value="18104000">
            <text:p>18104000</text:p>
          </table:table-cell>
          <table:table-cell office:value-type="float" office:value="20440000">
            <text:p>20440000</text:p>
          </table:table-cell>
          <table:table-cell office:value-type="float" office:value="26864000">
            <text:p>26864000</text:p>
          </table:table-cell>
          <table:table-cell office:value-type="float" office:value="31536000">
            <text:p>31536000</text:p>
          </table:table-cell>
          <table:table-cell table:number-columns-repeated="1017"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2368000">
            <text:p>2368000</text:p>
          </table:table-cell>
          <table:table-cell office:value-type="float" office:value="9472000">
            <text:p>9472000</text:p>
          </table:table-cell>
          <table:table-cell office:value-type="float" office:value="18352000">
            <text:p>18352000</text:p>
          </table:table-cell>
          <table:table-cell office:value-type="float" office:value="20720000">
            <text:p>20720000</text:p>
          </table:table-cell>
          <table:table-cell office:value-type="float" office:value="27232000">
            <text:p>27232000</text:p>
          </table:table-cell>
          <table:table-cell office:value-type="float" office:value="31968000">
            <text:p>31968000</text:p>
          </table:table-cell>
          <table:table-cell table:number-columns-repeated="1017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2400000">
            <text:p>2400000</text:p>
          </table:table-cell>
          <table:table-cell office:value-type="float" office:value="9600000">
            <text:p>9600000</text:p>
          </table:table-cell>
          <table:table-cell office:value-type="float" office:value="18600000">
            <text:p>18600000</text:p>
          </table:table-cell>
          <table:table-cell office:value-type="float" office:value="21000000">
            <text:p>21000000</text:p>
          </table:table-cell>
          <table:table-cell office:value-type="float" office:value="27600000">
            <text:p>27600000</text:p>
          </table:table-cell>
          <table:table-cell office:value-type="float" office:value="32400000">
            <text:p>32400000</text:p>
          </table:table-cell>
          <table:table-cell table:number-columns-repeated="1017"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2432000">
            <text:p>2432000</text:p>
          </table:table-cell>
          <table:table-cell office:value-type="float" office:value="9728000">
            <text:p>9728000</text:p>
          </table:table-cell>
          <table:table-cell office:value-type="float" office:value="18848000">
            <text:p>18848000</text:p>
          </table:table-cell>
          <table:table-cell office:value-type="float" office:value="21280000">
            <text:p>21280000</text:p>
          </table:table-cell>
          <table:table-cell office:value-type="float" office:value="27968000">
            <text:p>27968000</text:p>
          </table:table-cell>
          <table:table-cell office:value-type="float" office:value="32832000">
            <text:p>32832000</text:p>
          </table:table-cell>
          <table:table-cell table:number-columns-repeated="1017"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2464000">
            <text:p>2464000</text:p>
          </table:table-cell>
          <table:table-cell office:value-type="float" office:value="9856000">
            <text:p>9856000</text:p>
          </table:table-cell>
          <table:table-cell office:value-type="float" office:value="19096000">
            <text:p>19096000</text:p>
          </table:table-cell>
          <table:table-cell office:value-type="float" office:value="21560000">
            <text:p>21560000</text:p>
          </table:table-cell>
          <table:table-cell office:value-type="float" office:value="28336000">
            <text:p>28336000</text:p>
          </table:table-cell>
          <table:table-cell office:value-type="float" office:value="33264000">
            <text:p>33264000</text:p>
          </table:table-cell>
          <table:table-cell table:number-columns-repeated="1017"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2496000">
            <text:p>2496000</text:p>
          </table:table-cell>
          <table:table-cell office:value-type="float" office:value="9984000">
            <text:p>9984000</text:p>
          </table:table-cell>
          <table:table-cell office:value-type="float" office:value="19344000">
            <text:p>19344000</text:p>
          </table:table-cell>
          <table:table-cell office:value-type="float" office:value="21840000">
            <text:p>21840000</text:p>
          </table:table-cell>
          <table:table-cell office:value-type="float" office:value="28704000">
            <text:p>28704000</text:p>
          </table:table-cell>
          <table:table-cell office:value-type="float" office:value="33696000">
            <text:p>33696000</text:p>
          </table:table-cell>
          <table:table-cell table:number-columns-repeated="1017"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2528000">
            <text:p>2528000</text:p>
          </table:table-cell>
          <table:table-cell office:value-type="float" office:value="10112000">
            <text:p>10112000</text:p>
          </table:table-cell>
          <table:table-cell office:value-type="float" office:value="19592000">
            <text:p>19592000</text:p>
          </table:table-cell>
          <table:table-cell office:value-type="float" office:value="22120000">
            <text:p>22120000</text:p>
          </table:table-cell>
          <table:table-cell office:value-type="float" office:value="29072000">
            <text:p>29072000</text:p>
          </table:table-cell>
          <table:table-cell office:value-type="float" office:value="34128000">
            <text:p>34128000</text:p>
          </table:table-cell>
          <table:table-cell table:number-columns-repeated="1017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560000">
            <text:p>2560000</text:p>
          </table:table-cell>
          <table:table-cell office:value-type="float" office:value="10240000">
            <text:p>10240000</text:p>
          </table:table-cell>
          <table:table-cell office:value-type="float" office:value="19840000">
            <text:p>19840000</text:p>
          </table:table-cell>
          <table:table-cell office:value-type="float" office:value="22400000">
            <text:p>22400000</text:p>
          </table:table-cell>
          <table:table-cell office:value-type="float" office:value="29440000">
            <text:p>29440000</text:p>
          </table:table-cell>
          <table:table-cell office:value-type="float" office:value="34560000">
            <text:p>34560000</text:p>
          </table:table-cell>
          <table:table-cell table:number-columns-repeated="1017"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2592000">
            <text:p>2592000</text:p>
          </table:table-cell>
          <table:table-cell office:value-type="float" office:value="10368000">
            <text:p>10368000</text:p>
          </table:table-cell>
          <table:table-cell office:value-type="float" office:value="20088000">
            <text:p>20088000</text:p>
          </table:table-cell>
          <table:table-cell office:value-type="float" office:value="22680000">
            <text:p>22680000</text:p>
          </table:table-cell>
          <table:table-cell office:value-type="float" office:value="29808000">
            <text:p>29808000</text:p>
          </table:table-cell>
          <table:table-cell office:value-type="float" office:value="34992000">
            <text:p>34992000</text:p>
          </table:table-cell>
          <table:table-cell table:number-columns-repeated="1017"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2624000">
            <text:p>2624000</text:p>
          </table:table-cell>
          <table:table-cell office:value-type="float" office:value="10496000">
            <text:p>10496000</text:p>
          </table:table-cell>
          <table:table-cell office:value-type="float" office:value="20336000">
            <text:p>20336000</text:p>
          </table:table-cell>
          <table:table-cell office:value-type="float" office:value="22960000">
            <text:p>22960000</text:p>
          </table:table-cell>
          <table:table-cell office:value-type="float" office:value="30176000">
            <text:p>30176000</text:p>
          </table:table-cell>
          <table:table-cell office:value-type="float" office:value="35424000">
            <text:p>35424000</text:p>
          </table:table-cell>
          <table:table-cell table:number-columns-repeated="1017"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2656000">
            <text:p>2656000</text:p>
          </table:table-cell>
          <table:table-cell office:value-type="float" office:value="10624000">
            <text:p>10624000</text:p>
          </table:table-cell>
          <table:table-cell office:value-type="float" office:value="20584000">
            <text:p>20584000</text:p>
          </table:table-cell>
          <table:table-cell office:value-type="float" office:value="23240000">
            <text:p>23240000</text:p>
          </table:table-cell>
          <table:table-cell office:value-type="float" office:value="30544000">
            <text:p>30544000</text:p>
          </table:table-cell>
          <table:table-cell office:value-type="float" office:value="35856000">
            <text:p>35856000</text:p>
          </table:table-cell>
          <table:table-cell table:number-columns-repeated="1017"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688000">
            <text:p>2688000</text:p>
          </table:table-cell>
          <table:table-cell office:value-type="float" office:value="10752000">
            <text:p>10752000</text:p>
          </table:table-cell>
          <table:table-cell office:value-type="float" office:value="20832000">
            <text:p>20832000</text:p>
          </table:table-cell>
          <table:table-cell office:value-type="float" office:value="23520000">
            <text:p>23520000</text:p>
          </table:table-cell>
          <table:table-cell office:value-type="float" office:value="30912000">
            <text:p>30912000</text:p>
          </table:table-cell>
          <table:table-cell office:value-type="float" office:value="36288000">
            <text:p>36288000</text:p>
          </table:table-cell>
          <table:table-cell table:number-columns-repeated="1017"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720000">
            <text:p>2720000</text:p>
          </table:table-cell>
          <table:table-cell office:value-type="float" office:value="10880000">
            <text:p>10880000</text:p>
          </table:table-cell>
          <table:table-cell office:value-type="float" office:value="21080000">
            <text:p>21080000</text:p>
          </table:table-cell>
          <table:table-cell office:value-type="float" office:value="23800000">
            <text:p>23800000</text:p>
          </table:table-cell>
          <table:table-cell office:value-type="float" office:value="31280000">
            <text:p>31280000</text:p>
          </table:table-cell>
          <table:table-cell office:value-type="float" office:value="36720000">
            <text:p>36720000</text:p>
          </table:table-cell>
          <table:table-cell table:number-columns-repeated="1017"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752000">
            <text:p>2752000</text:p>
          </table:table-cell>
          <table:table-cell office:value-type="float" office:value="11008000">
            <text:p>11008000</text:p>
          </table:table-cell>
          <table:table-cell office:value-type="float" office:value="21328000">
            <text:p>21328000</text:p>
          </table:table-cell>
          <table:table-cell office:value-type="float" office:value="24080000">
            <text:p>24080000</text:p>
          </table:table-cell>
          <table:table-cell office:value-type="float" office:value="31648000">
            <text:p>31648000</text:p>
          </table:table-cell>
          <table:table-cell office:value-type="float" office:value="37152000">
            <text:p>37152000</text:p>
          </table:table-cell>
          <table:table-cell table:number-columns-repeated="1017"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784000">
            <text:p>2784000</text:p>
          </table:table-cell>
          <table:table-cell office:value-type="float" office:value="11136000">
            <text:p>11136000</text:p>
          </table:table-cell>
          <table:table-cell office:value-type="float" office:value="21576000">
            <text:p>21576000</text:p>
          </table:table-cell>
          <table:table-cell office:value-type="float" office:value="24360000">
            <text:p>24360000</text:p>
          </table:table-cell>
          <table:table-cell office:value-type="float" office:value="32016000">
            <text:p>32016000</text:p>
          </table:table-cell>
          <table:table-cell office:value-type="float" office:value="37584000">
            <text:p>37584000</text:p>
          </table:table-cell>
          <table:table-cell table:number-columns-repeated="1017"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816000">
            <text:p>2816000</text:p>
          </table:table-cell>
          <table:table-cell office:value-type="float" office:value="11264000">
            <text:p>11264000</text:p>
          </table:table-cell>
          <table:table-cell office:value-type="float" office:value="21824000">
            <text:p>21824000</text:p>
          </table:table-cell>
          <table:table-cell office:value-type="float" office:value="24640000">
            <text:p>24640000</text:p>
          </table:table-cell>
          <table:table-cell office:value-type="float" office:value="32384000">
            <text:p>32384000</text:p>
          </table:table-cell>
          <table:table-cell office:value-type="float" office:value="38016000">
            <text:p>38016000</text:p>
          </table:table-cell>
          <table:table-cell table:number-columns-repeated="1017"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848000">
            <text:p>2848000</text:p>
          </table:table-cell>
          <table:table-cell office:value-type="float" office:value="11392000">
            <text:p>11392000</text:p>
          </table:table-cell>
          <table:table-cell office:value-type="float" office:value="22072000">
            <text:p>22072000</text:p>
          </table:table-cell>
          <table:table-cell office:value-type="float" office:value="24920000">
            <text:p>24920000</text:p>
          </table:table-cell>
          <table:table-cell office:value-type="float" office:value="32752000">
            <text:p>32752000</text:p>
          </table:table-cell>
          <table:table-cell office:value-type="float" office:value="38251392">
            <text:p>38251392</text:p>
          </table:table-cell>
          <table:table-cell table:number-columns-repeated="1017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2880000">
            <text:p>2880000</text:p>
          </table:table-cell>
          <table:table-cell office:value-type="float" office:value="11520000">
            <text:p>11520000</text:p>
          </table:table-cell>
          <table:table-cell office:value-type="float" office:value="22320000">
            <text:p>22320000</text:p>
          </table:table-cell>
          <table:table-cell office:value-type="float" office:value="25200000">
            <text:p>25200000</text:p>
          </table:table-cell>
          <table:table-cell office:value-type="float" office:value="33120000">
            <text:p>33120000</text:p>
          </table:table-cell>
          <table:table-cell office:value-type="float" office:value="38347520">
            <text:p>38347520</text:p>
          </table:table-cell>
          <table:table-cell table:number-columns-repeated="1017"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912000">
            <text:p>2912000</text:p>
          </table:table-cell>
          <table:table-cell office:value-type="float" office:value="11648000">
            <text:p>11648000</text:p>
          </table:table-cell>
          <table:table-cell office:value-type="float" office:value="22568000">
            <text:p>22568000</text:p>
          </table:table-cell>
          <table:table-cell office:value-type="float" office:value="25480000">
            <text:p>25480000</text:p>
          </table:table-cell>
          <table:table-cell office:value-type="float" office:value="33488000">
            <text:p>33488000</text:p>
          </table:table-cell>
          <table:table-cell office:value-type="float" office:value="38582912">
            <text:p>38582912</text:p>
          </table:table-cell>
          <table:table-cell table:number-columns-repeated="1017"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944000">
            <text:p>2944000</text:p>
          </table:table-cell>
          <table:table-cell office:value-type="float" office:value="11776000">
            <text:p>11776000</text:p>
          </table:table-cell>
          <table:table-cell office:value-type="float" office:value="22816000">
            <text:p>22816000</text:p>
          </table:table-cell>
          <table:table-cell office:value-type="float" office:value="25760000">
            <text:p>25760000</text:p>
          </table:table-cell>
          <table:table-cell office:value-type="float" office:value="33856000">
            <text:p>33856000</text:p>
          </table:table-cell>
          <table:table-cell office:value-type="float" office:value="39019008">
            <text:p>39019008</text:p>
          </table:table-cell>
          <table:table-cell table:number-columns-repeated="1017"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976000">
            <text:p>2976000</text:p>
          </table:table-cell>
          <table:table-cell office:value-type="float" office:value="11904000">
            <text:p>11904000</text:p>
          </table:table-cell>
          <table:table-cell office:value-type="float" office:value="23064000">
            <text:p>23064000</text:p>
          </table:table-cell>
          <table:table-cell office:value-type="float" office:value="26040000">
            <text:p>26040000</text:p>
          </table:table-cell>
          <table:table-cell office:value-type="float" office:value="34224000">
            <text:p>34224000</text:p>
          </table:table-cell>
          <table:table-cell office:value-type="float" office:value="39451008">
            <text:p>39451008</text:p>
          </table:table-cell>
          <table:table-cell table:number-columns-repeated="1017"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3008000">
            <text:p>3008000</text:p>
          </table:table-cell>
          <table:table-cell office:value-type="float" office:value="12032000">
            <text:p>12032000</text:p>
          </table:table-cell>
          <table:table-cell office:value-type="float" office:value="23312000">
            <text:p>23312000</text:p>
          </table:table-cell>
          <table:table-cell office:value-type="float" office:value="26320000">
            <text:p>26320000</text:p>
          </table:table-cell>
          <table:table-cell office:value-type="float" office:value="34592000">
            <text:p>34592000</text:p>
          </table:table-cell>
          <table:table-cell office:value-type="float" office:value="39878912">
            <text:p>39878912</text:p>
          </table:table-cell>
          <table:table-cell table:number-columns-repeated="1017"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3040000">
            <text:p>3040000</text:p>
          </table:table-cell>
          <table:table-cell office:value-type="float" office:value="12160000">
            <text:p>12160000</text:p>
          </table:table-cell>
          <table:table-cell office:value-type="float" office:value="23560000">
            <text:p>23560000</text:p>
          </table:table-cell>
          <table:table-cell office:value-type="float" office:value="26600000">
            <text:p>26600000</text:p>
          </table:table-cell>
          <table:table-cell office:value-type="float" office:value="34960000">
            <text:p>34960000</text:p>
          </table:table-cell>
          <table:table-cell office:value-type="float" office:value="40315008">
            <text:p>40315008</text:p>
          </table:table-cell>
          <table:table-cell table:number-columns-repeated="1017"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3072000">
            <text:p>3072000</text:p>
          </table:table-cell>
          <table:table-cell office:value-type="float" office:value="12288000">
            <text:p>12288000</text:p>
          </table:table-cell>
          <table:table-cell office:value-type="float" office:value="23808000">
            <text:p>23808000</text:p>
          </table:table-cell>
          <table:table-cell office:value-type="float" office:value="26880000">
            <text:p>26880000</text:p>
          </table:table-cell>
          <table:table-cell office:value-type="float" office:value="35328000">
            <text:p>35328000</text:p>
          </table:table-cell>
          <table:table-cell office:value-type="float" office:value="40742912">
            <text:p>40742912</text:p>
          </table:table-cell>
          <table:table-cell table:number-columns-repeated="1017"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3104000">
            <text:p>3104000</text:p>
          </table:table-cell>
          <table:table-cell office:value-type="float" office:value="12416000">
            <text:p>12416000</text:p>
          </table:table-cell>
          <table:table-cell office:value-type="float" office:value="24056000">
            <text:p>24056000</text:p>
          </table:table-cell>
          <table:table-cell office:value-type="float" office:value="27160000">
            <text:p>27160000</text:p>
          </table:table-cell>
          <table:table-cell office:value-type="float" office:value="35696000">
            <text:p>35696000</text:p>
          </table:table-cell>
          <table:table-cell office:value-type="float" office:value="41179008">
            <text:p>41179008</text:p>
          </table:table-cell>
          <table:table-cell table:number-columns-repeated="1017"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3136000">
            <text:p>3136000</text:p>
          </table:table-cell>
          <table:table-cell office:value-type="float" office:value="12544000">
            <text:p>12544000</text:p>
          </table:table-cell>
          <table:table-cell office:value-type="float" office:value="24304000">
            <text:p>24304000</text:p>
          </table:table-cell>
          <table:table-cell office:value-type="float" office:value="27440000">
            <text:p>27440000</text:p>
          </table:table-cell>
          <table:table-cell office:value-type="float" office:value="36013040">
            <text:p>36013040</text:p>
          </table:table-cell>
          <table:table-cell office:value-type="float" office:value="41606912">
            <text:p>41606912</text:p>
          </table:table-cell>
          <table:table-cell table:number-columns-repeated="1017"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3168000">
            <text:p>3168000</text:p>
          </table:table-cell>
          <table:table-cell office:value-type="float" office:value="12672000">
            <text:p>12672000</text:p>
          </table:table-cell>
          <table:table-cell office:value-type="float" office:value="24552000">
            <text:p>24552000</text:p>
          </table:table-cell>
          <table:table-cell office:value-type="float" office:value="27720000">
            <text:p>27720000</text:p>
          </table:table-cell>
          <table:table-cell office:value-type="float" office:value="36432000">
            <text:p>36432000</text:p>
          </table:table-cell>
          <table:table-cell office:value-type="float" office:value="42043008">
            <text:p>42043008</text:p>
          </table:table-cell>
          <table:table-cell table:number-columns-repeated="1017"/>
        </table:table-row>
        <table:table-row table:style-name="ro1" table:number-rows-repeated="65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MapMemTable_2" table:base-cell-address="$Sets.$A$1" table:expression="maps!#REF!"/>
        <table:named-range table:name="MapMemTable_1_2" table:base-cell-address="$Sets.$A$1" table:cell-range-address="$Maps.$A$4:.$G$104"/>
        <table:named-expression table:name="MemTable_2" table:base-cell-address="$Sets.$A$1" table:expression="maps!#REF!"/>
        <table:named-expression table:name="MemTable_1" table:base-cell-address="$Sets.$A$1" table:expression="sets!#REF!"/>
        <table:named-expression table:name="MemTable_1_2" table:base-cell-address="$Sets.$A$1" table:expression="maps!#REF!"/>
        <table:named-range table:name="MemTable_1_1" table:base-cell-address="$Sets.$A$1" table:cell-range-address="$Sets.$A$4:.$G$1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1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s" style:display-name="PageStyle_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s" style:display-name="PageStyle_Ma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4T11:22:29</dc:date>
    <meta:document-statistic meta:table-count="2" meta:cell-count="1416" meta:object-count="2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3">
      <style:chart-properties chart:display-label="true" chart:tick-marks-major-inner="false" chart:tick-marks-major-outer="false" chart:logarithmic="false" chart:minimum="1" chart:maximum="100000" chart:interval-major="10000" chart:interval-minor-divisor="5" chart:reverse-direction="false" text:line-break="false" chart:link-data-style-to-source="false" chart:axis-position="0" chart:axis-label-position="outside-minimum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3">
      <style:chart-properties chart:display-label="true" chart:tick-marks-major-inner="false" chart:tick-marks-major-outer="false" chart:logarithmic="false" chart:minimum="0" chart:maximum="40000000" chart:interval-major="5000000" chart:interval-minor-divis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2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3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fo:font-family="Calibri" fo:font-size="10pt" style:font-size-asian="10pt" style:font-size-complex="10pt"/>
    </style:style>
    <style:style style:name="ch14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59240" draw:fill-color="#f59240"/>
      <style:text-properties fo:color="#000000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36.567cm" svg:height="20.66cm" xlink:href=".." chart:class="chart:scatter" chart:style-name="ch1">
        <chart:title svg:x="13.517cm" svg:y="0.414cm" chart:style-name="ch2">
          <text:p>Memory Charts for SmallCollections</text:p>
        </chart:title>
        <chart:legend chart:legend-position="end" svg:x="32.112cm" svg:y="8.395cm" chart:style-name="ch3"/>
        <chart:plot-area chart:style-name="ch4" table:cell-range-address="Sets.A4:Sets.G104" chart:data-source-has-labels="row" svg:x="1.261cm" svg:y="1.596cm" svg:width="30.121cm" svg:height="18.026cm">
          <chart:axis chart:dimension="x" chart:name="primary-x" chart:style-name="ch5">
            <chart:title svg:x="16.376cm" svg:y="19.415cm" chart:style-name="ch6">
              <text:p>Number of Collections</text:p>
            </chart:title>
          </chart:axis>
          <chart:axis chart:dimension="y" chart:name="primary-y" chart:style-name="ch7">
            <chart:title svg:x="0.732cm" svg:y="10.089cm" chart:style-name="ch6">
              <text:p>Memory Used (Bytes)</text:p>
            </chart:title>
            <chart:grid chart:style-name="ch8" chart:class="major"/>
          </chart:axis>
          <chart:series chart:style-name="ch9" chart:values-cell-range-address="Sets.B5:Sets.B104" chart:label-cell-address="Sets.B4:Sets.B4" chart:class="chart:scatter">
            <chart:domain table:cell-range-address="Sets.A5:Sets.A104"/>
            <chart:data-point chart:repeated="100"/>
          </chart:series>
          <chart:series chart:style-name="ch10" chart:values-cell-range-address="Sets.C5:Sets.C104" chart:label-cell-address="Sets.C4:Sets.C4" chart:class="chart:scatter">
            <chart:data-point chart:repeated="100"/>
          </chart:series>
          <chart:series chart:style-name="ch11" chart:values-cell-range-address="Sets.D5:Sets.D104" chart:label-cell-address="Sets.D4:Sets.D4" chart:class="chart:scatter">
            <chart:data-point chart:repeated="100"/>
          </chart:series>
          <chart:series chart:style-name="ch12" chart:values-cell-range-address="Sets.E5:Sets.E104" chart:label-cell-address="Sets.E4:Sets.E4" chart:class="chart:scatter">
            <chart:data-point chart:repeated="100"/>
          </chart:series>
          <chart:series chart:style-name="ch13" chart:values-cell-range-address="Sets.F5:Sets.F104" chart:label-cell-address="Sets.F4:Sets.F4" chart:class="chart:scatter">
            <chart:data-point chart:repeated="100"/>
          </chart:series>
          <chart:series chart:style-name="ch14" chart:values-cell-range-address="Sets.G5:Sets.G104" chart:label-cell-address="Sets.G4:Sets.G4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ets.B4:Sets.B4">EmptySmallSets</text:p>
              </table:table-cell>
              <table:table-cell office:value-type="string">
                <text:p text:id="Sets.C4:Sets.C4">EmptyHashSets</text:p>
              </table:table-cell>
              <table:table-cell office:value-type="string">
                <text:p text:id="Sets.D4:Sets.D4">OneSmallSets</text:p>
              </table:table-cell>
              <table:table-cell office:value-type="string">
                <text:p text:id="Sets.E4:Sets.E4">OneHashSets</text:p>
              </table:table-cell>
              <table:table-cell office:value-type="string">
                <text:p text:id="Sets.F4:Sets.F4">PairSmallSets</text:p>
              </table:table-cell>
              <table:table-cell office:value-type="string">
                <text:p text:id="Sets.G4:Sets.G4">PairHashSe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ets.A5:Sets.A104">0</text:p>
              </table:table-cell>
              <table:table-cell office:value-type="float" office:value="0">
                <text:p text:id="Sets.B5:Sets.B104">0</text:p>
              </table:table-cell>
              <table:table-cell office:value-type="float" office:value="0">
                <text:p text:id="Sets.C5:Sets.C104">0</text:p>
              </table:table-cell>
              <table:table-cell office:value-type="float" office:value="0">
                <text:p text:id="Sets.D5:Sets.D104">0</text:p>
              </table:table-cell>
              <table:table-cell office:value-type="float" office:value="0">
                <text:p text:id="Sets.E5:Sets.E104">0</text:p>
              </table:table-cell>
              <table:table-cell office:value-type="float" office:value="0">
                <text:p text:id="Sets.F5:Sets.F104">0</text:p>
              </table:table-cell>
              <table:table-cell office:value-type="float" office:value="0">
                <text:p text:id="Sets.G5:Sets.G10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4000">
                <text:p>24000</text:p>
              </table:table-cell>
              <table:table-cell office:value-type="float" office:value="152000">
                <text:p>152000</text:p>
              </table:table-cell>
              <table:table-cell office:value-type="float" office:value="136000">
                <text:p>136000</text:p>
              </table:table-cell>
              <table:table-cell office:value-type="float" office:value="248000">
                <text:p>248000</text:p>
              </table:table-cell>
              <table:table-cell office:value-type="float" office:value="200000">
                <text:p>200000</text:p>
              </table:table-cell>
              <table:table-cell office:value-type="float" office:value="344000">
                <text:p>34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48000">
                <text:p>48000</text:p>
              </table:table-cell>
              <table:table-cell office:value-type="float" office:value="304000">
                <text:p>304000</text:p>
              </table:table-cell>
              <table:table-cell office:value-type="float" office:value="272000">
                <text:p>272000</text:p>
              </table:table-cell>
              <table:table-cell office:value-type="float" office:value="496000">
                <text:p>496000</text:p>
              </table:table-cell>
              <table:table-cell office:value-type="float" office:value="400000">
                <text:p>400000</text:p>
              </table:table-cell>
              <table:table-cell office:value-type="float" office:value="688000">
                <text:p>68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72000">
                <text:p>72000</text:p>
              </table:table-cell>
              <table:table-cell office:value-type="float" office:value="456000">
                <text:p>456000</text:p>
              </table:table-cell>
              <table:table-cell office:value-type="float" office:value="408000">
                <text:p>408000</text:p>
              </table:table-cell>
              <table:table-cell office:value-type="float" office:value="744000">
                <text:p>744000</text:p>
              </table:table-cell>
              <table:table-cell office:value-type="float" office:value="600000">
                <text:p>600000</text:p>
              </table:table-cell>
              <table:table-cell office:value-type="float" office:value="1032000">
                <text:p>103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96000">
                <text:p>96000</text:p>
              </table:table-cell>
              <table:table-cell office:value-type="float" office:value="608000">
                <text:p>608000</text:p>
              </table:table-cell>
              <table:table-cell office:value-type="float" office:value="544000">
                <text:p>544000</text:p>
              </table:table-cell>
              <table:table-cell office:value-type="float" office:value="992000">
                <text:p>992000</text:p>
              </table:table-cell>
              <table:table-cell office:value-type="float" office:value="800000">
                <text:p>800000</text:p>
              </table:table-cell>
              <table:table-cell office:value-type="float" office:value="1376000">
                <text:p>137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20000">
                <text:p>120000</text:p>
              </table:table-cell>
              <table:table-cell office:value-type="float" office:value="760000">
                <text:p>760000</text:p>
              </table:table-cell>
              <table:table-cell office:value-type="float" office:value="680000">
                <text:p>680000</text:p>
              </table:table-cell>
              <table:table-cell office:value-type="float" office:value="1240000">
                <text:p>1240000</text:p>
              </table:table-cell>
              <table:table-cell office:value-type="float" office:value="1000000">
                <text:p>1000000</text:p>
              </table:table-cell>
              <table:table-cell office:value-type="float" office:value="1720000">
                <text:p>172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44000">
                <text:p>144000</text:p>
              </table:table-cell>
              <table:table-cell office:value-type="float" office:value="912000">
                <text:p>912000</text:p>
              </table:table-cell>
              <table:table-cell office:value-type="float" office:value="816000">
                <text:p>816000</text:p>
              </table:table-cell>
              <table:table-cell office:value-type="float" office:value="1488000">
                <text:p>1488000</text:p>
              </table:table-cell>
              <table:table-cell office:value-type="float" office:value="1200000">
                <text:p>1200000</text:p>
              </table:table-cell>
              <table:table-cell office:value-type="float" office:value="2064000">
                <text:p>206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68000">
                <text:p>168000</text:p>
              </table:table-cell>
              <table:table-cell office:value-type="float" office:value="1064000">
                <text:p>1064000</text:p>
              </table:table-cell>
              <table:table-cell office:value-type="float" office:value="952000">
                <text:p>952000</text:p>
              </table:table-cell>
              <table:table-cell office:value-type="float" office:value="1736000">
                <text:p>1736000</text:p>
              </table:table-cell>
              <table:table-cell office:value-type="float" office:value="1400000">
                <text:p>1400000</text:p>
              </table:table-cell>
              <table:table-cell office:value-type="float" office:value="2408000">
                <text:p>240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92000">
                <text:p>192000</text:p>
              </table:table-cell>
              <table:table-cell office:value-type="float" office:value="1216000">
                <text:p>1216000</text:p>
              </table:table-cell>
              <table:table-cell office:value-type="float" office:value="1088000">
                <text:p>1088000</text:p>
              </table:table-cell>
              <table:table-cell office:value-type="float" office:value="1984000">
                <text:p>1984000</text:p>
              </table:table-cell>
              <table:table-cell office:value-type="float" office:value="1600000">
                <text:p>1600000</text:p>
              </table:table-cell>
              <table:table-cell office:value-type="float" office:value="2752000">
                <text:p>275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216000">
                <text:p>216000</text:p>
              </table:table-cell>
              <table:table-cell office:value-type="float" office:value="1368000">
                <text:p>1368000</text:p>
              </table:table-cell>
              <table:table-cell office:value-type="float" office:value="1224000">
                <text:p>1224000</text:p>
              </table:table-cell>
              <table:table-cell office:value-type="float" office:value="2232000">
                <text:p>2232000</text:p>
              </table:table-cell>
              <table:table-cell office:value-type="float" office:value="1800000">
                <text:p>1800000</text:p>
              </table:table-cell>
              <table:table-cell office:value-type="float" office:value="3096000">
                <text:p>3096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40000">
                <text:p>240000</text:p>
              </table:table-cell>
              <table:table-cell office:value-type="float" office:value="1520000">
                <text:p>1520000</text:p>
              </table:table-cell>
              <table:table-cell office:value-type="float" office:value="1360000">
                <text:p>1360000</text:p>
              </table:table-cell>
              <table:table-cell office:value-type="float" office:value="2480000">
                <text:p>2480000</text:p>
              </table:table-cell>
              <table:table-cell office:value-type="float" office:value="2000000">
                <text:p>2000000</text:p>
              </table:table-cell>
              <table:table-cell office:value-type="float" office:value="3440000">
                <text:p>34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264000">
                <text:p>264000</text:p>
              </table:table-cell>
              <table:table-cell office:value-type="float" office:value="1672000">
                <text:p>1672000</text:p>
              </table:table-cell>
              <table:table-cell office:value-type="float" office:value="1496000">
                <text:p>1496000</text:p>
              </table:table-cell>
              <table:table-cell office:value-type="float" office:value="2728000">
                <text:p>2728000</text:p>
              </table:table-cell>
              <table:table-cell office:value-type="float" office:value="2200000">
                <text:p>2200000</text:p>
              </table:table-cell>
              <table:table-cell office:value-type="float" office:value="3784000">
                <text:p>378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288000">
                <text:p>288000</text:p>
              </table:table-cell>
              <table:table-cell office:value-type="float" office:value="1824000">
                <text:p>1824000</text:p>
              </table:table-cell>
              <table:table-cell office:value-type="float" office:value="1632000">
                <text:p>1632000</text:p>
              </table:table-cell>
              <table:table-cell office:value-type="float" office:value="2976000">
                <text:p>2976000</text:p>
              </table:table-cell>
              <table:table-cell office:value-type="float" office:value="2400000">
                <text:p>2400000</text:p>
              </table:table-cell>
              <table:table-cell office:value-type="float" office:value="4128000">
                <text:p>4128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312000">
                <text:p>312000</text:p>
              </table:table-cell>
              <table:table-cell office:value-type="float" office:value="1976000">
                <text:p>1976000</text:p>
              </table:table-cell>
              <table:table-cell office:value-type="float" office:value="1768000">
                <text:p>1768000</text:p>
              </table:table-cell>
              <table:table-cell office:value-type="float" office:value="3224000">
                <text:p>3224000</text:p>
              </table:table-cell>
              <table:table-cell office:value-type="float" office:value="2600000">
                <text:p>2600000</text:p>
              </table:table-cell>
              <table:table-cell office:value-type="float" office:value="4472000">
                <text:p>447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336000">
                <text:p>336000</text:p>
              </table:table-cell>
              <table:table-cell office:value-type="float" office:value="2128000">
                <text:p>2128000</text:p>
              </table:table-cell>
              <table:table-cell office:value-type="float" office:value="1904000">
                <text:p>1904000</text:p>
              </table:table-cell>
              <table:table-cell office:value-type="float" office:value="3472000">
                <text:p>3472000</text:p>
              </table:table-cell>
              <table:table-cell office:value-type="float" office:value="2800000">
                <text:p>2800000</text:p>
              </table:table-cell>
              <table:table-cell office:value-type="float" office:value="4816000">
                <text:p>4816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360000">
                <text:p>360000</text:p>
              </table:table-cell>
              <table:table-cell office:value-type="float" office:value="2280000">
                <text:p>2280000</text:p>
              </table:table-cell>
              <table:table-cell office:value-type="float" office:value="2040000">
                <text:p>2040000</text:p>
              </table:table-cell>
              <table:table-cell office:value-type="float" office:value="3720000">
                <text:p>3720000</text:p>
              </table:table-cell>
              <table:table-cell office:value-type="float" office:value="3000000">
                <text:p>3000000</text:p>
              </table:table-cell>
              <table:table-cell office:value-type="float" office:value="5160000">
                <text:p>51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384000">
                <text:p>384000</text:p>
              </table:table-cell>
              <table:table-cell office:value-type="float" office:value="2432000">
                <text:p>2432000</text:p>
              </table:table-cell>
              <table:table-cell office:value-type="float" office:value="2176000">
                <text:p>2176000</text:p>
              </table:table-cell>
              <table:table-cell office:value-type="float" office:value="3968000">
                <text:p>3968000</text:p>
              </table:table-cell>
              <table:table-cell office:value-type="float" office:value="3200000">
                <text:p>3200000</text:p>
              </table:table-cell>
              <table:table-cell office:value-type="float" office:value="5504000">
                <text:p>550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408000">
                <text:p>408000</text:p>
              </table:table-cell>
              <table:table-cell office:value-type="float" office:value="2584000">
                <text:p>2584000</text:p>
              </table:table-cell>
              <table:table-cell office:value-type="float" office:value="2312000">
                <text:p>2312000</text:p>
              </table:table-cell>
              <table:table-cell office:value-type="float" office:value="4216000">
                <text:p>4216000</text:p>
              </table:table-cell>
              <table:table-cell office:value-type="float" office:value="3400000">
                <text:p>3400000</text:p>
              </table:table-cell>
              <table:table-cell office:value-type="float" office:value="5848000">
                <text:p>5848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432000">
                <text:p>432000</text:p>
              </table:table-cell>
              <table:table-cell office:value-type="float" office:value="2736000">
                <text:p>2736000</text:p>
              </table:table-cell>
              <table:table-cell office:value-type="float" office:value="2448000">
                <text:p>2448000</text:p>
              </table:table-cell>
              <table:table-cell office:value-type="float" office:value="4464000">
                <text:p>4464000</text:p>
              </table:table-cell>
              <table:table-cell office:value-type="float" office:value="3600000">
                <text:p>3600000</text:p>
              </table:table-cell>
              <table:table-cell office:value-type="float" office:value="6192000">
                <text:p>6192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456000">
                <text:p>456000</text:p>
              </table:table-cell>
              <table:table-cell office:value-type="float" office:value="2888000">
                <text:p>2888000</text:p>
              </table:table-cell>
              <table:table-cell office:value-type="float" office:value="2584000">
                <text:p>2584000</text:p>
              </table:table-cell>
              <table:table-cell office:value-type="float" office:value="4712000">
                <text:p>4712000</text:p>
              </table:table-cell>
              <table:table-cell office:value-type="float" office:value="3800000">
                <text:p>3800000</text:p>
              </table:table-cell>
              <table:table-cell office:value-type="float" office:value="6536000">
                <text:p>653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480000">
                <text:p>480000</text:p>
              </table:table-cell>
              <table:table-cell office:value-type="float" office:value="3040000">
                <text:p>3040000</text:p>
              </table:table-cell>
              <table:table-cell office:value-type="float" office:value="2720000">
                <text:p>2720000</text:p>
              </table:table-cell>
              <table:table-cell office:value-type="float" office:value="4960000">
                <text:p>4960000</text:p>
              </table:table-cell>
              <table:table-cell office:value-type="float" office:value="4000000">
                <text:p>4000000</text:p>
              </table:table-cell>
              <table:table-cell office:value-type="float" office:value="6880000">
                <text:p>688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504000">
                <text:p>504000</text:p>
              </table:table-cell>
              <table:table-cell office:value-type="float" office:value="3192000">
                <text:p>3192000</text:p>
              </table:table-cell>
              <table:table-cell office:value-type="float" office:value="2856000">
                <text:p>2856000</text:p>
              </table:table-cell>
              <table:table-cell office:value-type="float" office:value="5208000">
                <text:p>5208000</text:p>
              </table:table-cell>
              <table:table-cell office:value-type="float" office:value="4200000">
                <text:p>4200000</text:p>
              </table:table-cell>
              <table:table-cell office:value-type="float" office:value="7224000">
                <text:p>722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528000">
                <text:p>528000</text:p>
              </table:table-cell>
              <table:table-cell office:value-type="float" office:value="3344000">
                <text:p>3344000</text:p>
              </table:table-cell>
              <table:table-cell office:value-type="float" office:value="2992000">
                <text:p>2992000</text:p>
              </table:table-cell>
              <table:table-cell office:value-type="float" office:value="5456000">
                <text:p>5456000</text:p>
              </table:table-cell>
              <table:table-cell office:value-type="float" office:value="4400000">
                <text:p>4400000</text:p>
              </table:table-cell>
              <table:table-cell office:value-type="float" office:value="7568000">
                <text:p>7568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552000">
                <text:p>552000</text:p>
              </table:table-cell>
              <table:table-cell office:value-type="float" office:value="3496000">
                <text:p>3496000</text:p>
              </table:table-cell>
              <table:table-cell office:value-type="float" office:value="3128000">
                <text:p>3128000</text:p>
              </table:table-cell>
              <table:table-cell office:value-type="float" office:value="5704000">
                <text:p>5704000</text:p>
              </table:table-cell>
              <table:table-cell office:value-type="float" office:value="4600000">
                <text:p>4600000</text:p>
              </table:table-cell>
              <table:table-cell office:value-type="float" office:value="7912000">
                <text:p>791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576000">
                <text:p>576000</text:p>
              </table:table-cell>
              <table:table-cell office:value-type="float" office:value="3648000">
                <text:p>3648000</text:p>
              </table:table-cell>
              <table:table-cell office:value-type="float" office:value="3264000">
                <text:p>3264000</text:p>
              </table:table-cell>
              <table:table-cell office:value-type="float" office:value="5952000">
                <text:p>5952000</text:p>
              </table:table-cell>
              <table:table-cell office:value-type="float" office:value="4800000">
                <text:p>4800000</text:p>
              </table:table-cell>
              <table:table-cell office:value-type="float" office:value="8256000">
                <text:p>8256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600000">
                <text:p>600000</text:p>
              </table:table-cell>
              <table:table-cell office:value-type="float" office:value="3800000">
                <text:p>3800000</text:p>
              </table:table-cell>
              <table:table-cell office:value-type="float" office:value="3400000">
                <text:p>3400000</text:p>
              </table:table-cell>
              <table:table-cell office:value-type="float" office:value="6200000">
                <text:p>6200000</text:p>
              </table:table-cell>
              <table:table-cell office:value-type="float" office:value="5000000">
                <text:p>5000000</text:p>
              </table:table-cell>
              <table:table-cell office:value-type="float" office:value="8600000">
                <text:p>86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624000">
                <text:p>624000</text:p>
              </table:table-cell>
              <table:table-cell office:value-type="float" office:value="3952000">
                <text:p>3952000</text:p>
              </table:table-cell>
              <table:table-cell office:value-type="float" office:value="3536000">
                <text:p>3536000</text:p>
              </table:table-cell>
              <table:table-cell office:value-type="float" office:value="6448000">
                <text:p>6448000</text:p>
              </table:table-cell>
              <table:table-cell office:value-type="float" office:value="5200000">
                <text:p>5200000</text:p>
              </table:table-cell>
              <table:table-cell office:value-type="float" office:value="8944000">
                <text:p>894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648000">
                <text:p>648000</text:p>
              </table:table-cell>
              <table:table-cell office:value-type="float" office:value="4104000">
                <text:p>4104000</text:p>
              </table:table-cell>
              <table:table-cell office:value-type="float" office:value="3672000">
                <text:p>3672000</text:p>
              </table:table-cell>
              <table:table-cell office:value-type="float" office:value="6696000">
                <text:p>6696000</text:p>
              </table:table-cell>
              <table:table-cell office:value-type="float" office:value="5400000">
                <text:p>5400000</text:p>
              </table:table-cell>
              <table:table-cell office:value-type="float" office:value="9288000">
                <text:p>9288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672000">
                <text:p>672000</text:p>
              </table:table-cell>
              <table:table-cell office:value-type="float" office:value="4256000">
                <text:p>4256000</text:p>
              </table:table-cell>
              <table:table-cell office:value-type="float" office:value="3808000">
                <text:p>3808000</text:p>
              </table:table-cell>
              <table:table-cell office:value-type="float" office:value="6944000">
                <text:p>6944000</text:p>
              </table:table-cell>
              <table:table-cell office:value-type="float" office:value="5600000">
                <text:p>5600000</text:p>
              </table:table-cell>
              <table:table-cell office:value-type="float" office:value="9632000">
                <text:p>9632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696000">
                <text:p>696000</text:p>
              </table:table-cell>
              <table:table-cell office:value-type="float" office:value="4408000">
                <text:p>4408000</text:p>
              </table:table-cell>
              <table:table-cell office:value-type="float" office:value="3944000">
                <text:p>3944000</text:p>
              </table:table-cell>
              <table:table-cell office:value-type="float" office:value="7192000">
                <text:p>7192000</text:p>
              </table:table-cell>
              <table:table-cell office:value-type="float" office:value="5800000">
                <text:p>5800000</text:p>
              </table:table-cell>
              <table:table-cell office:value-type="float" office:value="9976000">
                <text:p>9976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720000">
                <text:p>720000</text:p>
              </table:table-cell>
              <table:table-cell office:value-type="float" office:value="4560000">
                <text:p>4560000</text:p>
              </table:table-cell>
              <table:table-cell office:value-type="float" office:value="4080000">
                <text:p>4080000</text:p>
              </table:table-cell>
              <table:table-cell office:value-type="float" office:value="7440000">
                <text:p>7440000</text:p>
              </table:table-cell>
              <table:table-cell office:value-type="float" office:value="6000000">
                <text:p>6000000</text:p>
              </table:table-cell>
              <table:table-cell office:value-type="float" office:value="10320000">
                <text:p>1032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744000">
                <text:p>744000</text:p>
              </table:table-cell>
              <table:table-cell office:value-type="float" office:value="4712000">
                <text:p>4712000</text:p>
              </table:table-cell>
              <table:table-cell office:value-type="float" office:value="4216000">
                <text:p>4216000</text:p>
              </table:table-cell>
              <table:table-cell office:value-type="float" office:value="7688000">
                <text:p>7688000</text:p>
              </table:table-cell>
              <table:table-cell office:value-type="float" office:value="6200000">
                <text:p>6200000</text:p>
              </table:table-cell>
              <table:table-cell office:value-type="float" office:value="10664000">
                <text:p>10664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768000">
                <text:p>768000</text:p>
              </table:table-cell>
              <table:table-cell office:value-type="float" office:value="4864000">
                <text:p>4864000</text:p>
              </table:table-cell>
              <table:table-cell office:value-type="float" office:value="4352000">
                <text:p>4352000</text:p>
              </table:table-cell>
              <table:table-cell office:value-type="float" office:value="7936000">
                <text:p>7936000</text:p>
              </table:table-cell>
              <table:table-cell office:value-type="float" office:value="6400000">
                <text:p>6400000</text:p>
              </table:table-cell>
              <table:table-cell office:value-type="float" office:value="11008000">
                <text:p>1100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792000">
                <text:p>792000</text:p>
              </table:table-cell>
              <table:table-cell office:value-type="float" office:value="5016000">
                <text:p>5016000</text:p>
              </table:table-cell>
              <table:table-cell office:value-type="float" office:value="4488000">
                <text:p>4488000</text:p>
              </table:table-cell>
              <table:table-cell office:value-type="float" office:value="8184000">
                <text:p>8184000</text:p>
              </table:table-cell>
              <table:table-cell office:value-type="float" office:value="6600000">
                <text:p>6600000</text:p>
              </table:table-cell>
              <table:table-cell office:value-type="float" office:value="11352000">
                <text:p>1135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816000">
                <text:p>816000</text:p>
              </table:table-cell>
              <table:table-cell office:value-type="float" office:value="5168000">
                <text:p>5168000</text:p>
              </table:table-cell>
              <table:table-cell office:value-type="float" office:value="4624000">
                <text:p>4624000</text:p>
              </table:table-cell>
              <table:table-cell office:value-type="float" office:value="8432000">
                <text:p>8432000</text:p>
              </table:table-cell>
              <table:table-cell office:value-type="float" office:value="6800000">
                <text:p>6800000</text:p>
              </table:table-cell>
              <table:table-cell office:value-type="float" office:value="11696000">
                <text:p>11696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840000">
                <text:p>840000</text:p>
              </table:table-cell>
              <table:table-cell office:value-type="float" office:value="5320000">
                <text:p>5320000</text:p>
              </table:table-cell>
              <table:table-cell office:value-type="float" office:value="4760000">
                <text:p>4760000</text:p>
              </table:table-cell>
              <table:table-cell office:value-type="float" office:value="8680000">
                <text:p>8680000</text:p>
              </table:table-cell>
              <table:table-cell office:value-type="float" office:value="7000000">
                <text:p>7000000</text:p>
              </table:table-cell>
              <table:table-cell office:value-type="float" office:value="12040000">
                <text:p>1204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864000">
                <text:p>864000</text:p>
              </table:table-cell>
              <table:table-cell office:value-type="float" office:value="5472000">
                <text:p>5472000</text:p>
              </table:table-cell>
              <table:table-cell office:value-type="float" office:value="4896000">
                <text:p>4896000</text:p>
              </table:table-cell>
              <table:table-cell office:value-type="float" office:value="8928000">
                <text:p>8928000</text:p>
              </table:table-cell>
              <table:table-cell office:value-type="float" office:value="7200000">
                <text:p>7200000</text:p>
              </table:table-cell>
              <table:table-cell office:value-type="float" office:value="12384000">
                <text:p>12384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888000">
                <text:p>888000</text:p>
              </table:table-cell>
              <table:table-cell office:value-type="float" office:value="5624000">
                <text:p>5624000</text:p>
              </table:table-cell>
              <table:table-cell office:value-type="float" office:value="5032000">
                <text:p>5032000</text:p>
              </table:table-cell>
              <table:table-cell office:value-type="float" office:value="9176000">
                <text:p>9176000</text:p>
              </table:table-cell>
              <table:table-cell office:value-type="float" office:value="7400000">
                <text:p>7400000</text:p>
              </table:table-cell>
              <table:table-cell office:value-type="float" office:value="12728000">
                <text:p>12728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912000">
                <text:p>912000</text:p>
              </table:table-cell>
              <table:table-cell office:value-type="float" office:value="5776000">
                <text:p>5776000</text:p>
              </table:table-cell>
              <table:table-cell office:value-type="float" office:value="5168000">
                <text:p>5168000</text:p>
              </table:table-cell>
              <table:table-cell office:value-type="float" office:value="9424000">
                <text:p>9424000</text:p>
              </table:table-cell>
              <table:table-cell office:value-type="float" office:value="7600000">
                <text:p>7600000</text:p>
              </table:table-cell>
              <table:table-cell office:value-type="float" office:value="13072000">
                <text:p>13072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936000">
                <text:p>936000</text:p>
              </table:table-cell>
              <table:table-cell office:value-type="float" office:value="5928000">
                <text:p>5928000</text:p>
              </table:table-cell>
              <table:table-cell office:value-type="float" office:value="5304000">
                <text:p>5304000</text:p>
              </table:table-cell>
              <table:table-cell office:value-type="float" office:value="9672000">
                <text:p>9672000</text:p>
              </table:table-cell>
              <table:table-cell office:value-type="float" office:value="7800000">
                <text:p>7800000</text:p>
              </table:table-cell>
              <table:table-cell office:value-type="float" office:value="13416000">
                <text:p>13416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960000">
                <text:p>960000</text:p>
              </table:table-cell>
              <table:table-cell office:value-type="float" office:value="6080000">
                <text:p>6080000</text:p>
              </table:table-cell>
              <table:table-cell office:value-type="float" office:value="5440000">
                <text:p>5440000</text:p>
              </table:table-cell>
              <table:table-cell office:value-type="float" office:value="9920000">
                <text:p>9920000</text:p>
              </table:table-cell>
              <table:table-cell office:value-type="float" office:value="8000000">
                <text:p>8000000</text:p>
              </table:table-cell>
              <table:table-cell office:value-type="float" office:value="13760000">
                <text:p>1376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984000">
                <text:p>984000</text:p>
              </table:table-cell>
              <table:table-cell office:value-type="float" office:value="6232000">
                <text:p>6232000</text:p>
              </table:table-cell>
              <table:table-cell office:value-type="float" office:value="5576000">
                <text:p>5576000</text:p>
              </table:table-cell>
              <table:table-cell office:value-type="float" office:value="10168000">
                <text:p>10168000</text:p>
              </table:table-cell>
              <table:table-cell office:value-type="float" office:value="8200000">
                <text:p>8200000</text:p>
              </table:table-cell>
              <table:table-cell office:value-type="float" office:value="14104000">
                <text:p>1410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1008000">
                <text:p>1008000</text:p>
              </table:table-cell>
              <table:table-cell office:value-type="float" office:value="6384000">
                <text:p>6384000</text:p>
              </table:table-cell>
              <table:table-cell office:value-type="float" office:value="5712000">
                <text:p>5712000</text:p>
              </table:table-cell>
              <table:table-cell office:value-type="float" office:value="10416000">
                <text:p>10416000</text:p>
              </table:table-cell>
              <table:table-cell office:value-type="float" office:value="8400000">
                <text:p>8400000</text:p>
              </table:table-cell>
              <table:table-cell office:value-type="float" office:value="14448000">
                <text:p>14448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1032000">
                <text:p>1032000</text:p>
              </table:table-cell>
              <table:table-cell office:value-type="float" office:value="6536000">
                <text:p>6536000</text:p>
              </table:table-cell>
              <table:table-cell office:value-type="float" office:value="5848000">
                <text:p>5848000</text:p>
              </table:table-cell>
              <table:table-cell office:value-type="float" office:value="10664000">
                <text:p>10664000</text:p>
              </table:table-cell>
              <table:table-cell office:value-type="float" office:value="8600000">
                <text:p>8600000</text:p>
              </table:table-cell>
              <table:table-cell office:value-type="float" office:value="14792000">
                <text:p>1479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1056000">
                <text:p>1056000</text:p>
              </table:table-cell>
              <table:table-cell office:value-type="float" office:value="6688000">
                <text:p>6688000</text:p>
              </table:table-cell>
              <table:table-cell office:value-type="float" office:value="5984000">
                <text:p>5984000</text:p>
              </table:table-cell>
              <table:table-cell office:value-type="float" office:value="10912000">
                <text:p>10912000</text:p>
              </table:table-cell>
              <table:table-cell office:value-type="float" office:value="8800000">
                <text:p>8800000</text:p>
              </table:table-cell>
              <table:table-cell office:value-type="float" office:value="15136000">
                <text:p>15136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1080000">
                <text:p>1080000</text:p>
              </table:table-cell>
              <table:table-cell office:value-type="float" office:value="6840000">
                <text:p>6840000</text:p>
              </table:table-cell>
              <table:table-cell office:value-type="float" office:value="6120000">
                <text:p>6120000</text:p>
              </table:table-cell>
              <table:table-cell office:value-type="float" office:value="11160000">
                <text:p>11160000</text:p>
              </table:table-cell>
              <table:table-cell office:value-type="float" office:value="9000000">
                <text:p>9000000</text:p>
              </table:table-cell>
              <table:table-cell office:value-type="float" office:value="15480000">
                <text:p>154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1104000">
                <text:p>1104000</text:p>
              </table:table-cell>
              <table:table-cell office:value-type="float" office:value="6992000">
                <text:p>6992000</text:p>
              </table:table-cell>
              <table:table-cell office:value-type="float" office:value="6256000">
                <text:p>6256000</text:p>
              </table:table-cell>
              <table:table-cell office:value-type="float" office:value="11408000">
                <text:p>11408000</text:p>
              </table:table-cell>
              <table:table-cell office:value-type="float" office:value="9200000">
                <text:p>9200000</text:p>
              </table:table-cell>
              <table:table-cell office:value-type="float" office:value="15824000">
                <text:p>1582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1128000">
                <text:p>1128000</text:p>
              </table:table-cell>
              <table:table-cell office:value-type="float" office:value="7144000">
                <text:p>7144000</text:p>
              </table:table-cell>
              <table:table-cell office:value-type="float" office:value="6392000">
                <text:p>6392000</text:p>
              </table:table-cell>
              <table:table-cell office:value-type="float" office:value="11656000">
                <text:p>11656000</text:p>
              </table:table-cell>
              <table:table-cell office:value-type="float" office:value="9400000">
                <text:p>9400000</text:p>
              </table:table-cell>
              <table:table-cell office:value-type="float" office:value="16168000">
                <text:p>16168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1152000">
                <text:p>1152000</text:p>
              </table:table-cell>
              <table:table-cell office:value-type="float" office:value="7296000">
                <text:p>7296000</text:p>
              </table:table-cell>
              <table:table-cell office:value-type="float" office:value="6528000">
                <text:p>6528000</text:p>
              </table:table-cell>
              <table:table-cell office:value-type="float" office:value="11904000">
                <text:p>11904000</text:p>
              </table:table-cell>
              <table:table-cell office:value-type="float" office:value="9600000">
                <text:p>9600000</text:p>
              </table:table-cell>
              <table:table-cell office:value-type="float" office:value="16512000">
                <text:p>1651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1176000">
                <text:p>1176000</text:p>
              </table:table-cell>
              <table:table-cell office:value-type="float" office:value="7448000">
                <text:p>7448000</text:p>
              </table:table-cell>
              <table:table-cell office:value-type="float" office:value="6664000">
                <text:p>6664000</text:p>
              </table:table-cell>
              <table:table-cell office:value-type="float" office:value="12152000">
                <text:p>12152000</text:p>
              </table:table-cell>
              <table:table-cell office:value-type="float" office:value="9800000">
                <text:p>9800000</text:p>
              </table:table-cell>
              <table:table-cell office:value-type="float" office:value="16856000">
                <text:p>16856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1200000">
                <text:p>1200000</text:p>
              </table:table-cell>
              <table:table-cell office:value-type="float" office:value="7600000">
                <text:p>7600000</text:p>
              </table:table-cell>
              <table:table-cell office:value-type="float" office:value="6800000">
                <text:p>6800000</text:p>
              </table:table-cell>
              <table:table-cell office:value-type="float" office:value="12400000">
                <text:p>124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7200000">
                <text:p>172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1224000">
                <text:p>1224000</text:p>
              </table:table-cell>
              <table:table-cell office:value-type="float" office:value="7752000">
                <text:p>7752000</text:p>
              </table:table-cell>
              <table:table-cell office:value-type="float" office:value="6936000">
                <text:p>6936000</text:p>
              </table:table-cell>
              <table:table-cell office:value-type="float" office:value="12648000">
                <text:p>12648000</text:p>
              </table:table-cell>
              <table:table-cell office:value-type="float" office:value="10200000">
                <text:p>10200000</text:p>
              </table:table-cell>
              <table:table-cell office:value-type="float" office:value="17544000">
                <text:p>1754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1248000">
                <text:p>1248000</text:p>
              </table:table-cell>
              <table:table-cell office:value-type="float" office:value="7904000">
                <text:p>7904000</text:p>
              </table:table-cell>
              <table:table-cell office:value-type="float" office:value="7072000">
                <text:p>7072000</text:p>
              </table:table-cell>
              <table:table-cell office:value-type="float" office:value="12896000">
                <text:p>12896000</text:p>
              </table:table-cell>
              <table:table-cell office:value-type="float" office:value="10400000">
                <text:p>10400000</text:p>
              </table:table-cell>
              <table:table-cell office:value-type="float" office:value="17888000">
                <text:p>17888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1272000">
                <text:p>1272000</text:p>
              </table:table-cell>
              <table:table-cell office:value-type="float" office:value="8056000">
                <text:p>8056000</text:p>
              </table:table-cell>
              <table:table-cell office:value-type="float" office:value="7208000">
                <text:p>7208000</text:p>
              </table:table-cell>
              <table:table-cell office:value-type="float" office:value="13144000">
                <text:p>13144000</text:p>
              </table:table-cell>
              <table:table-cell office:value-type="float" office:value="10600000">
                <text:p>10600000</text:p>
              </table:table-cell>
              <table:table-cell office:value-type="float" office:value="18232000">
                <text:p>18232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1296000">
                <text:p>1296000</text:p>
              </table:table-cell>
              <table:table-cell office:value-type="float" office:value="8208000">
                <text:p>8208000</text:p>
              </table:table-cell>
              <table:table-cell office:value-type="float" office:value="7344000">
                <text:p>7344000</text:p>
              </table:table-cell>
              <table:table-cell office:value-type="float" office:value="13392000">
                <text:p>13392000</text:p>
              </table:table-cell>
              <table:table-cell office:value-type="float" office:value="10800000">
                <text:p>10800000</text:p>
              </table:table-cell>
              <table:table-cell office:value-type="float" office:value="18576000">
                <text:p>18576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1320000">
                <text:p>1320000</text:p>
              </table:table-cell>
              <table:table-cell office:value-type="float" office:value="8360000">
                <text:p>8360000</text:p>
              </table:table-cell>
              <table:table-cell office:value-type="float" office:value="7480000">
                <text:p>7480000</text:p>
              </table:table-cell>
              <table:table-cell office:value-type="float" office:value="13640000">
                <text:p>13640000</text:p>
              </table:table-cell>
              <table:table-cell office:value-type="float" office:value="11000000">
                <text:p>11000000</text:p>
              </table:table-cell>
              <table:table-cell office:value-type="float" office:value="18920000">
                <text:p>1892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1344000">
                <text:p>1344000</text:p>
              </table:table-cell>
              <table:table-cell office:value-type="float" office:value="8512000">
                <text:p>8512000</text:p>
              </table:table-cell>
              <table:table-cell office:value-type="float" office:value="7616000">
                <text:p>7616000</text:p>
              </table:table-cell>
              <table:table-cell office:value-type="float" office:value="13888000">
                <text:p>13888000</text:p>
              </table:table-cell>
              <table:table-cell office:value-type="float" office:value="11200000">
                <text:p>11200000</text:p>
              </table:table-cell>
              <table:table-cell office:value-type="float" office:value="19264000">
                <text:p>1926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1368000">
                <text:p>1368000</text:p>
              </table:table-cell>
              <table:table-cell office:value-type="float" office:value="8664000">
                <text:p>8664000</text:p>
              </table:table-cell>
              <table:table-cell office:value-type="float" office:value="7752000">
                <text:p>7752000</text:p>
              </table:table-cell>
              <table:table-cell office:value-type="float" office:value="14136000">
                <text:p>14136000</text:p>
              </table:table-cell>
              <table:table-cell office:value-type="float" office:value="11400000">
                <text:p>11400000</text:p>
              </table:table-cell>
              <table:table-cell office:value-type="float" office:value="19608000">
                <text:p>19608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1392000">
                <text:p>1392000</text:p>
              </table:table-cell>
              <table:table-cell office:value-type="float" office:value="8816000">
                <text:p>8816000</text:p>
              </table:table-cell>
              <table:table-cell office:value-type="float" office:value="7888000">
                <text:p>7888000</text:p>
              </table:table-cell>
              <table:table-cell office:value-type="float" office:value="14384000">
                <text:p>14384000</text:p>
              </table:table-cell>
              <table:table-cell office:value-type="float" office:value="11600000">
                <text:p>11600000</text:p>
              </table:table-cell>
              <table:table-cell office:value-type="float" office:value="19952000">
                <text:p>1995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1416000">
                <text:p>1416000</text:p>
              </table:table-cell>
              <table:table-cell office:value-type="float" office:value="8968000">
                <text:p>8968000</text:p>
              </table:table-cell>
              <table:table-cell office:value-type="float" office:value="8024000">
                <text:p>8024000</text:p>
              </table:table-cell>
              <table:table-cell office:value-type="float" office:value="14632000">
                <text:p>14632000</text:p>
              </table:table-cell>
              <table:table-cell office:value-type="float" office:value="11800000">
                <text:p>11800000</text:p>
              </table:table-cell>
              <table:table-cell office:value-type="float" office:value="20296000">
                <text:p>20296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1440000">
                <text:p>1440000</text:p>
              </table:table-cell>
              <table:table-cell office:value-type="float" office:value="9120000">
                <text:p>9120000</text:p>
              </table:table-cell>
              <table:table-cell office:value-type="float" office:value="8160000">
                <text:p>8160000</text:p>
              </table:table-cell>
              <table:table-cell office:value-type="float" office:value="14880000">
                <text:p>14880000</text:p>
              </table:table-cell>
              <table:table-cell office:value-type="float" office:value="12000000">
                <text:p>12000000</text:p>
              </table:table-cell>
              <table:table-cell office:value-type="float" office:value="20640000">
                <text:p>2064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1464000">
                <text:p>1464000</text:p>
              </table:table-cell>
              <table:table-cell office:value-type="float" office:value="9272000">
                <text:p>9272000</text:p>
              </table:table-cell>
              <table:table-cell office:value-type="float" office:value="8296000">
                <text:p>8296000</text:p>
              </table:table-cell>
              <table:table-cell office:value-type="float" office:value="15128000">
                <text:p>15128000</text:p>
              </table:table-cell>
              <table:table-cell office:value-type="float" office:value="12200000">
                <text:p>12200000</text:p>
              </table:table-cell>
              <table:table-cell office:value-type="float" office:value="20984000">
                <text:p>20984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1488000">
                <text:p>1488000</text:p>
              </table:table-cell>
              <table:table-cell office:value-type="float" office:value="9424000">
                <text:p>9424000</text:p>
              </table:table-cell>
              <table:table-cell office:value-type="float" office:value="8432000">
                <text:p>8432000</text:p>
              </table:table-cell>
              <table:table-cell office:value-type="float" office:value="15376000">
                <text:p>15376000</text:p>
              </table:table-cell>
              <table:table-cell office:value-type="float" office:value="12400000">
                <text:p>12400000</text:p>
              </table:table-cell>
              <table:table-cell office:value-type="float" office:value="21328000">
                <text:p>21328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1512000">
                <text:p>1512000</text:p>
              </table:table-cell>
              <table:table-cell office:value-type="float" office:value="9576000">
                <text:p>9576000</text:p>
              </table:table-cell>
              <table:table-cell office:value-type="float" office:value="8568000">
                <text:p>8568000</text:p>
              </table:table-cell>
              <table:table-cell office:value-type="float" office:value="15624000">
                <text:p>15624000</text:p>
              </table:table-cell>
              <table:table-cell office:value-type="float" office:value="12600000">
                <text:p>12600000</text:p>
              </table:table-cell>
              <table:table-cell office:value-type="float" office:value="21672000">
                <text:p>21672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1536000">
                <text:p>1536000</text:p>
              </table:table-cell>
              <table:table-cell office:value-type="float" office:value="9728000">
                <text:p>9728000</text:p>
              </table:table-cell>
              <table:table-cell office:value-type="float" office:value="8704000">
                <text:p>8704000</text:p>
              </table:table-cell>
              <table:table-cell office:value-type="float" office:value="15872000">
                <text:p>15872000</text:p>
              </table:table-cell>
              <table:table-cell office:value-type="float" office:value="12800000">
                <text:p>12800000</text:p>
              </table:table-cell>
              <table:table-cell office:value-type="float" office:value="22016000">
                <text:p>22016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1560000">
                <text:p>1560000</text:p>
              </table:table-cell>
              <table:table-cell office:value-type="float" office:value="9880000">
                <text:p>9880000</text:p>
              </table:table-cell>
              <table:table-cell office:value-type="float" office:value="8840000">
                <text:p>8840000</text:p>
              </table:table-cell>
              <table:table-cell office:value-type="float" office:value="16120000">
                <text:p>16120000</text:p>
              </table:table-cell>
              <table:table-cell office:value-type="float" office:value="13000000">
                <text:p>13000000</text:p>
              </table:table-cell>
              <table:table-cell office:value-type="float" office:value="22360000">
                <text:p>2236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1584000">
                <text:p>1584000</text:p>
              </table:table-cell>
              <table:table-cell office:value-type="float" office:value="10032000">
                <text:p>10032000</text:p>
              </table:table-cell>
              <table:table-cell office:value-type="float" office:value="8976000">
                <text:p>8976000</text:p>
              </table:table-cell>
              <table:table-cell office:value-type="float" office:value="16368000">
                <text:p>16368000</text:p>
              </table:table-cell>
              <table:table-cell office:value-type="float" office:value="13200000">
                <text:p>13200000</text:p>
              </table:table-cell>
              <table:table-cell office:value-type="float" office:value="22704000">
                <text:p>2270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1608000">
                <text:p>1608000</text:p>
              </table:table-cell>
              <table:table-cell office:value-type="float" office:value="10184000">
                <text:p>10184000</text:p>
              </table:table-cell>
              <table:table-cell office:value-type="float" office:value="9112000">
                <text:p>9112000</text:p>
              </table:table-cell>
              <table:table-cell office:value-type="float" office:value="16616000">
                <text:p>16616000</text:p>
              </table:table-cell>
              <table:table-cell office:value-type="float" office:value="13400000">
                <text:p>13400000</text:p>
              </table:table-cell>
              <table:table-cell office:value-type="float" office:value="23048000">
                <text:p>23048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1632000">
                <text:p>1632000</text:p>
              </table:table-cell>
              <table:table-cell office:value-type="float" office:value="10336000">
                <text:p>10336000</text:p>
              </table:table-cell>
              <table:table-cell office:value-type="float" office:value="9248000">
                <text:p>9248000</text:p>
              </table:table-cell>
              <table:table-cell office:value-type="float" office:value="16864000">
                <text:p>16864000</text:p>
              </table:table-cell>
              <table:table-cell office:value-type="float" office:value="13600000">
                <text:p>13600000</text:p>
              </table:table-cell>
              <table:table-cell office:value-type="float" office:value="23392000">
                <text:p>2339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1656000">
                <text:p>1656000</text:p>
              </table:table-cell>
              <table:table-cell office:value-type="float" office:value="10488000">
                <text:p>10488000</text:p>
              </table:table-cell>
              <table:table-cell office:value-type="float" office:value="9384000">
                <text:p>9384000</text:p>
              </table:table-cell>
              <table:table-cell office:value-type="float" office:value="17112000">
                <text:p>17112000</text:p>
              </table:table-cell>
              <table:table-cell office:value-type="float" office:value="13800000">
                <text:p>13800000</text:p>
              </table:table-cell>
              <table:table-cell office:value-type="float" office:value="23736000">
                <text:p>23736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1680000">
                <text:p>1680000</text:p>
              </table:table-cell>
              <table:table-cell office:value-type="float" office:value="10640000">
                <text:p>10640000</text:p>
              </table:table-cell>
              <table:table-cell office:value-type="float" office:value="9520000">
                <text:p>9520000</text:p>
              </table:table-cell>
              <table:table-cell office:value-type="float" office:value="17360000">
                <text:p>17360000</text:p>
              </table:table-cell>
              <table:table-cell office:value-type="float" office:value="14000000">
                <text:p>14000000</text:p>
              </table:table-cell>
              <table:table-cell office:value-type="float" office:value="24080000">
                <text:p>2408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1704000">
                <text:p>1704000</text:p>
              </table:table-cell>
              <table:table-cell office:value-type="float" office:value="10792000">
                <text:p>10792000</text:p>
              </table:table-cell>
              <table:table-cell office:value-type="float" office:value="9656000">
                <text:p>9656000</text:p>
              </table:table-cell>
              <table:table-cell office:value-type="float" office:value="17608000">
                <text:p>17608000</text:p>
              </table:table-cell>
              <table:table-cell office:value-type="float" office:value="14200000">
                <text:p>14200000</text:p>
              </table:table-cell>
              <table:table-cell office:value-type="float" office:value="24424000">
                <text:p>2442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1728000">
                <text:p>1728000</text:p>
              </table:table-cell>
              <table:table-cell office:value-type="float" office:value="10944000">
                <text:p>10944000</text:p>
              </table:table-cell>
              <table:table-cell office:value-type="float" office:value="9792000">
                <text:p>9792000</text:p>
              </table:table-cell>
              <table:table-cell office:value-type="float" office:value="17856000">
                <text:p>17856000</text:p>
              </table:table-cell>
              <table:table-cell office:value-type="float" office:value="14400000">
                <text:p>14400000</text:p>
              </table:table-cell>
              <table:table-cell office:value-type="float" office:value="24768000">
                <text:p>24768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1752000">
                <text:p>1752000</text:p>
              </table:table-cell>
              <table:table-cell office:value-type="float" office:value="11096000">
                <text:p>11096000</text:p>
              </table:table-cell>
              <table:table-cell office:value-type="float" office:value="9928000">
                <text:p>9928000</text:p>
              </table:table-cell>
              <table:table-cell office:value-type="float" office:value="18104000">
                <text:p>18104000</text:p>
              </table:table-cell>
              <table:table-cell office:value-type="float" office:value="14600000">
                <text:p>14600000</text:p>
              </table:table-cell>
              <table:table-cell office:value-type="float" office:value="25112000">
                <text:p>25112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1776000">
                <text:p>1776000</text:p>
              </table:table-cell>
              <table:table-cell office:value-type="float" office:value="11248000">
                <text:p>11248000</text:p>
              </table:table-cell>
              <table:table-cell office:value-type="float" office:value="10064000">
                <text:p>10064000</text:p>
              </table:table-cell>
              <table:table-cell office:value-type="float" office:value="18352000">
                <text:p>18352000</text:p>
              </table:table-cell>
              <table:table-cell office:value-type="float" office:value="14800000">
                <text:p>14800000</text:p>
              </table:table-cell>
              <table:table-cell office:value-type="float" office:value="25456000">
                <text:p>25456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1800000">
                <text:p>1800000</text:p>
              </table:table-cell>
              <table:table-cell office:value-type="float" office:value="11400000">
                <text:p>11400000</text:p>
              </table:table-cell>
              <table:table-cell office:value-type="float" office:value="10200000">
                <text:p>10200000</text:p>
              </table:table-cell>
              <table:table-cell office:value-type="float" office:value="18600000">
                <text:p>186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25800000">
                <text:p>258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1824000">
                <text:p>1824000</text:p>
              </table:table-cell>
              <table:table-cell office:value-type="float" office:value="11552000">
                <text:p>11552000</text:p>
              </table:table-cell>
              <table:table-cell office:value-type="float" office:value="10336000">
                <text:p>10336000</text:p>
              </table:table-cell>
              <table:table-cell office:value-type="float" office:value="18848000">
                <text:p>18848000</text:p>
              </table:table-cell>
              <table:table-cell office:value-type="float" office:value="15200000">
                <text:p>15200000</text:p>
              </table:table-cell>
              <table:table-cell office:value-type="float" office:value="26144000">
                <text:p>26144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1848000">
                <text:p>1848000</text:p>
              </table:table-cell>
              <table:table-cell office:value-type="float" office:value="11704000">
                <text:p>11704000</text:p>
              </table:table-cell>
              <table:table-cell office:value-type="float" office:value="10472000">
                <text:p>10472000</text:p>
              </table:table-cell>
              <table:table-cell office:value-type="float" office:value="19096000">
                <text:p>19096000</text:p>
              </table:table-cell>
              <table:table-cell office:value-type="float" office:value="15400000">
                <text:p>15400000</text:p>
              </table:table-cell>
              <table:table-cell office:value-type="float" office:value="26488000">
                <text:p>26488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1872000">
                <text:p>1872000</text:p>
              </table:table-cell>
              <table:table-cell office:value-type="float" office:value="11856000">
                <text:p>11856000</text:p>
              </table:table-cell>
              <table:table-cell office:value-type="float" office:value="10608000">
                <text:p>10608000</text:p>
              </table:table-cell>
              <table:table-cell office:value-type="float" office:value="19344000">
                <text:p>19344000</text:p>
              </table:table-cell>
              <table:table-cell office:value-type="float" office:value="15600000">
                <text:p>15600000</text:p>
              </table:table-cell>
              <table:table-cell office:value-type="float" office:value="26832000">
                <text:p>26832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1896000">
                <text:p>1896000</text:p>
              </table:table-cell>
              <table:table-cell office:value-type="float" office:value="12008000">
                <text:p>12008000</text:p>
              </table:table-cell>
              <table:table-cell office:value-type="float" office:value="10744000">
                <text:p>10744000</text:p>
              </table:table-cell>
              <table:table-cell office:value-type="float" office:value="19592000">
                <text:p>19592000</text:p>
              </table:table-cell>
              <table:table-cell office:value-type="float" office:value="15800000">
                <text:p>15800000</text:p>
              </table:table-cell>
              <table:table-cell office:value-type="float" office:value="27176000">
                <text:p>27176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1920000">
                <text:p>1920000</text:p>
              </table:table-cell>
              <table:table-cell office:value-type="float" office:value="12160000">
                <text:p>12160000</text:p>
              </table:table-cell>
              <table:table-cell office:value-type="float" office:value="10880000">
                <text:p>10880000</text:p>
              </table:table-cell>
              <table:table-cell office:value-type="float" office:value="19840000">
                <text:p>19840000</text:p>
              </table:table-cell>
              <table:table-cell office:value-type="float" office:value="16000000">
                <text:p>16000000</text:p>
              </table:table-cell>
              <table:table-cell office:value-type="float" office:value="27520000">
                <text:p>275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1944000">
                <text:p>1944000</text:p>
              </table:table-cell>
              <table:table-cell office:value-type="float" office:value="12312000">
                <text:p>12312000</text:p>
              </table:table-cell>
              <table:table-cell office:value-type="float" office:value="11016000">
                <text:p>11016000</text:p>
              </table:table-cell>
              <table:table-cell office:value-type="float" office:value="20088000">
                <text:p>20088000</text:p>
              </table:table-cell>
              <table:table-cell office:value-type="float" office:value="16200000">
                <text:p>16200000</text:p>
              </table:table-cell>
              <table:table-cell office:value-type="float" office:value="27864000">
                <text:p>27864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1968000">
                <text:p>1968000</text:p>
              </table:table-cell>
              <table:table-cell office:value-type="float" office:value="12464000">
                <text:p>12464000</text:p>
              </table:table-cell>
              <table:table-cell office:value-type="float" office:value="11152000">
                <text:p>11152000</text:p>
              </table:table-cell>
              <table:table-cell office:value-type="float" office:value="20336000">
                <text:p>20336000</text:p>
              </table:table-cell>
              <table:table-cell office:value-type="float" office:value="16400000">
                <text:p>16400000</text:p>
              </table:table-cell>
              <table:table-cell office:value-type="float" office:value="28208000">
                <text:p>28208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1992000">
                <text:p>1992000</text:p>
              </table:table-cell>
              <table:table-cell office:value-type="float" office:value="12616000">
                <text:p>12616000</text:p>
              </table:table-cell>
              <table:table-cell office:value-type="float" office:value="11288000">
                <text:p>11288000</text:p>
              </table:table-cell>
              <table:table-cell office:value-type="float" office:value="20584000">
                <text:p>20584000</text:p>
              </table:table-cell>
              <table:table-cell office:value-type="float" office:value="16600000">
                <text:p>16600000</text:p>
              </table:table-cell>
              <table:table-cell office:value-type="float" office:value="28552000">
                <text:p>2855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2016000">
                <text:p>2016000</text:p>
              </table:table-cell>
              <table:table-cell office:value-type="float" office:value="12768000">
                <text:p>12768000</text:p>
              </table:table-cell>
              <table:table-cell office:value-type="float" office:value="11424000">
                <text:p>11424000</text:p>
              </table:table-cell>
              <table:table-cell office:value-type="float" office:value="20832000">
                <text:p>20832000</text:p>
              </table:table-cell>
              <table:table-cell office:value-type="float" office:value="16800000">
                <text:p>16800000</text:p>
              </table:table-cell>
              <table:table-cell office:value-type="float" office:value="28896000">
                <text:p>28896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2040000">
                <text:p>2040000</text:p>
              </table:table-cell>
              <table:table-cell office:value-type="float" office:value="12920000">
                <text:p>12920000</text:p>
              </table:table-cell>
              <table:table-cell office:value-type="float" office:value="11560000">
                <text:p>11560000</text:p>
              </table:table-cell>
              <table:table-cell office:value-type="float" office:value="21080000">
                <text:p>21080000</text:p>
              </table:table-cell>
              <table:table-cell office:value-type="float" office:value="17000000">
                <text:p>17000000</text:p>
              </table:table-cell>
              <table:table-cell office:value-type="float" office:value="29240000">
                <text:p>2924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2064000">
                <text:p>2064000</text:p>
              </table:table-cell>
              <table:table-cell office:value-type="float" office:value="13072000">
                <text:p>13072000</text:p>
              </table:table-cell>
              <table:table-cell office:value-type="float" office:value="11696000">
                <text:p>11696000</text:p>
              </table:table-cell>
              <table:table-cell office:value-type="float" office:value="21328000">
                <text:p>21328000</text:p>
              </table:table-cell>
              <table:table-cell office:value-type="float" office:value="17200000">
                <text:p>17200000</text:p>
              </table:table-cell>
              <table:table-cell office:value-type="float" office:value="29584000">
                <text:p>29584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2088000">
                <text:p>2088000</text:p>
              </table:table-cell>
              <table:table-cell office:value-type="float" office:value="13224000">
                <text:p>13224000</text:p>
              </table:table-cell>
              <table:table-cell office:value-type="float" office:value="11832000">
                <text:p>11832000</text:p>
              </table:table-cell>
              <table:table-cell office:value-type="float" office:value="21576000">
                <text:p>21576000</text:p>
              </table:table-cell>
              <table:table-cell office:value-type="float" office:value="17400000">
                <text:p>17400000</text:p>
              </table:table-cell>
              <table:table-cell office:value-type="float" office:value="29928000">
                <text:p>29928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2112000">
                <text:p>2112000</text:p>
              </table:table-cell>
              <table:table-cell office:value-type="float" office:value="13376000">
                <text:p>13376000</text:p>
              </table:table-cell>
              <table:table-cell office:value-type="float" office:value="11968000">
                <text:p>11968000</text:p>
              </table:table-cell>
              <table:table-cell office:value-type="float" office:value="21824000">
                <text:p>21824000</text:p>
              </table:table-cell>
              <table:table-cell office:value-type="float" office:value="17600000">
                <text:p>17600000</text:p>
              </table:table-cell>
              <table:table-cell office:value-type="float" office:value="30272000">
                <text:p>30272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2136000">
                <text:p>2136000</text:p>
              </table:table-cell>
              <table:table-cell office:value-type="float" office:value="13528000">
                <text:p>13528000</text:p>
              </table:table-cell>
              <table:table-cell office:value-type="float" office:value="12104000">
                <text:p>12104000</text:p>
              </table:table-cell>
              <table:table-cell office:value-type="float" office:value="22072000">
                <text:p>22072000</text:p>
              </table:table-cell>
              <table:table-cell office:value-type="float" office:value="17800000">
                <text:p>17800000</text:p>
              </table:table-cell>
              <table:table-cell office:value-type="float" office:value="30614960">
                <text:p>30614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2160000">
                <text:p>2160000</text:p>
              </table:table-cell>
              <table:table-cell office:value-type="float" office:value="13680000">
                <text:p>13680000</text:p>
              </table:table-cell>
              <table:table-cell office:value-type="float" office:value="12240000">
                <text:p>12240000</text:p>
              </table:table-cell>
              <table:table-cell office:value-type="float" office:value="22320000">
                <text:p>22320000</text:p>
              </table:table-cell>
              <table:table-cell office:value-type="float" office:value="18000000">
                <text:p>18000000</text:p>
              </table:table-cell>
              <table:table-cell office:value-type="float" office:value="30960000">
                <text:p>3096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2184000">
                <text:p>2184000</text:p>
              </table:table-cell>
              <table:table-cell office:value-type="float" office:value="13832000">
                <text:p>13832000</text:p>
              </table:table-cell>
              <table:table-cell office:value-type="float" office:value="12376000">
                <text:p>12376000</text:p>
              </table:table-cell>
              <table:table-cell office:value-type="float" office:value="22568000">
                <text:p>22568000</text:p>
              </table:table-cell>
              <table:table-cell office:value-type="float" office:value="18200000">
                <text:p>18200000</text:p>
              </table:table-cell>
              <table:table-cell office:value-type="float" office:value="31304000">
                <text:p>31304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2208000">
                <text:p>2208000</text:p>
              </table:table-cell>
              <table:table-cell office:value-type="float" office:value="13984000">
                <text:p>13984000</text:p>
              </table:table-cell>
              <table:table-cell office:value-type="float" office:value="12512000">
                <text:p>12512000</text:p>
              </table:table-cell>
              <table:table-cell office:value-type="float" office:value="22816000">
                <text:p>22816000</text:p>
              </table:table-cell>
              <table:table-cell office:value-type="float" office:value="18400000">
                <text:p>18400000</text:p>
              </table:table-cell>
              <table:table-cell office:value-type="float" office:value="31648000">
                <text:p>31648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2232000">
                <text:p>2232000</text:p>
              </table:table-cell>
              <table:table-cell office:value-type="float" office:value="14136000">
                <text:p>14136000</text:p>
              </table:table-cell>
              <table:table-cell office:value-type="float" office:value="12648000">
                <text:p>12648000</text:p>
              </table:table-cell>
              <table:table-cell office:value-type="float" office:value="23064000">
                <text:p>23064000</text:p>
              </table:table-cell>
              <table:table-cell office:value-type="float" office:value="18600000">
                <text:p>18600000</text:p>
              </table:table-cell>
              <table:table-cell office:value-type="float" office:value="31992000">
                <text:p>31992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2256000">
                <text:p>2256000</text:p>
              </table:table-cell>
              <table:table-cell office:value-type="float" office:value="14288000">
                <text:p>14288000</text:p>
              </table:table-cell>
              <table:table-cell office:value-type="float" office:value="12784000">
                <text:p>12784000</text:p>
              </table:table-cell>
              <table:table-cell office:value-type="float" office:value="23312000">
                <text:p>23312000</text:p>
              </table:table-cell>
              <table:table-cell office:value-type="float" office:value="18800000">
                <text:p>18800000</text:p>
              </table:table-cell>
              <table:table-cell office:value-type="float" office:value="32336000">
                <text:p>3233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2280000">
                <text:p>2280000</text:p>
              </table:table-cell>
              <table:table-cell office:value-type="float" office:value="14440000">
                <text:p>14440000</text:p>
              </table:table-cell>
              <table:table-cell office:value-type="float" office:value="12920000">
                <text:p>12920000</text:p>
              </table:table-cell>
              <table:table-cell office:value-type="float" office:value="23560000">
                <text:p>23560000</text:p>
              </table:table-cell>
              <table:table-cell office:value-type="float" office:value="19000000">
                <text:p>19000000</text:p>
              </table:table-cell>
              <table:table-cell office:value-type="float" office:value="32679760">
                <text:p>326797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2304000">
                <text:p>2304000</text:p>
              </table:table-cell>
              <table:table-cell office:value-type="float" office:value="14592000">
                <text:p>14592000</text:p>
              </table:table-cell>
              <table:table-cell office:value-type="float" office:value="13056000">
                <text:p>13056000</text:p>
              </table:table-cell>
              <table:table-cell office:value-type="float" office:value="23808000">
                <text:p>23808000</text:p>
              </table:table-cell>
              <table:table-cell office:value-type="float" office:value="19200000">
                <text:p>19200000</text:p>
              </table:table-cell>
              <table:table-cell office:value-type="float" office:value="33024000">
                <text:p>33024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2328000">
                <text:p>2328000</text:p>
              </table:table-cell>
              <table:table-cell office:value-type="float" office:value="14744000">
                <text:p>14744000</text:p>
              </table:table-cell>
              <table:table-cell office:value-type="float" office:value="13192000">
                <text:p>13192000</text:p>
              </table:table-cell>
              <table:table-cell office:value-type="float" office:value="24056000">
                <text:p>24056000</text:p>
              </table:table-cell>
              <table:table-cell office:value-type="float" office:value="19400000">
                <text:p>19400000</text:p>
              </table:table-cell>
              <table:table-cell office:value-type="float" office:value="33368000">
                <text:p>33368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2352000">
                <text:p>2352000</text:p>
              </table:table-cell>
              <table:table-cell office:value-type="float" office:value="14896000">
                <text:p>14896000</text:p>
              </table:table-cell>
              <table:table-cell office:value-type="float" office:value="13328000">
                <text:p>13328000</text:p>
              </table:table-cell>
              <table:table-cell office:value-type="float" office:value="24304000">
                <text:p>24304000</text:p>
              </table:table-cell>
              <table:table-cell office:value-type="float" office:value="19600000">
                <text:p>19600000</text:p>
              </table:table-cell>
              <table:table-cell office:value-type="float" office:value="33712000">
                <text:p>33712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2376000">
                <text:p>2376000</text:p>
              </table:table-cell>
              <table:table-cell office:value-type="float" office:value="15048000">
                <text:p>15048000</text:p>
              </table:table-cell>
              <table:table-cell office:value-type="float" office:value="13464000">
                <text:p>13464000</text:p>
              </table:table-cell>
              <table:table-cell office:value-type="float" office:value="24552000">
                <text:p>24552000</text:p>
              </table:table-cell>
              <table:table-cell office:value-type="float" office:value="19800000">
                <text:p>19800000</text:p>
              </table:table-cell>
              <table:table-cell office:value-type="float" office:value="34056000">
                <text:p>3405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/>
    </style:style>
    <style:style style:name="ch5" style:family="chart" style:data-style-name="N3">
      <style:chart-properties chart:display-label="true" chart:tick-marks-major-inner="false" chart:tick-marks-major-outer="false" chart:logarithmic="false" chart:minimum="1" chart:maximum="100000" chart:interval-major="10000" chart:interval-minor-divisor="5" chart:reverse-direction="false" text:line-break="false" chart:link-data-style-to-source="false" chart:axis-position="0" chart:axis-label-position="outside-minimum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3">
      <style:chart-properties chart:display-label="true" chart:tick-marks-major-inner="false" chart:tick-marks-major-outer="false" chart:logarithmic="false" chart:minimum="0" chart:maximum="50000000" chart:interval-major="5000000" chart:interval-minor-divis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0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2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fo:font-family="Calibri" fo:font-size="10pt" style:font-size-asian="10pt" style:font-size-complex="10pt"/>
    </style:style>
    <style:style style:name="ch13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fo:font-family="Calibri" fo:font-size="10pt" style:font-size-asian="10pt" style:font-size-complex="10pt"/>
    </style:style>
    <style:style style:name="ch14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59240" draw:fill-color="#f59240"/>
      <style:text-properties fo:color="#000000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30.051cm" svg:height="15.495cm" xlink:href=".." chart:class="chart:scatter" chart:style-name="ch1">
        <chart:title svg:x="10.259cm" svg:y="0.31cm" chart:style-name="ch2">
          <text:p>Memory Charts for SmallCollections</text:p>
        </chart:title>
        <chart:legend chart:legend-position="end" svg:x="25.47cm" svg:y="5.812cm" chart:style-name="ch3"/>
        <chart:plot-area chart:style-name="ch4" table:cell-range-address="Maps.A4:Maps.G104" chart:data-source-has-labels="row" svg:x="1.001cm" svg:y="1.388cm" svg:width="23.869cm" svg:height="13.381cm">
          <chart:axis chart:dimension="x" chart:name="primary-x" chart:style-name="ch5">
            <chart:title svg:x="12.99cm" svg:y="14.458cm" chart:style-name="ch6">
              <text:p>Number of Collections</text:p>
            </chart:title>
          </chart:axis>
          <chart:axis chart:dimension="y" chart:name="primary-y" chart:style-name="ch7">
            <chart:title svg:x="0.602cm" svg:y="7.559cm" chart:style-name="ch6">
              <text:p>Memory Used (Bytes)</text:p>
            </chart:title>
            <chart:grid chart:style-name="ch8" chart:class="major"/>
          </chart:axis>
          <chart:series chart:style-name="ch9" chart:values-cell-range-address="Maps.B5:Maps.B104" chart:label-cell-address="Maps.B4:Maps.B4" chart:class="chart:scatter">
            <chart:domain table:cell-range-address="Maps.A5:Maps.A104"/>
            <chart:data-point chart:repeated="100"/>
          </chart:series>
          <chart:series chart:style-name="ch10" chart:values-cell-range-address="Maps.C5:Maps.C104" chart:label-cell-address="Maps.C4:Maps.C4" chart:class="chart:scatter">
            <chart:data-point chart:repeated="100"/>
          </chart:series>
          <chart:series chart:style-name="ch11" chart:values-cell-range-address="Maps.D5:Maps.D104" chart:label-cell-address="Maps.D4:Maps.D4" chart:class="chart:scatter">
            <chart:data-point chart:repeated="100"/>
          </chart:series>
          <chart:series chart:style-name="ch12" chart:values-cell-range-address="Maps.E5:Maps.E104" chart:label-cell-address="Maps.E4:Maps.E4" chart:class="chart:scatter">
            <chart:data-point chart:repeated="100"/>
          </chart:series>
          <chart:series chart:style-name="ch13" chart:values-cell-range-address="Maps.F5:Maps.F104" chart:label-cell-address="Maps.F4:Maps.F4" chart:class="chart:scatter">
            <chart:data-point chart:repeated="100"/>
          </chart:series>
          <chart:series chart:style-name="ch14" chart:values-cell-range-address="Maps.G5:Maps.G104" chart:label-cell-address="Maps.G4:Maps.G4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ps.B4:Maps.B4">EmptySmallMaps</text:p>
              </table:table-cell>
              <table:table-cell office:value-type="string">
                <text:p text:id="Maps.C4:Maps.C4">EmptyHashMaps</text:p>
              </table:table-cell>
              <table:table-cell office:value-type="string">
                <text:p text:id="Maps.D4:Maps.D4">OneSmallMaps</text:p>
              </table:table-cell>
              <table:table-cell office:value-type="string">
                <text:p text:id="Maps.E4:Maps.E4">OneHashMaps</text:p>
              </table:table-cell>
              <table:table-cell office:value-type="string">
                <text:p text:id="Maps.F4:Maps.F4">PairSmallMaps</text:p>
              </table:table-cell>
              <table:table-cell office:value-type="string">
                <text:p text:id="Maps.G4:Maps.G4">PairHashM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aps.A5:Maps.A104">0</text:p>
              </table:table-cell>
              <table:table-cell office:value-type="float" office:value="0">
                <text:p text:id="Maps.B5:Maps.B104">0</text:p>
              </table:table-cell>
              <table:table-cell office:value-type="float" office:value="-88">
                <text:p text:id="Maps.C5:Maps.C104">-88</text:p>
              </table:table-cell>
              <table:table-cell office:value-type="float" office:value="0">
                <text:p text:id="Maps.D5:Maps.D104">0</text:p>
              </table:table-cell>
              <table:table-cell office:value-type="float" office:value="0">
                <text:p text:id="Maps.E5:Maps.E104">0</text:p>
              </table:table-cell>
              <table:table-cell office:value-type="float" office:value="0">
                <text:p text:id="Maps.F5:Maps.F104">0</text:p>
              </table:table-cell>
              <table:table-cell office:value-type="float" office:value="0">
                <text:p text:id="Maps.G5:Maps.G10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1792">
                <text:p>31792</text:p>
              </table:table-cell>
              <table:table-cell office:value-type="float" office:value="128000">
                <text:p>128000</text:p>
              </table:table-cell>
              <table:table-cell office:value-type="float" office:value="248000">
                <text:p>248000</text:p>
              </table:table-cell>
              <table:table-cell office:value-type="float" office:value="280000">
                <text:p>280000</text:p>
              </table:table-cell>
              <table:table-cell office:value-type="float" office:value="368000">
                <text:p>368000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64000">
                <text:p>64000</text:p>
              </table:table-cell>
              <table:table-cell office:value-type="float" office:value="256000">
                <text:p>256000</text:p>
              </table:table-cell>
              <table:table-cell office:value-type="float" office:value="496000">
                <text:p>496000</text:p>
              </table:table-cell>
              <table:table-cell office:value-type="float" office:value="560000">
                <text:p>560000</text:p>
              </table:table-cell>
              <table:table-cell office:value-type="float" office:value="736000">
                <text:p>736000</text:p>
              </table:table-cell>
              <table:table-cell office:value-type="float" office:value="864000">
                <text:p>86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96000">
                <text:p>96000</text:p>
              </table:table-cell>
              <table:table-cell office:value-type="float" office:value="384000">
                <text:p>384000</text:p>
              </table:table-cell>
              <table:table-cell office:value-type="float" office:value="744000">
                <text:p>744000</text:p>
              </table:table-cell>
              <table:table-cell office:value-type="float" office:value="840000">
                <text:p>840000</text:p>
              </table:table-cell>
              <table:table-cell office:value-type="float" office:value="1104000">
                <text:p>1104000</text:p>
              </table:table-cell>
              <table:table-cell office:value-type="float" office:value="1296000">
                <text:p>129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28000">
                <text:p>128000</text:p>
              </table:table-cell>
              <table:table-cell office:value-type="float" office:value="512000">
                <text:p>512000</text:p>
              </table:table-cell>
              <table:table-cell office:value-type="float" office:value="992000">
                <text:p>992000</text:p>
              </table:table-cell>
              <table:table-cell office:value-type="float" office:value="1120000">
                <text:p>1120000</text:p>
              </table:table-cell>
              <table:table-cell office:value-type="float" office:value="1472000">
                <text:p>1472000</text:p>
              </table:table-cell>
              <table:table-cell office:value-type="float" office:value="1728000">
                <text:p>172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60000">
                <text:p>160000</text:p>
              </table:table-cell>
              <table:table-cell office:value-type="float" office:value="640000">
                <text:p>640000</text:p>
              </table:table-cell>
              <table:table-cell office:value-type="float" office:value="1240000">
                <text:p>1240000</text:p>
              </table:table-cell>
              <table:table-cell office:value-type="float" office:value="1400000">
                <text:p>1400000</text:p>
              </table:table-cell>
              <table:table-cell office:value-type="float" office:value="1840000">
                <text:p>1840000</text:p>
              </table:table-cell>
              <table:table-cell office:value-type="float" office:value="2160000">
                <text:p>216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92000">
                <text:p>192000</text:p>
              </table:table-cell>
              <table:table-cell office:value-type="float" office:value="768000">
                <text:p>768000</text:p>
              </table:table-cell>
              <table:table-cell office:value-type="float" office:value="1488000">
                <text:p>1488000</text:p>
              </table:table-cell>
              <table:table-cell office:value-type="float" office:value="1680000">
                <text:p>1680000</text:p>
              </table:table-cell>
              <table:table-cell office:value-type="float" office:value="2208000">
                <text:p>2208000</text:p>
              </table:table-cell>
              <table:table-cell office:value-type="float" office:value="2592000">
                <text:p>259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24000">
                <text:p>224000</text:p>
              </table:table-cell>
              <table:table-cell office:value-type="float" office:value="896000">
                <text:p>896000</text:p>
              </table:table-cell>
              <table:table-cell office:value-type="float" office:value="1736000">
                <text:p>1736000</text:p>
              </table:table-cell>
              <table:table-cell office:value-type="float" office:value="1960000">
                <text:p>1960000</text:p>
              </table:table-cell>
              <table:table-cell office:value-type="float" office:value="2576000">
                <text:p>2576000</text:p>
              </table:table-cell>
              <table:table-cell office:value-type="float" office:value="3024000">
                <text:p>302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256000">
                <text:p>256000</text:p>
              </table:table-cell>
              <table:table-cell office:value-type="float" office:value="1024000">
                <text:p>1024000</text:p>
              </table:table-cell>
              <table:table-cell office:value-type="float" office:value="1984000">
                <text:p>1984000</text:p>
              </table:table-cell>
              <table:table-cell office:value-type="float" office:value="2240000">
                <text:p>2240000</text:p>
              </table:table-cell>
              <table:table-cell office:value-type="float" office:value="2944000">
                <text:p>2944000</text:p>
              </table:table-cell>
              <table:table-cell office:value-type="float" office:value="3456000">
                <text:p>345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288000">
                <text:p>288000</text:p>
              </table:table-cell>
              <table:table-cell office:value-type="float" office:value="1152000">
                <text:p>1152000</text:p>
              </table:table-cell>
              <table:table-cell office:value-type="float" office:value="2232000">
                <text:p>2232000</text:p>
              </table:table-cell>
              <table:table-cell office:value-type="float" office:value="2520000">
                <text:p>2520000</text:p>
              </table:table-cell>
              <table:table-cell office:value-type="float" office:value="3312000">
                <text:p>3312000</text:p>
              </table:table-cell>
              <table:table-cell office:value-type="float" office:value="3888000">
                <text:p>388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320000">
                <text:p>320000</text:p>
              </table:table-cell>
              <table:table-cell office:value-type="float" office:value="1280000">
                <text:p>1280000</text:p>
              </table:table-cell>
              <table:table-cell office:value-type="float" office:value="2480000">
                <text:p>2480000</text:p>
              </table:table-cell>
              <table:table-cell office:value-type="float" office:value="2800000">
                <text:p>2800000</text:p>
              </table:table-cell>
              <table:table-cell office:value-type="float" office:value="3680000">
                <text:p>3680000</text:p>
              </table:table-cell>
              <table:table-cell office:value-type="float" office:value="4320000">
                <text:p>432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352000">
                <text:p>352000</text:p>
              </table:table-cell>
              <table:table-cell office:value-type="float" office:value="1408000">
                <text:p>1408000</text:p>
              </table:table-cell>
              <table:table-cell office:value-type="float" office:value="2728000">
                <text:p>2728000</text:p>
              </table:table-cell>
              <table:table-cell office:value-type="float" office:value="3080000">
                <text:p>3080000</text:p>
              </table:table-cell>
              <table:table-cell office:value-type="float" office:value="4048000">
                <text:p>4048000</text:p>
              </table:table-cell>
              <table:table-cell office:value-type="float" office:value="4752000">
                <text:p>475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384000">
                <text:p>384000</text:p>
              </table:table-cell>
              <table:table-cell office:value-type="float" office:value="1536000">
                <text:p>1536000</text:p>
              </table:table-cell>
              <table:table-cell office:value-type="float" office:value="2976000">
                <text:p>2976000</text:p>
              </table:table-cell>
              <table:table-cell office:value-type="float" office:value="3360000">
                <text:p>3360000</text:p>
              </table:table-cell>
              <table:table-cell office:value-type="float" office:value="4416000">
                <text:p>4416000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416000">
                <text:p>416000</text:p>
              </table:table-cell>
              <table:table-cell office:value-type="float" office:value="1664000">
                <text:p>1664000</text:p>
              </table:table-cell>
              <table:table-cell office:value-type="float" office:value="3224000">
                <text:p>3224000</text:p>
              </table:table-cell>
              <table:table-cell office:value-type="float" office:value="3640000">
                <text:p>3640000</text:p>
              </table:table-cell>
              <table:table-cell office:value-type="float" office:value="4784000">
                <text:p>4784000</text:p>
              </table:table-cell>
              <table:table-cell office:value-type="float" office:value="5616000">
                <text:p>5616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448000">
                <text:p>448000</text:p>
              </table:table-cell>
              <table:table-cell office:value-type="float" office:value="1792000">
                <text:p>1792000</text:p>
              </table:table-cell>
              <table:table-cell office:value-type="float" office:value="3472000">
                <text:p>3472000</text:p>
              </table:table-cell>
              <table:table-cell office:value-type="float" office:value="3920000">
                <text:p>3920000</text:p>
              </table:table-cell>
              <table:table-cell office:value-type="float" office:value="5152000">
                <text:p>5152000</text:p>
              </table:table-cell>
              <table:table-cell office:value-type="float" office:value="6048000">
                <text:p>6048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480000">
                <text:p>480000</text:p>
              </table:table-cell>
              <table:table-cell office:value-type="float" office:value="1920000">
                <text:p>1920000</text:p>
              </table:table-cell>
              <table:table-cell office:value-type="float" office:value="3720000">
                <text:p>3720000</text:p>
              </table:table-cell>
              <table:table-cell office:value-type="float" office:value="4200000">
                <text:p>4200000</text:p>
              </table:table-cell>
              <table:table-cell office:value-type="float" office:value="5520000">
                <text:p>5520000</text:p>
              </table:table-cell>
              <table:table-cell office:value-type="float" office:value="6480000">
                <text:p>648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512000">
                <text:p>512000</text:p>
              </table:table-cell>
              <table:table-cell office:value-type="float" office:value="2048000">
                <text:p>2048000</text:p>
              </table:table-cell>
              <table:table-cell office:value-type="float" office:value="3968000">
                <text:p>3968000</text:p>
              </table:table-cell>
              <table:table-cell office:value-type="float" office:value="4480000">
                <text:p>4480000</text:p>
              </table:table-cell>
              <table:table-cell office:value-type="float" office:value="5888000">
                <text:p>5888000</text:p>
              </table:table-cell>
              <table:table-cell office:value-type="float" office:value="6912000">
                <text:p>691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544000">
                <text:p>544000</text:p>
              </table:table-cell>
              <table:table-cell office:value-type="float" office:value="2176000">
                <text:p>2176000</text:p>
              </table:table-cell>
              <table:table-cell office:value-type="float" office:value="4216000">
                <text:p>4216000</text:p>
              </table:table-cell>
              <table:table-cell office:value-type="float" office:value="4760000">
                <text:p>4760000</text:p>
              </table:table-cell>
              <table:table-cell office:value-type="float" office:value="6256000">
                <text:p>6256000</text:p>
              </table:table-cell>
              <table:table-cell office:value-type="float" office:value="7344000">
                <text:p>734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576000">
                <text:p>576000</text:p>
              </table:table-cell>
              <table:table-cell office:value-type="float" office:value="2304000">
                <text:p>2304000</text:p>
              </table:table-cell>
              <table:table-cell office:value-type="float" office:value="4464000">
                <text:p>4464000</text:p>
              </table:table-cell>
              <table:table-cell office:value-type="float" office:value="5040000">
                <text:p>5040000</text:p>
              </table:table-cell>
              <table:table-cell office:value-type="float" office:value="6624000">
                <text:p>6624000</text:p>
              </table:table-cell>
              <table:table-cell office:value-type="float" office:value="7776000">
                <text:p>7776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608000">
                <text:p>608000</text:p>
              </table:table-cell>
              <table:table-cell office:value-type="float" office:value="2432000">
                <text:p>2432000</text:p>
              </table:table-cell>
              <table:table-cell office:value-type="float" office:value="4712000">
                <text:p>4712000</text:p>
              </table:table-cell>
              <table:table-cell office:value-type="float" office:value="5320000">
                <text:p>5320000</text:p>
              </table:table-cell>
              <table:table-cell office:value-type="float" office:value="6992000">
                <text:p>6992000</text:p>
              </table:table-cell>
              <table:table-cell office:value-type="float" office:value="8208000">
                <text:p>820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640000">
                <text:p>640000</text:p>
              </table:table-cell>
              <table:table-cell office:value-type="float" office:value="2560000">
                <text:p>2560000</text:p>
              </table:table-cell>
              <table:table-cell office:value-type="float" office:value="4960000">
                <text:p>4960000</text:p>
              </table:table-cell>
              <table:table-cell office:value-type="float" office:value="5600000">
                <text:p>5600000</text:p>
              </table:table-cell>
              <table:table-cell office:value-type="float" office:value="7360000">
                <text:p>7360000</text:p>
              </table:table-cell>
              <table:table-cell office:value-type="float" office:value="8640000">
                <text:p>86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672000">
                <text:p>672000</text:p>
              </table:table-cell>
              <table:table-cell office:value-type="float" office:value="2688000">
                <text:p>2688000</text:p>
              </table:table-cell>
              <table:table-cell office:value-type="float" office:value="5208000">
                <text:p>5208000</text:p>
              </table:table-cell>
              <table:table-cell office:value-type="float" office:value="5880000">
                <text:p>5880000</text:p>
              </table:table-cell>
              <table:table-cell office:value-type="float" office:value="7728000">
                <text:p>7728000</text:p>
              </table:table-cell>
              <table:table-cell office:value-type="float" office:value="9072000">
                <text:p>907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704000">
                <text:p>704000</text:p>
              </table:table-cell>
              <table:table-cell office:value-type="float" office:value="2816000">
                <text:p>2816000</text:p>
              </table:table-cell>
              <table:table-cell office:value-type="float" office:value="5456000">
                <text:p>5456000</text:p>
              </table:table-cell>
              <table:table-cell office:value-type="float" office:value="6160000">
                <text:p>6160000</text:p>
              </table:table-cell>
              <table:table-cell office:value-type="float" office:value="8096000">
                <text:p>8096000</text:p>
              </table:table-cell>
              <table:table-cell office:value-type="float" office:value="9504000">
                <text:p>950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736000">
                <text:p>736000</text:p>
              </table:table-cell>
              <table:table-cell office:value-type="float" office:value="2944000">
                <text:p>2944000</text:p>
              </table:table-cell>
              <table:table-cell office:value-type="float" office:value="5704000">
                <text:p>5704000</text:p>
              </table:table-cell>
              <table:table-cell office:value-type="float" office:value="6440000">
                <text:p>6440000</text:p>
              </table:table-cell>
              <table:table-cell office:value-type="float" office:value="8464000">
                <text:p>8464000</text:p>
              </table:table-cell>
              <table:table-cell office:value-type="float" office:value="9936000">
                <text:p>9936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768000">
                <text:p>768000</text:p>
              </table:table-cell>
              <table:table-cell office:value-type="float" office:value="3072000">
                <text:p>3072000</text:p>
              </table:table-cell>
              <table:table-cell office:value-type="float" office:value="5952000">
                <text:p>5952000</text:p>
              </table:table-cell>
              <table:table-cell office:value-type="float" office:value="6720000">
                <text:p>6720000</text:p>
              </table:table-cell>
              <table:table-cell office:value-type="float" office:value="8832000">
                <text:p>8832000</text:p>
              </table:table-cell>
              <table:table-cell office:value-type="float" office:value="10368000">
                <text:p>10368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800000">
                <text:p>800000</text:p>
              </table:table-cell>
              <table:table-cell office:value-type="float" office:value="3200000">
                <text:p>3200000</text:p>
              </table:table-cell>
              <table:table-cell office:value-type="float" office:value="6200000">
                <text:p>6200000</text:p>
              </table:table-cell>
              <table:table-cell office:value-type="float" office:value="7000000">
                <text:p>7000000</text:p>
              </table:table-cell>
              <table:table-cell office:value-type="float" office:value="9200000">
                <text:p>9200000</text:p>
              </table:table-cell>
              <table:table-cell office:value-type="float" office:value="10800000">
                <text:p>108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832000">
                <text:p>832000</text:p>
              </table:table-cell>
              <table:table-cell office:value-type="float" office:value="3328000">
                <text:p>3328000</text:p>
              </table:table-cell>
              <table:table-cell office:value-type="float" office:value="6448000">
                <text:p>6448000</text:p>
              </table:table-cell>
              <table:table-cell office:value-type="float" office:value="7280000">
                <text:p>7280000</text:p>
              </table:table-cell>
              <table:table-cell office:value-type="float" office:value="9568000">
                <text:p>9568000</text:p>
              </table:table-cell>
              <table:table-cell office:value-type="float" office:value="11232000">
                <text:p>1123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864000">
                <text:p>864000</text:p>
              </table:table-cell>
              <table:table-cell office:value-type="float" office:value="3456000">
                <text:p>3456000</text:p>
              </table:table-cell>
              <table:table-cell office:value-type="float" office:value="6696000">
                <text:p>6696000</text:p>
              </table:table-cell>
              <table:table-cell office:value-type="float" office:value="7560000">
                <text:p>7560000</text:p>
              </table:table-cell>
              <table:table-cell office:value-type="float" office:value="9936000">
                <text:p>9936000</text:p>
              </table:table-cell>
              <table:table-cell office:value-type="float" office:value="11664000">
                <text:p>1166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896000">
                <text:p>896000</text:p>
              </table:table-cell>
              <table:table-cell office:value-type="float" office:value="3584000">
                <text:p>3584000</text:p>
              </table:table-cell>
              <table:table-cell office:value-type="float" office:value="6944000">
                <text:p>6944000</text:p>
              </table:table-cell>
              <table:table-cell office:value-type="float" office:value="7840000">
                <text:p>7840000</text:p>
              </table:table-cell>
              <table:table-cell office:value-type="float" office:value="10304000">
                <text:p>10304000</text:p>
              </table:table-cell>
              <table:table-cell office:value-type="float" office:value="12096000">
                <text:p>12096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928000">
                <text:p>928000</text:p>
              </table:table-cell>
              <table:table-cell office:value-type="float" office:value="3712000">
                <text:p>3712000</text:p>
              </table:table-cell>
              <table:table-cell office:value-type="float" office:value="7192000">
                <text:p>7192000</text:p>
              </table:table-cell>
              <table:table-cell office:value-type="float" office:value="8120000">
                <text:p>8120000</text:p>
              </table:table-cell>
              <table:table-cell office:value-type="float" office:value="10672000">
                <text:p>10672000</text:p>
              </table:table-cell>
              <table:table-cell office:value-type="float" office:value="12528000">
                <text:p>1252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960000">
                <text:p>960000</text:p>
              </table:table-cell>
              <table:table-cell office:value-type="float" office:value="3840000">
                <text:p>3840000</text:p>
              </table:table-cell>
              <table:table-cell office:value-type="float" office:value="7440000">
                <text:p>7440000</text:p>
              </table:table-cell>
              <table:table-cell office:value-type="float" office:value="8400000">
                <text:p>8400000</text:p>
              </table:table-cell>
              <table:table-cell office:value-type="float" office:value="11040000">
                <text:p>11040000</text:p>
              </table:table-cell>
              <table:table-cell office:value-type="float" office:value="12960000">
                <text:p>1296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992000">
                <text:p>992000</text:p>
              </table:table-cell>
              <table:table-cell office:value-type="float" office:value="3968000">
                <text:p>3968000</text:p>
              </table:table-cell>
              <table:table-cell office:value-type="float" office:value="7688000">
                <text:p>7688000</text:p>
              </table:table-cell>
              <table:table-cell office:value-type="float" office:value="8680000">
                <text:p>8680000</text:p>
              </table:table-cell>
              <table:table-cell office:value-type="float" office:value="11408000">
                <text:p>11408000</text:p>
              </table:table-cell>
              <table:table-cell office:value-type="float" office:value="13392000">
                <text:p>13392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1024000">
                <text:p>1024000</text:p>
              </table:table-cell>
              <table:table-cell office:value-type="float" office:value="4096000">
                <text:p>4096000</text:p>
              </table:table-cell>
              <table:table-cell office:value-type="float" office:value="7936000">
                <text:p>7936000</text:p>
              </table:table-cell>
              <table:table-cell office:value-type="float" office:value="8960000">
                <text:p>8960000</text:p>
              </table:table-cell>
              <table:table-cell office:value-type="float" office:value="11776000">
                <text:p>11776000</text:p>
              </table:table-cell>
              <table:table-cell office:value-type="float" office:value="13824000">
                <text:p>13824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1056000">
                <text:p>1056000</text:p>
              </table:table-cell>
              <table:table-cell office:value-type="float" office:value="4224000">
                <text:p>4224000</text:p>
              </table:table-cell>
              <table:table-cell office:value-type="float" office:value="8184000">
                <text:p>8184000</text:p>
              </table:table-cell>
              <table:table-cell office:value-type="float" office:value="9240000">
                <text:p>9240000</text:p>
              </table:table-cell>
              <table:table-cell office:value-type="float" office:value="12144000">
                <text:p>12144000</text:p>
              </table:table-cell>
              <table:table-cell office:value-type="float" office:value="14256000">
                <text:p>14256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1088000">
                <text:p>1088000</text:p>
              </table:table-cell>
              <table:table-cell office:value-type="float" office:value="4352000">
                <text:p>4352000</text:p>
              </table:table-cell>
              <table:table-cell office:value-type="float" office:value="8432000">
                <text:p>8432000</text:p>
              </table:table-cell>
              <table:table-cell office:value-type="float" office:value="9520000">
                <text:p>9520000</text:p>
              </table:table-cell>
              <table:table-cell office:value-type="float" office:value="12512000">
                <text:p>12512000</text:p>
              </table:table-cell>
              <table:table-cell office:value-type="float" office:value="14688000">
                <text:p>14688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1120000">
                <text:p>1120000</text:p>
              </table:table-cell>
              <table:table-cell office:value-type="float" office:value="4480000">
                <text:p>4480000</text:p>
              </table:table-cell>
              <table:table-cell office:value-type="float" office:value="8680000">
                <text:p>8680000</text:p>
              </table:table-cell>
              <table:table-cell office:value-type="float" office:value="9800000">
                <text:p>9800000</text:p>
              </table:table-cell>
              <table:table-cell office:value-type="float" office:value="12880000">
                <text:p>12880000</text:p>
              </table:table-cell>
              <table:table-cell office:value-type="float" office:value="15120000">
                <text:p>1512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1152000">
                <text:p>1152000</text:p>
              </table:table-cell>
              <table:table-cell office:value-type="float" office:value="4608000">
                <text:p>4608000</text:p>
              </table:table-cell>
              <table:table-cell office:value-type="float" office:value="8928000">
                <text:p>8928000</text:p>
              </table:table-cell>
              <table:table-cell office:value-type="float" office:value="10080000">
                <text:p>10080000</text:p>
              </table:table-cell>
              <table:table-cell office:value-type="float" office:value="13248000">
                <text:p>13248000</text:p>
              </table:table-cell>
              <table:table-cell office:value-type="float" office:value="15552000">
                <text:p>1555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1184000">
                <text:p>1184000</text:p>
              </table:table-cell>
              <table:table-cell office:value-type="float" office:value="4736000">
                <text:p>4736000</text:p>
              </table:table-cell>
              <table:table-cell office:value-type="float" office:value="9176000">
                <text:p>9176000</text:p>
              </table:table-cell>
              <table:table-cell office:value-type="float" office:value="10360000">
                <text:p>10360000</text:p>
              </table:table-cell>
              <table:table-cell office:value-type="float" office:value="13616000">
                <text:p>13616000</text:p>
              </table:table-cell>
              <table:table-cell office:value-type="float" office:value="15984000">
                <text:p>15984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1216000">
                <text:p>1216000</text:p>
              </table:table-cell>
              <table:table-cell office:value-type="float" office:value="4864000">
                <text:p>4864000</text:p>
              </table:table-cell>
              <table:table-cell office:value-type="float" office:value="9424000">
                <text:p>9424000</text:p>
              </table:table-cell>
              <table:table-cell office:value-type="float" office:value="10640000">
                <text:p>10640000</text:p>
              </table:table-cell>
              <table:table-cell office:value-type="float" office:value="13984000">
                <text:p>13984000</text:p>
              </table:table-cell>
              <table:table-cell office:value-type="float" office:value="16416000">
                <text:p>16416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1248000">
                <text:p>1248000</text:p>
              </table:table-cell>
              <table:table-cell office:value-type="float" office:value="4992000">
                <text:p>4992000</text:p>
              </table:table-cell>
              <table:table-cell office:value-type="float" office:value="9672000">
                <text:p>9672000</text:p>
              </table:table-cell>
              <table:table-cell office:value-type="float" office:value="10920000">
                <text:p>10920000</text:p>
              </table:table-cell>
              <table:table-cell office:value-type="float" office:value="14352000">
                <text:p>14352000</text:p>
              </table:table-cell>
              <table:table-cell office:value-type="float" office:value="16848000">
                <text:p>16848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280000">
                <text:p>1280000</text:p>
              </table:table-cell>
              <table:table-cell office:value-type="float" office:value="5120000">
                <text:p>5120000</text:p>
              </table:table-cell>
              <table:table-cell office:value-type="float" office:value="9920000">
                <text:p>9920000</text:p>
              </table:table-cell>
              <table:table-cell office:value-type="float" office:value="11200000">
                <text:p>11200000</text:p>
              </table:table-cell>
              <table:table-cell office:value-type="float" office:value="14720000">
                <text:p>14720000</text:p>
              </table:table-cell>
              <table:table-cell office:value-type="float" office:value="17280000">
                <text:p>1728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1312000">
                <text:p>1312000</text:p>
              </table:table-cell>
              <table:table-cell office:value-type="float" office:value="5248000">
                <text:p>5248000</text:p>
              </table:table-cell>
              <table:table-cell office:value-type="float" office:value="10168000">
                <text:p>10168000</text:p>
              </table:table-cell>
              <table:table-cell office:value-type="float" office:value="11480000">
                <text:p>11480000</text:p>
              </table:table-cell>
              <table:table-cell office:value-type="float" office:value="15088000">
                <text:p>15088000</text:p>
              </table:table-cell>
              <table:table-cell office:value-type="float" office:value="17712000">
                <text:p>17712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1344000">
                <text:p>1344000</text:p>
              </table:table-cell>
              <table:table-cell office:value-type="float" office:value="5376000">
                <text:p>5376000</text:p>
              </table:table-cell>
              <table:table-cell office:value-type="float" office:value="10416000">
                <text:p>10416000</text:p>
              </table:table-cell>
              <table:table-cell office:value-type="float" office:value="11760000">
                <text:p>11760000</text:p>
              </table:table-cell>
              <table:table-cell office:value-type="float" office:value="15456000">
                <text:p>15456000</text:p>
              </table:table-cell>
              <table:table-cell office:value-type="float" office:value="18144000">
                <text:p>1814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1376000">
                <text:p>1376000</text:p>
              </table:table-cell>
              <table:table-cell office:value-type="float" office:value="5504000">
                <text:p>5504000</text:p>
              </table:table-cell>
              <table:table-cell office:value-type="float" office:value="10664000">
                <text:p>10664000</text:p>
              </table:table-cell>
              <table:table-cell office:value-type="float" office:value="12040000">
                <text:p>12040000</text:p>
              </table:table-cell>
              <table:table-cell office:value-type="float" office:value="15824000">
                <text:p>15824000</text:p>
              </table:table-cell>
              <table:table-cell office:value-type="float" office:value="18576000">
                <text:p>18576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1408000">
                <text:p>1408000</text:p>
              </table:table-cell>
              <table:table-cell office:value-type="float" office:value="5632000">
                <text:p>5632000</text:p>
              </table:table-cell>
              <table:table-cell office:value-type="float" office:value="10912000">
                <text:p>10912000</text:p>
              </table:table-cell>
              <table:table-cell office:value-type="float" office:value="12320000">
                <text:p>12320000</text:p>
              </table:table-cell>
              <table:table-cell office:value-type="float" office:value="16192000">
                <text:p>16192000</text:p>
              </table:table-cell>
              <table:table-cell office:value-type="float" office:value="19008000">
                <text:p>19008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1440000">
                <text:p>1440000</text:p>
              </table:table-cell>
              <table:table-cell office:value-type="float" office:value="5760000">
                <text:p>5760000</text:p>
              </table:table-cell>
              <table:table-cell office:value-type="float" office:value="11160000">
                <text:p>11160000</text:p>
              </table:table-cell>
              <table:table-cell office:value-type="float" office:value="12600000">
                <text:p>12600000</text:p>
              </table:table-cell>
              <table:table-cell office:value-type="float" office:value="16560000">
                <text:p>16560000</text:p>
              </table:table-cell>
              <table:table-cell office:value-type="float" office:value="19440000">
                <text:p>1944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1472000">
                <text:p>1472000</text:p>
              </table:table-cell>
              <table:table-cell office:value-type="float" office:value="5888000">
                <text:p>5888000</text:p>
              </table:table-cell>
              <table:table-cell office:value-type="float" office:value="11408000">
                <text:p>11408000</text:p>
              </table:table-cell>
              <table:table-cell office:value-type="float" office:value="12880000">
                <text:p>12880000</text:p>
              </table:table-cell>
              <table:table-cell office:value-type="float" office:value="16928000">
                <text:p>16928000</text:p>
              </table:table-cell>
              <table:table-cell office:value-type="float" office:value="19872000">
                <text:p>1987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1504000">
                <text:p>1504000</text:p>
              </table:table-cell>
              <table:table-cell office:value-type="float" office:value="6016000">
                <text:p>6016000</text:p>
              </table:table-cell>
              <table:table-cell office:value-type="float" office:value="11656000">
                <text:p>11656000</text:p>
              </table:table-cell>
              <table:table-cell office:value-type="float" office:value="13160000">
                <text:p>13160000</text:p>
              </table:table-cell>
              <table:table-cell office:value-type="float" office:value="17296000">
                <text:p>17296000</text:p>
              </table:table-cell>
              <table:table-cell office:value-type="float" office:value="20304000">
                <text:p>2030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1536000">
                <text:p>1536000</text:p>
              </table:table-cell>
              <table:table-cell office:value-type="float" office:value="6144000">
                <text:p>6144000</text:p>
              </table:table-cell>
              <table:table-cell office:value-type="float" office:value="11904000">
                <text:p>11904000</text:p>
              </table:table-cell>
              <table:table-cell office:value-type="float" office:value="13440000">
                <text:p>13440000</text:p>
              </table:table-cell>
              <table:table-cell office:value-type="float" office:value="17664000">
                <text:p>17664000</text:p>
              </table:table-cell>
              <table:table-cell office:value-type="float" office:value="20736000">
                <text:p>2073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1568000">
                <text:p>1568000</text:p>
              </table:table-cell>
              <table:table-cell office:value-type="float" office:value="6272000">
                <text:p>6272000</text:p>
              </table:table-cell>
              <table:table-cell office:value-type="float" office:value="12152000">
                <text:p>12152000</text:p>
              </table:table-cell>
              <table:table-cell office:value-type="float" office:value="13720000">
                <text:p>13720000</text:p>
              </table:table-cell>
              <table:table-cell office:value-type="float" office:value="18032000">
                <text:p>18032000</text:p>
              </table:table-cell>
              <table:table-cell office:value-type="float" office:value="21168000">
                <text:p>21168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400000">
                <text:p>12400000</text:p>
              </table:table-cell>
              <table:table-cell office:value-type="float" office:value="14000000">
                <text:p>14000000</text:p>
              </table:table-cell>
              <table:table-cell office:value-type="float" office:value="18400000">
                <text:p>18400000</text:p>
              </table:table-cell>
              <table:table-cell office:value-type="float" office:value="21600000">
                <text:p>216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1632000">
                <text:p>1632000</text:p>
              </table:table-cell>
              <table:table-cell office:value-type="float" office:value="6528000">
                <text:p>6528000</text:p>
              </table:table-cell>
              <table:table-cell office:value-type="float" office:value="12648000">
                <text:p>12648000</text:p>
              </table:table-cell>
              <table:table-cell office:value-type="float" office:value="14280000">
                <text:p>14280000</text:p>
              </table:table-cell>
              <table:table-cell office:value-type="float" office:value="18768000">
                <text:p>18768000</text:p>
              </table:table-cell>
              <table:table-cell office:value-type="float" office:value="22032000">
                <text:p>22032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1664000">
                <text:p>1664000</text:p>
              </table:table-cell>
              <table:table-cell office:value-type="float" office:value="6656000">
                <text:p>6656000</text:p>
              </table:table-cell>
              <table:table-cell office:value-type="float" office:value="12896000">
                <text:p>12896000</text:p>
              </table:table-cell>
              <table:table-cell office:value-type="float" office:value="14560000">
                <text:p>14560000</text:p>
              </table:table-cell>
              <table:table-cell office:value-type="float" office:value="19136000">
                <text:p>19136000</text:p>
              </table:table-cell>
              <table:table-cell office:value-type="float" office:value="22464000">
                <text:p>2246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1696000">
                <text:p>1696000</text:p>
              </table:table-cell>
              <table:table-cell office:value-type="float" office:value="6784000">
                <text:p>6784000</text:p>
              </table:table-cell>
              <table:table-cell office:value-type="float" office:value="13144000">
                <text:p>13144000</text:p>
              </table:table-cell>
              <table:table-cell office:value-type="float" office:value="14840000">
                <text:p>14840000</text:p>
              </table:table-cell>
              <table:table-cell office:value-type="float" office:value="19504000">
                <text:p>19504000</text:p>
              </table:table-cell>
              <table:table-cell office:value-type="float" office:value="22896000">
                <text:p>22896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1728000">
                <text:p>1728000</text:p>
              </table:table-cell>
              <table:table-cell office:value-type="float" office:value="6912000">
                <text:p>6912000</text:p>
              </table:table-cell>
              <table:table-cell office:value-type="float" office:value="13392000">
                <text:p>13392000</text:p>
              </table:table-cell>
              <table:table-cell office:value-type="float" office:value="15120000">
                <text:p>15120000</text:p>
              </table:table-cell>
              <table:table-cell office:value-type="float" office:value="19872000">
                <text:p>19872000</text:p>
              </table:table-cell>
              <table:table-cell office:value-type="float" office:value="23328000">
                <text:p>23328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1760000">
                <text:p>1760000</text:p>
              </table:table-cell>
              <table:table-cell office:value-type="float" office:value="7040000">
                <text:p>7040000</text:p>
              </table:table-cell>
              <table:table-cell office:value-type="float" office:value="13640000">
                <text:p>13640000</text:p>
              </table:table-cell>
              <table:table-cell office:value-type="float" office:value="15400000">
                <text:p>15400000</text:p>
              </table:table-cell>
              <table:table-cell office:value-type="float" office:value="20240000">
                <text:p>20240000</text:p>
              </table:table-cell>
              <table:table-cell office:value-type="float" office:value="23760000">
                <text:p>2376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1792000">
                <text:p>1792000</text:p>
              </table:table-cell>
              <table:table-cell office:value-type="float" office:value="7168000">
                <text:p>7168000</text:p>
              </table:table-cell>
              <table:table-cell office:value-type="float" office:value="13888000">
                <text:p>13888000</text:p>
              </table:table-cell>
              <table:table-cell office:value-type="float" office:value="15680000">
                <text:p>15680000</text:p>
              </table:table-cell>
              <table:table-cell office:value-type="float" office:value="20608000">
                <text:p>20608000</text:p>
              </table:table-cell>
              <table:table-cell office:value-type="float" office:value="24192000">
                <text:p>24192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1824000">
                <text:p>1824000</text:p>
              </table:table-cell>
              <table:table-cell office:value-type="float" office:value="7296000">
                <text:p>7296000</text:p>
              </table:table-cell>
              <table:table-cell office:value-type="float" office:value="14136000">
                <text:p>14136000</text:p>
              </table:table-cell>
              <table:table-cell office:value-type="float" office:value="15960000">
                <text:p>15960000</text:p>
              </table:table-cell>
              <table:table-cell office:value-type="float" office:value="20976000">
                <text:p>20976000</text:p>
              </table:table-cell>
              <table:table-cell office:value-type="float" office:value="24624000">
                <text:p>24624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1856000">
                <text:p>1856000</text:p>
              </table:table-cell>
              <table:table-cell office:value-type="float" office:value="7424000">
                <text:p>7424000</text:p>
              </table:table-cell>
              <table:table-cell office:value-type="float" office:value="14384000">
                <text:p>14384000</text:p>
              </table:table-cell>
              <table:table-cell office:value-type="float" office:value="16240000">
                <text:p>16240000</text:p>
              </table:table-cell>
              <table:table-cell office:value-type="float" office:value="21344000">
                <text:p>21344000</text:p>
              </table:table-cell>
              <table:table-cell office:value-type="float" office:value="25056000">
                <text:p>25056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1888000">
                <text:p>1888000</text:p>
              </table:table-cell>
              <table:table-cell office:value-type="float" office:value="7552000">
                <text:p>7552000</text:p>
              </table:table-cell>
              <table:table-cell office:value-type="float" office:value="14632000">
                <text:p>14632000</text:p>
              </table:table-cell>
              <table:table-cell office:value-type="float" office:value="16520000">
                <text:p>16520000</text:p>
              </table:table-cell>
              <table:table-cell office:value-type="float" office:value="21712000">
                <text:p>21712000</text:p>
              </table:table-cell>
              <table:table-cell office:value-type="float" office:value="25488000">
                <text:p>2548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1920000">
                <text:p>1920000</text:p>
              </table:table-cell>
              <table:table-cell office:value-type="float" office:value="7680000">
                <text:p>7680000</text:p>
              </table:table-cell>
              <table:table-cell office:value-type="float" office:value="14880000">
                <text:p>14880000</text:p>
              </table:table-cell>
              <table:table-cell office:value-type="float" office:value="16800000">
                <text:p>16800000</text:p>
              </table:table-cell>
              <table:table-cell office:value-type="float" office:value="22080000">
                <text:p>22080000</text:p>
              </table:table-cell>
              <table:table-cell office:value-type="float" office:value="25920000">
                <text:p>2592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1952000">
                <text:p>1952000</text:p>
              </table:table-cell>
              <table:table-cell office:value-type="float" office:value="7808000">
                <text:p>7808000</text:p>
              </table:table-cell>
              <table:table-cell office:value-type="float" office:value="15128000">
                <text:p>15128000</text:p>
              </table:table-cell>
              <table:table-cell office:value-type="float" office:value="17080000">
                <text:p>17080000</text:p>
              </table:table-cell>
              <table:table-cell office:value-type="float" office:value="22448000">
                <text:p>22448000</text:p>
              </table:table-cell>
              <table:table-cell office:value-type="float" office:value="26352000">
                <text:p>26352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1984000">
                <text:p>1984000</text:p>
              </table:table-cell>
              <table:table-cell office:value-type="float" office:value="7936000">
                <text:p>7936000</text:p>
              </table:table-cell>
              <table:table-cell office:value-type="float" office:value="15376000">
                <text:p>15376000</text:p>
              </table:table-cell>
              <table:table-cell office:value-type="float" office:value="17360000">
                <text:p>17360000</text:p>
              </table:table-cell>
              <table:table-cell office:value-type="float" office:value="22816000">
                <text:p>22816000</text:p>
              </table:table-cell>
              <table:table-cell office:value-type="float" office:value="26784000">
                <text:p>26784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2016000">
                <text:p>2016000</text:p>
              </table:table-cell>
              <table:table-cell office:value-type="float" office:value="8064000">
                <text:p>8064000</text:p>
              </table:table-cell>
              <table:table-cell office:value-type="float" office:value="15624000">
                <text:p>15624000</text:p>
              </table:table-cell>
              <table:table-cell office:value-type="float" office:value="17640000">
                <text:p>17640000</text:p>
              </table:table-cell>
              <table:table-cell office:value-type="float" office:value="23184000">
                <text:p>23184000</text:p>
              </table:table-cell>
              <table:table-cell office:value-type="float" office:value="27216000">
                <text:p>27216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2049480">
                <text:p>2049480</text:p>
              </table:table-cell>
              <table:table-cell office:value-type="float" office:value="8192000">
                <text:p>8192000</text:p>
              </table:table-cell>
              <table:table-cell office:value-type="float" office:value="15872000">
                <text:p>15872000</text:p>
              </table:table-cell>
              <table:table-cell office:value-type="float" office:value="17920000">
                <text:p>17920000</text:p>
              </table:table-cell>
              <table:table-cell office:value-type="float" office:value="23552000">
                <text:p>23552000</text:p>
              </table:table-cell>
              <table:table-cell office:value-type="float" office:value="27648000">
                <text:p>27648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2084496">
                <text:p>2084496</text:p>
              </table:table-cell>
              <table:table-cell office:value-type="float" office:value="8320000">
                <text:p>8320000</text:p>
              </table:table-cell>
              <table:table-cell office:value-type="float" office:value="16120000">
                <text:p>16120000</text:p>
              </table:table-cell>
              <table:table-cell office:value-type="float" office:value="18200000">
                <text:p>18200000</text:p>
              </table:table-cell>
              <table:table-cell office:value-type="float" office:value="23920000">
                <text:p>23920000</text:p>
              </table:table-cell>
              <table:table-cell office:value-type="float" office:value="28080000">
                <text:p>2808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2112624">
                <text:p>2112624</text:p>
              </table:table-cell>
              <table:table-cell office:value-type="float" office:value="8448000">
                <text:p>8448000</text:p>
              </table:table-cell>
              <table:table-cell office:value-type="float" office:value="16368000">
                <text:p>16368000</text:p>
              </table:table-cell>
              <table:table-cell office:value-type="float" office:value="18480000">
                <text:p>18480000</text:p>
              </table:table-cell>
              <table:table-cell office:value-type="float" office:value="24288000">
                <text:p>24288000</text:p>
              </table:table-cell>
              <table:table-cell office:value-type="float" office:value="28512000">
                <text:p>28512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2142456">
                <text:p>2142456</text:p>
              </table:table-cell>
              <table:table-cell office:value-type="float" office:value="8576000">
                <text:p>8576000</text:p>
              </table:table-cell>
              <table:table-cell office:value-type="float" office:value="16616000">
                <text:p>16616000</text:p>
              </table:table-cell>
              <table:table-cell office:value-type="float" office:value="18760000">
                <text:p>18760000</text:p>
              </table:table-cell>
              <table:table-cell office:value-type="float" office:value="24656000">
                <text:p>24656000</text:p>
              </table:table-cell>
              <table:table-cell office:value-type="float" office:value="28943168">
                <text:p>289431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2176000">
                <text:p>2176000</text:p>
              </table:table-cell>
              <table:table-cell office:value-type="float" office:value="8704000">
                <text:p>8704000</text:p>
              </table:table-cell>
              <table:table-cell office:value-type="float" office:value="16864000">
                <text:p>16864000</text:p>
              </table:table-cell>
              <table:table-cell office:value-type="float" office:value="19040000">
                <text:p>19040000</text:p>
              </table:table-cell>
              <table:table-cell office:value-type="float" office:value="25024000">
                <text:p>25024000</text:p>
              </table:table-cell>
              <table:table-cell office:value-type="float" office:value="29376000">
                <text:p>29376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2208000">
                <text:p>2208000</text:p>
              </table:table-cell>
              <table:table-cell office:value-type="float" office:value="8832000">
                <text:p>8832000</text:p>
              </table:table-cell>
              <table:table-cell office:value-type="float" office:value="17112000">
                <text:p>17112000</text:p>
              </table:table-cell>
              <table:table-cell office:value-type="float" office:value="19320000">
                <text:p>19320000</text:p>
              </table:table-cell>
              <table:table-cell office:value-type="float" office:value="25392000">
                <text:p>25392000</text:p>
              </table:table-cell>
              <table:table-cell office:value-type="float" office:value="29808000">
                <text:p>2980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2240000">
                <text:p>2240000</text:p>
              </table:table-cell>
              <table:table-cell office:value-type="float" office:value="8960000">
                <text:p>8960000</text:p>
              </table:table-cell>
              <table:table-cell office:value-type="float" office:value="17360000">
                <text:p>17360000</text:p>
              </table:table-cell>
              <table:table-cell office:value-type="float" office:value="19600000">
                <text:p>19600000</text:p>
              </table:table-cell>
              <table:table-cell office:value-type="float" office:value="25760000">
                <text:p>25760000</text:p>
              </table:table-cell>
              <table:table-cell office:value-type="float" office:value="30240000">
                <text:p>3024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2272000">
                <text:p>2272000</text:p>
              </table:table-cell>
              <table:table-cell office:value-type="float" office:value="9088000">
                <text:p>9088000</text:p>
              </table:table-cell>
              <table:table-cell office:value-type="float" office:value="17608000">
                <text:p>17608000</text:p>
              </table:table-cell>
              <table:table-cell office:value-type="float" office:value="19880000">
                <text:p>19880000</text:p>
              </table:table-cell>
              <table:table-cell office:value-type="float" office:value="26128000">
                <text:p>26128000</text:p>
              </table:table-cell>
              <table:table-cell office:value-type="float" office:value="30672000">
                <text:p>30672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2304000">
                <text:p>2304000</text:p>
              </table:table-cell>
              <table:table-cell office:value-type="float" office:value="9216000">
                <text:p>9216000</text:p>
              </table:table-cell>
              <table:table-cell office:value-type="float" office:value="17856000">
                <text:p>17856000</text:p>
              </table:table-cell>
              <table:table-cell office:value-type="float" office:value="20160000">
                <text:p>20160000</text:p>
              </table:table-cell>
              <table:table-cell office:value-type="float" office:value="26496000">
                <text:p>26496000</text:p>
              </table:table-cell>
              <table:table-cell office:value-type="float" office:value="31104000">
                <text:p>3110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2336000">
                <text:p>2336000</text:p>
              </table:table-cell>
              <table:table-cell office:value-type="float" office:value="9344000">
                <text:p>9344000</text:p>
              </table:table-cell>
              <table:table-cell office:value-type="float" office:value="18104000">
                <text:p>18104000</text:p>
              </table:table-cell>
              <table:table-cell office:value-type="float" office:value="20440000">
                <text:p>20440000</text:p>
              </table:table-cell>
              <table:table-cell office:value-type="float" office:value="26864000">
                <text:p>26864000</text:p>
              </table:table-cell>
              <table:table-cell office:value-type="float" office:value="31536000">
                <text:p>31536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2368000">
                <text:p>2368000</text:p>
              </table:table-cell>
              <table:table-cell office:value-type="float" office:value="9472000">
                <text:p>9472000</text:p>
              </table:table-cell>
              <table:table-cell office:value-type="float" office:value="18352000">
                <text:p>18352000</text:p>
              </table:table-cell>
              <table:table-cell office:value-type="float" office:value="20720000">
                <text:p>20720000</text:p>
              </table:table-cell>
              <table:table-cell office:value-type="float" office:value="27232000">
                <text:p>27232000</text:p>
              </table:table-cell>
              <table:table-cell office:value-type="float" office:value="31968000">
                <text:p>31968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2400000">
                <text:p>2400000</text:p>
              </table:table-cell>
              <table:table-cell office:value-type="float" office:value="9600000">
                <text:p>9600000</text:p>
              </table:table-cell>
              <table:table-cell office:value-type="float" office:value="18600000">
                <text:p>18600000</text:p>
              </table:table-cell>
              <table:table-cell office:value-type="float" office:value="21000000">
                <text:p>21000000</text:p>
              </table:table-cell>
              <table:table-cell office:value-type="float" office:value="27600000">
                <text:p>27600000</text:p>
              </table:table-cell>
              <table:table-cell office:value-type="float" office:value="32400000">
                <text:p>324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2432000">
                <text:p>2432000</text:p>
              </table:table-cell>
              <table:table-cell office:value-type="float" office:value="9728000">
                <text:p>9728000</text:p>
              </table:table-cell>
              <table:table-cell office:value-type="float" office:value="18848000">
                <text:p>18848000</text:p>
              </table:table-cell>
              <table:table-cell office:value-type="float" office:value="21280000">
                <text:p>21280000</text:p>
              </table:table-cell>
              <table:table-cell office:value-type="float" office:value="27968000">
                <text:p>27968000</text:p>
              </table:table-cell>
              <table:table-cell office:value-type="float" office:value="32832000">
                <text:p>32832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2464000">
                <text:p>2464000</text:p>
              </table:table-cell>
              <table:table-cell office:value-type="float" office:value="9856000">
                <text:p>9856000</text:p>
              </table:table-cell>
              <table:table-cell office:value-type="float" office:value="19096000">
                <text:p>19096000</text:p>
              </table:table-cell>
              <table:table-cell office:value-type="float" office:value="21560000">
                <text:p>21560000</text:p>
              </table:table-cell>
              <table:table-cell office:value-type="float" office:value="28336000">
                <text:p>28336000</text:p>
              </table:table-cell>
              <table:table-cell office:value-type="float" office:value="33264000">
                <text:p>3326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2496000">
                <text:p>2496000</text:p>
              </table:table-cell>
              <table:table-cell office:value-type="float" office:value="9984000">
                <text:p>9984000</text:p>
              </table:table-cell>
              <table:table-cell office:value-type="float" office:value="19344000">
                <text:p>19344000</text:p>
              </table:table-cell>
              <table:table-cell office:value-type="float" office:value="21840000">
                <text:p>21840000</text:p>
              </table:table-cell>
              <table:table-cell office:value-type="float" office:value="28704000">
                <text:p>28704000</text:p>
              </table:table-cell>
              <table:table-cell office:value-type="float" office:value="33696000">
                <text:p>3369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2528000">
                <text:p>2528000</text:p>
              </table:table-cell>
              <table:table-cell office:value-type="float" office:value="10112000">
                <text:p>10112000</text:p>
              </table:table-cell>
              <table:table-cell office:value-type="float" office:value="19592000">
                <text:p>19592000</text:p>
              </table:table-cell>
              <table:table-cell office:value-type="float" office:value="22120000">
                <text:p>22120000</text:p>
              </table:table-cell>
              <table:table-cell office:value-type="float" office:value="29072000">
                <text:p>29072000</text:p>
              </table:table-cell>
              <table:table-cell office:value-type="float" office:value="34128000">
                <text:p>34128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2560000">
                <text:p>2560000</text:p>
              </table:table-cell>
              <table:table-cell office:value-type="float" office:value="10240000">
                <text:p>10240000</text:p>
              </table:table-cell>
              <table:table-cell office:value-type="float" office:value="19840000">
                <text:p>19840000</text:p>
              </table:table-cell>
              <table:table-cell office:value-type="float" office:value="22400000">
                <text:p>22400000</text:p>
              </table:table-cell>
              <table:table-cell office:value-type="float" office:value="29440000">
                <text:p>29440000</text:p>
              </table:table-cell>
              <table:table-cell office:value-type="float" office:value="34560000">
                <text:p>3456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2592000">
                <text:p>2592000</text:p>
              </table:table-cell>
              <table:table-cell office:value-type="float" office:value="10368000">
                <text:p>10368000</text:p>
              </table:table-cell>
              <table:table-cell office:value-type="float" office:value="20088000">
                <text:p>20088000</text:p>
              </table:table-cell>
              <table:table-cell office:value-type="float" office:value="22680000">
                <text:p>22680000</text:p>
              </table:table-cell>
              <table:table-cell office:value-type="float" office:value="29808000">
                <text:p>29808000</text:p>
              </table:table-cell>
              <table:table-cell office:value-type="float" office:value="34992000">
                <text:p>3499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2624000">
                <text:p>2624000</text:p>
              </table:table-cell>
              <table:table-cell office:value-type="float" office:value="10496000">
                <text:p>10496000</text:p>
              </table:table-cell>
              <table:table-cell office:value-type="float" office:value="20336000">
                <text:p>20336000</text:p>
              </table:table-cell>
              <table:table-cell office:value-type="float" office:value="22960000">
                <text:p>22960000</text:p>
              </table:table-cell>
              <table:table-cell office:value-type="float" office:value="30176000">
                <text:p>30176000</text:p>
              </table:table-cell>
              <table:table-cell office:value-type="float" office:value="35424000">
                <text:p>35424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2656000">
                <text:p>2656000</text:p>
              </table:table-cell>
              <table:table-cell office:value-type="float" office:value="10624000">
                <text:p>10624000</text:p>
              </table:table-cell>
              <table:table-cell office:value-type="float" office:value="20584000">
                <text:p>20584000</text:p>
              </table:table-cell>
              <table:table-cell office:value-type="float" office:value="23240000">
                <text:p>23240000</text:p>
              </table:table-cell>
              <table:table-cell office:value-type="float" office:value="30544000">
                <text:p>30544000</text:p>
              </table:table-cell>
              <table:table-cell office:value-type="float" office:value="35856000">
                <text:p>35856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2688000">
                <text:p>2688000</text:p>
              </table:table-cell>
              <table:table-cell office:value-type="float" office:value="10752000">
                <text:p>10752000</text:p>
              </table:table-cell>
              <table:table-cell office:value-type="float" office:value="20832000">
                <text:p>20832000</text:p>
              </table:table-cell>
              <table:table-cell office:value-type="float" office:value="23520000">
                <text:p>23520000</text:p>
              </table:table-cell>
              <table:table-cell office:value-type="float" office:value="30912000">
                <text:p>30912000</text:p>
              </table:table-cell>
              <table:table-cell office:value-type="float" office:value="36288000">
                <text:p>36288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2720000">
                <text:p>2720000</text:p>
              </table:table-cell>
              <table:table-cell office:value-type="float" office:value="10880000">
                <text:p>10880000</text:p>
              </table:table-cell>
              <table:table-cell office:value-type="float" office:value="21080000">
                <text:p>21080000</text:p>
              </table:table-cell>
              <table:table-cell office:value-type="float" office:value="23800000">
                <text:p>23800000</text:p>
              </table:table-cell>
              <table:table-cell office:value-type="float" office:value="31280000">
                <text:p>31280000</text:p>
              </table:table-cell>
              <table:table-cell office:value-type="float" office:value="36720000">
                <text:p>3672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2752000">
                <text:p>2752000</text:p>
              </table:table-cell>
              <table:table-cell office:value-type="float" office:value="11008000">
                <text:p>11008000</text:p>
              </table:table-cell>
              <table:table-cell office:value-type="float" office:value="21328000">
                <text:p>21328000</text:p>
              </table:table-cell>
              <table:table-cell office:value-type="float" office:value="24080000">
                <text:p>24080000</text:p>
              </table:table-cell>
              <table:table-cell office:value-type="float" office:value="31648000">
                <text:p>31648000</text:p>
              </table:table-cell>
              <table:table-cell office:value-type="float" office:value="37152000">
                <text:p>3715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2784000">
                <text:p>2784000</text:p>
              </table:table-cell>
              <table:table-cell office:value-type="float" office:value="11136000">
                <text:p>11136000</text:p>
              </table:table-cell>
              <table:table-cell office:value-type="float" office:value="21576000">
                <text:p>21576000</text:p>
              </table:table-cell>
              <table:table-cell office:value-type="float" office:value="24360000">
                <text:p>24360000</text:p>
              </table:table-cell>
              <table:table-cell office:value-type="float" office:value="32016000">
                <text:p>32016000</text:p>
              </table:table-cell>
              <table:table-cell office:value-type="float" office:value="37584000">
                <text:p>3758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2816000">
                <text:p>2816000</text:p>
              </table:table-cell>
              <table:table-cell office:value-type="float" office:value="11264000">
                <text:p>11264000</text:p>
              </table:table-cell>
              <table:table-cell office:value-type="float" office:value="21824000">
                <text:p>21824000</text:p>
              </table:table-cell>
              <table:table-cell office:value-type="float" office:value="24640000">
                <text:p>24640000</text:p>
              </table:table-cell>
              <table:table-cell office:value-type="float" office:value="32384000">
                <text:p>32384000</text:p>
              </table:table-cell>
              <table:table-cell office:value-type="float" office:value="38016000">
                <text:p>38016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2848000">
                <text:p>2848000</text:p>
              </table:table-cell>
              <table:table-cell office:value-type="float" office:value="11392000">
                <text:p>11392000</text:p>
              </table:table-cell>
              <table:table-cell office:value-type="float" office:value="22072000">
                <text:p>22072000</text:p>
              </table:table-cell>
              <table:table-cell office:value-type="float" office:value="24920000">
                <text:p>24920000</text:p>
              </table:table-cell>
              <table:table-cell office:value-type="float" office:value="32752000">
                <text:p>32752000</text:p>
              </table:table-cell>
              <table:table-cell office:value-type="float" office:value="38251392">
                <text:p>38251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2880000">
                <text:p>2880000</text:p>
              </table:table-cell>
              <table:table-cell office:value-type="float" office:value="11520000">
                <text:p>11520000</text:p>
              </table:table-cell>
              <table:table-cell office:value-type="float" office:value="22320000">
                <text:p>22320000</text:p>
              </table:table-cell>
              <table:table-cell office:value-type="float" office:value="25200000">
                <text:p>25200000</text:p>
              </table:table-cell>
              <table:table-cell office:value-type="float" office:value="33120000">
                <text:p>33120000</text:p>
              </table:table-cell>
              <table:table-cell office:value-type="float" office:value="38347520">
                <text:p>383475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2912000">
                <text:p>2912000</text:p>
              </table:table-cell>
              <table:table-cell office:value-type="float" office:value="11648000">
                <text:p>11648000</text:p>
              </table:table-cell>
              <table:table-cell office:value-type="float" office:value="22568000">
                <text:p>22568000</text:p>
              </table:table-cell>
              <table:table-cell office:value-type="float" office:value="25480000">
                <text:p>25480000</text:p>
              </table:table-cell>
              <table:table-cell office:value-type="float" office:value="33488000">
                <text:p>33488000</text:p>
              </table:table-cell>
              <table:table-cell office:value-type="float" office:value="38582912">
                <text:p>38582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2944000">
                <text:p>2944000</text:p>
              </table:table-cell>
              <table:table-cell office:value-type="float" office:value="11776000">
                <text:p>11776000</text:p>
              </table:table-cell>
              <table:table-cell office:value-type="float" office:value="22816000">
                <text:p>22816000</text:p>
              </table:table-cell>
              <table:table-cell office:value-type="float" office:value="25760000">
                <text:p>25760000</text:p>
              </table:table-cell>
              <table:table-cell office:value-type="float" office:value="33856000">
                <text:p>33856000</text:p>
              </table:table-cell>
              <table:table-cell office:value-type="float" office:value="39019008">
                <text:p>39019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2976000">
                <text:p>2976000</text:p>
              </table:table-cell>
              <table:table-cell office:value-type="float" office:value="11904000">
                <text:p>11904000</text:p>
              </table:table-cell>
              <table:table-cell office:value-type="float" office:value="23064000">
                <text:p>23064000</text:p>
              </table:table-cell>
              <table:table-cell office:value-type="float" office:value="26040000">
                <text:p>26040000</text:p>
              </table:table-cell>
              <table:table-cell office:value-type="float" office:value="34224000">
                <text:p>34224000</text:p>
              </table:table-cell>
              <table:table-cell office:value-type="float" office:value="39451008">
                <text:p>39451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3008000">
                <text:p>3008000</text:p>
              </table:table-cell>
              <table:table-cell office:value-type="float" office:value="12032000">
                <text:p>12032000</text:p>
              </table:table-cell>
              <table:table-cell office:value-type="float" office:value="23312000">
                <text:p>23312000</text:p>
              </table:table-cell>
              <table:table-cell office:value-type="float" office:value="26320000">
                <text:p>26320000</text:p>
              </table:table-cell>
              <table:table-cell office:value-type="float" office:value="34592000">
                <text:p>34592000</text:p>
              </table:table-cell>
              <table:table-cell office:value-type="float" office:value="39878912">
                <text:p>39878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3040000">
                <text:p>3040000</text:p>
              </table:table-cell>
              <table:table-cell office:value-type="float" office:value="12160000">
                <text:p>12160000</text:p>
              </table:table-cell>
              <table:table-cell office:value-type="float" office:value="23560000">
                <text:p>23560000</text:p>
              </table:table-cell>
              <table:table-cell office:value-type="float" office:value="26600000">
                <text:p>26600000</text:p>
              </table:table-cell>
              <table:table-cell office:value-type="float" office:value="34960000">
                <text:p>34960000</text:p>
              </table:table-cell>
              <table:table-cell office:value-type="float" office:value="40315008">
                <text:p>40315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3072000">
                <text:p>3072000</text:p>
              </table:table-cell>
              <table:table-cell office:value-type="float" office:value="12288000">
                <text:p>12288000</text:p>
              </table:table-cell>
              <table:table-cell office:value-type="float" office:value="23808000">
                <text:p>23808000</text:p>
              </table:table-cell>
              <table:table-cell office:value-type="float" office:value="26880000">
                <text:p>26880000</text:p>
              </table:table-cell>
              <table:table-cell office:value-type="float" office:value="35328000">
                <text:p>35328000</text:p>
              </table:table-cell>
              <table:table-cell office:value-type="float" office:value="40742912">
                <text:p>407429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3104000">
                <text:p>3104000</text:p>
              </table:table-cell>
              <table:table-cell office:value-type="float" office:value="12416000">
                <text:p>12416000</text:p>
              </table:table-cell>
              <table:table-cell office:value-type="float" office:value="24056000">
                <text:p>24056000</text:p>
              </table:table-cell>
              <table:table-cell office:value-type="float" office:value="27160000">
                <text:p>27160000</text:p>
              </table:table-cell>
              <table:table-cell office:value-type="float" office:value="35696000">
                <text:p>35696000</text:p>
              </table:table-cell>
              <table:table-cell office:value-type="float" office:value="41179008">
                <text:p>41179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3136000">
                <text:p>3136000</text:p>
              </table:table-cell>
              <table:table-cell office:value-type="float" office:value="12544000">
                <text:p>12544000</text:p>
              </table:table-cell>
              <table:table-cell office:value-type="float" office:value="24304000">
                <text:p>24304000</text:p>
              </table:table-cell>
              <table:table-cell office:value-type="float" office:value="27440000">
                <text:p>27440000</text:p>
              </table:table-cell>
              <table:table-cell office:value-type="float" office:value="36013040">
                <text:p>36013040</text:p>
              </table:table-cell>
              <table:table-cell office:value-type="float" office:value="41606912">
                <text:p>41606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3168000">
                <text:p>3168000</text:p>
              </table:table-cell>
              <table:table-cell office:value-type="float" office:value="12672000">
                <text:p>12672000</text:p>
              </table:table-cell>
              <table:table-cell office:value-type="float" office:value="24552000">
                <text:p>24552000</text:p>
              </table:table-cell>
              <table:table-cell office:value-type="float" office:value="27720000">
                <text:p>27720000</text:p>
              </table:table-cell>
              <table:table-cell office:value-type="float" office:value="36432000">
                <text:p>36432000</text:p>
              </table:table-cell>
              <table:table-cell office:value-type="float" office:value="42043008">
                <text:p>42043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